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0.07cm" fo:min-width="20.5cm"/>
    </style:style>
    <style:style style:name="gr2" style:family="graphic" style:parent-style-name="standard">
      <style:graphic-properties draw:stroke="solid" draw:stroke-dash="Dashed_20__28_var_29__20_1" svg:stroke-width="0.053cm" draw:marker-start-width="0.279cm" draw:marker-end-width="0.279cm" draw:stroke-linejoin="none" svg:stroke-linecap="butt" draw:fill="solid" draw:fill-color="#ccffcc" draw:textarea-horizontal-align="center" draw:textarea-vertical-align="top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99ffff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1" svg:stroke-width="0.031cm" svg:stroke-color="#ff9c3a" draw:stroke-linejoin="miter" svg:stroke-linecap="butt" draw:fill="none" draw:fill-color="#99ffff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solid" draw:stroke-dash="Dashed_20__28_var_29__20_1" svg:stroke-width="0.053cm" svg:stroke-color="#ff9c3a" draw:marker-start-width="0.279cm" draw:marker-end-width="0.279cm" draw:stroke-linejoin="none" svg:stroke-linecap="butt" draw:fill="solid" draw:fill-color="#ccffcc" draw:textarea-horizontal-align="center" draw:textarea-vertical-align="top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ffcc99" draw:textarea-horizontal-align="center" draw:textarea-vertical-align="middle"/>
    </style:style>
    <style:style style:name="gr7" style:family="graphic" style:parent-style-name="standard">
      <style:graphic-properties draw:stroke="solid" draw:stroke-dash="Dashed_20__28_var_29__20_1" svg:stroke-width="0.026cm" svg:stroke-color="#ff9c3a" draw:stroke-linejoin="miter" svg:stroke-linecap="butt" draw:fill="none" draw:fill-color="#ffcc99" draw:textarea-horizontal-align="center" draw:textarea-vertical-align="middle" fo:padding-top="0.138cm" fo:padding-bottom="0.138cm" fo:padding-left="0.263cm" fo:padding-right="0.263cm"/>
    </style:style>
    <style:style style:name="gr8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000000" draw:textarea-horizontal-align="center" draw:textarea-vertical-align="middle"/>
      <style:paragraph-properties style:writing-mode="lr-tb"/>
    </style:style>
    <style:style style:name="gr9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546e7a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b0bec5" draw:textarea-horizontal-align="center" draw:textarea-vertical-align="middle"/>
    </style:style>
    <style:style style:name="gr11" style:family="graphic" style:parent-style-name="standard">
      <style:graphic-properties draw:fill-color="#e0c2cd" draw:textarea-horizontal-align="justify" draw:textarea-vertical-align="middle" draw:auto-grow-height="false" fo:min-height="1.07cm" fo:min-width="1.701cm"/>
      <style:paragraph-properties style:writing-mode="lr-tb"/>
    </style:style>
    <style:style style:name="gr12" style:family="graphic" style:parent-style-name="standard">
      <style:graphic-properties draw:stroke="solid" draw:stroke-dash="Dashed_20__28_var_29__20_1" svg:stroke-width="0cm" svg:stroke-color="#ff9c3a" draw:stroke-linejoin="round" svg:stroke-linecap="butt" draw:fill="solid" draw:fill-color="#ffcc99" draw:textarea-horizontal-align="justify" draw:textarea-vertical-align="middle" draw:auto-grow-height="false" fo:min-height="10.27cm" fo:min-width="0.876cm" fo:padding-top="0.125cm" fo:padding-bottom="0.125cm" fo:padding-left="0.25cm" fo:padding-right="0.25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465cm" fo:min-width="2.5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ffcc99" draw:textarea-horizontal-align="center" draw:textarea-vertical-align="middle"/>
      <style:paragraph-properties style:writing-mode="lr-tb"/>
    </style:style>
    <style:style style:name="gr15" style:family="graphic" style:parent-style-name="standard">
      <style:graphic-properties draw:stroke="solid" draw:stroke-dash="Dashed_20__28_var_29__20_1" svg:stroke-width="0.054cm" svg:stroke-color="#ff9c3a" draw:stroke-linejoin="miter" svg:stroke-linecap="butt" draw:fill="none" draw:fill-color="#ffcc99" draw:textarea-horizontal-align="center" draw:textarea-vertical-align="middle" fo:padding-top="0.152cm" fo:padding-bottom="0.152cm" fo:padding-left="0.277cm" fo:padding-right="0.277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465cm" fo:min-width="1.8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465cm" fo:min-width="3.13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465cm" fo:min-width="1.91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465cm" fo:min-width="2.05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465cm" fo:min-width="3.219cm" fo:padding-top="0cm" fo:padding-bottom="0cm" fo:padding-left="0cm" fo:padding-right="0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svg:stroke-color="#ff9c3a" draw:fill-color="#ffcc99" draw:textarea-horizontal-align="justify" draw:textarea-vertical-align="middle" draw:auto-grow-height="false" fo:min-height="6.406cm" fo:min-width="1.254cm"/>
    </style:style>
    <style:style style:name="gr24" style:family="graphic" style:parent-style-name="standard">
      <style:graphic-properties draw:stroke="solid" draw:stroke-dash="Dashed_20__28_var_29__20_1" svg:stroke-width="0.035cm" svg:stroke-color="#ff9c3a" draw:marker-start-width="0.252cm" draw:marker-end-width="0.252cm" draw:stroke-linejoin="none" svg:stroke-linecap="butt" draw:fill="solid" draw:fill-color="#99ffff" draw:textarea-horizontal-align="center" draw:textarea-vertical-align="top" fo:padding-top="0.142cm" fo:padding-bottom="0.142cm" fo:padding-left="0.267cm" fo:padding-right="0.267cm" draw:shadow="visible" draw:shadow-offset-x="0.071cm" draw:shadow-offset-y="0.071cm" draw:shadow-opacity="45%"/>
      <style:paragraph-properties style:writing-mode="lr-tb"/>
    </style:style>
    <style:style style:name="gr25" style:family="graphic" style:parent-style-name="objectwithoutfill">
      <style:graphic-properties draw:marker-start="Arrowheads_20_3" draw:marker-end="" draw:marker-end-width="0.3cm" draw:fill="none" draw:textarea-vertical-align="middle"/>
    </style:style>
    <style:style style:name="gr26" style:family="graphic" style:parent-style-name="standard">
      <style:graphic-properties draw:stroke="none" draw:stroke-dash="Dashed_20__28_var_29__20_1" svg:stroke-width="0cm" svg:stroke-color="#ff9c3a" draw:stroke-linejoin="miter" svg:stroke-linecap="butt" draw:fill="solid" draw:fill-color="#ff9c3a" draw:opacity="100%" draw:textarea-horizontal-align="center" draw:textarea-vertical-align="middle" fo:padding-top="0.152cm" fo:padding-bottom="0.152cm" fo:padding-left="0.277cm" fo:padding-right="0.277cm"/>
    </style:style>
    <style:style style:name="gr27" style:family="graphic" style:parent-style-name="objectwithoutfill">
      <style:graphic-properties svg:stroke-width="0.018cm" draw:marker-start="Arrow" draw:marker-start-width="0.327cm" draw:marker-end="Arrow" draw:marker-end-width="0.327cm" draw:fill="none" draw:textarea-vertical-align="middle" fo:padding-top="0.134cm" fo:padding-bottom="0.134cm" fo:padding-left="0.259cm" fo:padding-right="0.259cm"/>
    </style:style>
    <style:style style:name="gr28" style:family="graphic" style:parent-style-name="standard">
      <style:graphic-properties draw:stroke="none" draw:fill="none" draw:fill-color="#ffffff" draw:textarea-horizontal-align="left" draw:textarea-vertical-align="middle" draw:auto-grow-width="true" fo:min-height="0.905cm" fo:min-width="1.77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465cm" fo:min-width="1.32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ffcc99" draw:textarea-horizontal-align="center" draw:textarea-vertical-align="middle" fo:padding-top="0.125cm" fo:padding-bottom="0.125cm" fo:padding-left="0.25cm" fo:padding-right="0.25cm" draw:shadow="hidden"/>
    </style:style>
    <style:style style:name="gr31" style:family="graphic" style:parent-style-name="standard">
      <style:graphic-properties draw:stroke="none" draw:fill="none" draw:fill-color="#ffffff" draw:textarea-horizontal-align="left" draw:auto-grow-width="true" fo:min-height="0.465cm" fo:min-width="2.182cm" fo:padding-top="0cm" fo:padding-bottom="0cm" fo:padding-left="0cm" fo:padding-right="0cm"/>
      <style:paragraph-properties style:writing-mode="lr-tb"/>
    </style:style>
    <style:style style:name="gr32" style:family="graphic" style:parent-style-name="objectwithoutfill">
      <style:graphic-properties svg:stroke-color="#000000" draw:marker-start="Arrow" draw:marker-end="Arrow" draw:marker-end-width="0.3cm" draw:fill="none" draw:textarea-vertical-align="middle"/>
    </style:style>
    <style:style style:name="gr33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width="true" fo:min-height="2.456cm" fo:min-width="3.431cm" fo:padding-top="0cm" fo:padding-bottom="0cm" fo:padding-left="0cm" fo:padding-right="0cm"/>
      <style:paragraph-properties style:writing-mode="lr-tb"/>
    </style:style>
    <style:style style:name="gr35" style:family="graphic" style:parent-style-name="objectwithoutfill">
      <style:graphic-properties svg:stroke-width="0.035cm" draw:marker-start-width="0.252cm" draw:marker-end="Arrow" draw:marker-end-width="0.352cm" draw:fill="none" draw:textarea-vertical-align="botto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>
      <style:graphic-properties draw:stroke="solid" svg:stroke-width="0.018cm" svg:stroke-color="#3465a4" draw:marker-start-width="0.227cm" draw:marker-end-width="0.227cm" draw:fill-color="#e0c2cd" draw:textarea-horizontal-align="justify" draw:textarea-vertical-align="middle" draw:auto-grow-height="false" draw:auto-grow-width="false" fo:min-height="1.045cm" fo:min-width="1.971cm" fo:padding-top="0.134cm" fo:padding-bottom="0.134cm" fo:padding-left="0.259cm" fo:padding-right="0.25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38" style:family="graphic" style:parent-style-name="standard">
      <style:graphic-properties svg:stroke-color="#ffffff" draw:fill="none" draw:opacity="50%" draw:textarea-horizontal-align="justify" draw:textarea-vertical-align="middle" draw:auto-grow-height="false" fo:min-height="11.769cm" fo:min-width="18.532cm"/>
    </style:style>
    <style:style style:name="gr39" style:family="graphic" style:parent-style-name="standard">
      <style:graphic-properties draw:stroke="none" draw:marker-start="" draw:fill="none" draw:textarea-horizontal-align="justify" draw:textarea-vertical-align="middle" draw:auto-grow-height="false" fo:min-height="11.086cm" fo:min-width="17.404cm"/>
    </style:style>
    <style:style style:name="gr40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  <style:paragraph-properties style:writing-mode="lr-tb"/>
    </style:style>
    <style:style style:name="gr41" style:family="graphic" style:parent-style-name="standard">
      <style:graphic-properties draw:stroke="none" draw:fill="none" draw:fill-color="#ffffff" draw:textarea-horizontal-align="left" draw:auto-grow-width="true" fo:min-height="0.402cm" fo:min-width="1.88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svg:stroke-color="#ff8000" draw:textarea-horizontal-align="justify" draw:textarea-vertical-align="middle" draw:auto-grow-height="false" fo:min-height="0.57cm" fo:min-width="3.589cm"/>
      <style:paragraph-properties style:writing-mode="lr-tb"/>
    </style:style>
    <style:style style:name="gr43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44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000000" draw:textarea-horizontal-align="center" draw:textarea-vertical-align="middle"/>
    </style:style>
    <style:style style:name="gr45" style:family="graphic" style:parent-style-name="standard">
      <style:graphic-properties draw:stroke="none" draw:fill="none" draw:fill-color="#ffffff" draw:textarea-horizontal-align="left" draw:auto-grow-width="true" fo:min-height="0.534cm" fo:min-width="2.60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fill-color="#ffffff" draw:textarea-horizontal-align="left" draw:auto-grow-width="true" fo:min-height="0.402cm" fo:min-width="2.96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fill-color="#ffffff" draw:textarea-horizontal-align="left" draw:auto-grow-width="true" fo:min-height="0.402cm" fo:min-width="3.36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fill-color="#ffffff" draw:textarea-horizontal-align="left" draw:auto-grow-width="true" fo:min-height="0.402cm" fo:min-width="2.56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fill-color="#ffffff" draw:textarea-horizontal-align="left" draw:auto-grow-width="true" fo:min-height="0.402cm" fo:min-width="3.17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fill-color="#ffffff" draw:textarea-horizontal-align="left" draw:auto-grow-width="true" fo:min-height="0.402cm" fo:min-width="2.23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fill-color="#ffffff" draw:textarea-horizontal-align="left" draw:auto-grow-width="true" fo:min-height="0.402cm" fo:min-width="3.53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fill-color="#ffffff" draw:textarea-horizontal-align="left" draw:auto-grow-width="true" fo:min-height="0.402cm" fo:min-width="2.28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fill-color="#ffffff" draw:textarea-horizontal-align="left" draw:auto-grow-width="true" fo:min-height="0.402cm" fo:min-width="2.36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solid" draw:stroke-dash="Dashed_20__28_var_29__20_1" svg:stroke-width="0.028cm" svg:stroke-color="#fe7f00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55" style:family="graphic" style:parent-style-name="standard">
      <style:graphic-properties draw:stroke="none" draw:fill="none" draw:fill-color="#ffffff" draw:textarea-horizontal-align="left" draw:auto-grow-width="true" fo:min-height="0.534cm" fo:min-width="2.78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fill-color="#ffffff" draw:textarea-horizontal-align="left" draw:auto-grow-width="true" fo:min-height="0.402cm" fo:min-width="2.40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fill-color="#ffffff" draw:textarea-horizontal-align="left" draw:auto-grow-width="true" fo:min-height="0.402cm" fo:min-width="2.18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fill-color="#ffffff" draw:textarea-horizontal-align="left" draw:auto-grow-width="true" fo:min-height="0.402cm" fo:min-width="2.33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fill-color="#ffffff" draw:textarea-horizontal-align="left" draw:auto-grow-width="true" fo:min-height="0.402cm" fo:min-width="1.59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fill-color="#ffffff" draw:textarea-horizontal-align="left" draw:auto-grow-width="true" fo:min-height="0.402cm" fo:min-width="2.7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fill-color="#ffffff" draw:textarea-horizontal-align="left" draw:auto-grow-width="true" fo:min-height="0.803cm" fo:min-width="2.023cm" fo:padding-top="0cm" fo:padding-bottom="0cm" fo:padding-left="0cm" fo:padding-right="0cm"/>
      <style:paragraph-properties style:writing-mode="lr-tb"/>
    </style:style>
    <style:style style:name="gr62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63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4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65" style:family="graphic" style:parent-style-name="standard">
      <style:graphic-properties svg:stroke-color="#ff9c3a" draw:fill-color="#ffcc99" draw:textarea-horizontal-align="justify" draw:textarea-vertical-align="middle" draw:auto-grow-height="false" fo:min-height="1.014cm" fo:min-width="1.046cm"/>
    </style:style>
    <style:style style:name="gr66" style:family="graphic" style:parent-style-name="standard">
      <style:graphic-properties draw:stroke="none" draw:fill="none" draw:fill-color="#ffffff" draw:textarea-horizontal-align="left" draw:auto-grow-width="true" fo:min-height="0.402cm" fo:min-width="1.10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fill-color="#ffffff" draw:textarea-horizontal-align="left" draw:auto-grow-width="true" fo:min-height="0.803cm" fo:min-width="1.816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ffcc"/>
      <style:paragraph-properties fo:text-align="center"/>
    </style:style>
    <style:style style:name="P4" style:family="paragraph">
      <loext:graphic-properties draw:fill="solid" draw:fill-color="#99ffff"/>
      <style:paragraph-properties fo:text-align="center"/>
    </style:style>
    <style:style style:name="P5" style:family="paragraph">
      <loext:graphic-properties draw:fill="none" draw:fill-color="#99ffff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ccffcc"/>
      <style:paragraph-properties fo:text-align="center" style:writing-mode="lr-tb"/>
    </style:style>
    <style:style style:name="P8" style:family="paragraph">
      <loext:graphic-properties draw:fill="solid" draw:fill-color="#ffcc99"/>
      <style:paragraph-properties fo:text-align="center"/>
    </style:style>
    <style:style style:name="P9" style:family="paragraph">
      <loext:graphic-properties draw:fill="none" draw:fill-color="#ffcc99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  <style:text-properties fo:color="#000000" loext:opacity="100%" fo:font-weight="bold" style:font-weight-asian="bold" style:font-weight-complex="bold"/>
    </style:style>
    <style:style style:name="P11" style:family="paragraph">
      <loext:graphic-properties draw:fill="solid" draw:fill-color="#546e7a"/>
      <style:paragraph-properties fo:text-align="center"/>
    </style:style>
    <style:style style:name="P12" style:family="paragraph">
      <loext:graphic-properties draw:fill="solid" draw:fill-color="#b0bec5"/>
      <style:paragraph-properties fo:text-align="center"/>
    </style:style>
    <style:style style:name="P1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-color="#e0c2cd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solid" draw:fill-color="#000000"/>
      <style:paragraph-properties fo:text-align="center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sans-serif" fo:font-size="9.69999980926514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7" style:family="paragraph">
      <style:paragraph-properties fo:text-align="center"/>
      <style:text-properties fo:font-size="10pt" fo:font-weight="bold" style:font-size-asian="10.5pt" style:font-size-complex="10.5pt"/>
    </style:style>
    <style:style style:name="P18" style:family="paragraph">
      <loext:graphic-properties draw:fill="solid" draw:fill-color="#ffcc99"/>
      <style:paragraph-properties fo:text-align="center"/>
      <style:text-properties fo:font-size="10pt" fo:font-weight="bold" style:font-size-asian="10.5pt" style:font-size-complex="10.5pt"/>
    </style:style>
    <style:style style:name="P19" style:family="paragraph">
      <loext:graphic-properties draw:fill="none" draw:fill-color="#ffcc99"/>
      <style:paragraph-properties fo:text-align="center"/>
      <style:text-properties fo:font-size="10pt"/>
    </style:style>
    <style:style style:name="P20" style:family="paragraph">
      <loext:graphic-properties draw:fill="solid" draw:fill-color="#ffcc99"/>
      <style:paragraph-properties fo:text-align="center"/>
      <style:text-properties fo:font-size="10pt"/>
    </style:style>
    <style:style style:name="P21" style:family="paragraph">
      <style:text-properties style:font-name="Menlo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Menlo" fo:font-size="9.69999980926514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P23" style:family="paragraph">
      <loext:graphic-properties draw:fill="none" draw:fill-color="#ffffff"/>
      <style:paragraph-properties style:writing-mode="lr-tb"/>
      <style:text-properties fo:color="#808080" loext:opacity="100%" style:text-outline="false" style:text-line-through-style="none" style:text-line-through-type="none" style:font-name="sans-serif" fo:font-size="9.6999998092651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cc99"/>
      <style:paragraph-properties fo:text-align="center"/>
    </style:style>
    <style:style style:name="P26" style:family="paragraph">
      <style:paragraph-properties fo:margin-top="0cm" fo:margin-bottom="0.4cm" fo:text-align="center"/>
    </style:style>
    <style:style style:name="P27" style:family="paragraph">
      <loext:graphic-properties draw:fill="solid" draw:fill-color="#99ffff"/>
      <style:paragraph-properties fo:margin-top="0cm" fo:margin-bottom="0.4cm" fo:text-align="center"/>
    </style:style>
    <style:style style:name="P28" style:family="paragraph">
      <loext:graphic-properties draw:fill="solid" draw:fill-color="#ff9c3a" draw:opacity="100%"/>
      <style:paragraph-properties fo:text-align="center"/>
    </style:style>
    <style:style style:name="P29" style:family="paragraph">
      <style:paragraph-properties fo:text-align="end">
        <style:tab-stops/>
      </style:paragraph-properties>
    </style:style>
    <style:style style:name="P30" style:family="paragraph">
      <style:paragraph-properties fo:text-align="center">
        <style:tab-stops/>
      </style:paragraph-properties>
    </style:style>
    <style:style style:name="P31" style:family="paragraph">
      <loext:graphic-properties draw:fill="none" draw:fill-color="#ffffff"/>
      <style:paragraph-properties fo:text-align="end" style:writing-mode="lr-tb">
        <style:tab-stops/>
      </style:paragraph-properties>
      <style:text-properties fo:color="#000000" loext:opacity="100%" style:text-outline="false" style:text-line-through-style="none" style:text-line-through-type="none" style:font-name="sans-serif" fo:font-size="9.69999980926514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P32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sans-serif" fo:font-size="9.69999980926514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000000" loext:opacity="100%" style:text-outline="false" style:text-line-through-style="none" style:text-line-through-type="none" style:font-name="sans-serif" fo:font-size="9.69999980926514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P34" style:family="paragraph">
      <style:paragraph-properties fo:text-align="start"/>
      <style:text-properties style:font-name="Menlo"/>
    </style:style>
    <style:style style:name="P35" style:family="paragraph">
      <style:paragraph-properties fo:margin-left="0cm" fo:margin-right="0cm" fo:margin-top="0cm" fo:margin-bottom="0cm" fo:line-height="100%" fo:text-align="start" fo:text-indent="0cm"/>
      <style:text-properties style:font-name="Menlo"/>
    </style:style>
    <style:style style:name="P36" style:family="paragraph">
      <loext:graphic-properties draw:fill="none" draw:fill-color="#ffffff"/>
      <style:paragraph-properties fo:text-align="start" style:writing-mode="lr-tb"/>
      <style:text-properties fo:color="#000000" loext:opacity="100%" style:text-outline="false" style:text-line-through-style="none" style:text-line-through-type="none" style:font-name="Menlo" fo:font-size="9.6999998092651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/>
      <style:paragraph-properties fo:margin-top="0cm" fo:margin-bottom="0cm" fo:text-align="center"/>
      <style:text-properties fo:font-size="16pt" style:font-size-asian="16pt" style:font-size-complex="16pt"/>
    </style:style>
    <style:style style:name="P39" style:family="paragraph">
      <style:paragraph-properties fo:text-align="center"/>
      <style:text-properties style:font-name="Menlo"/>
    </style:style>
    <style:style style:name="P40" style:family="paragraph">
      <loext:graphic-properties draw:fill-color="#e0c2cd"/>
      <style:paragraph-properties fo:text-align="center"/>
      <style:text-properties style:font-name="Menlo"/>
    </style:style>
    <style:style style:name="P4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2" style:family="paragraph">
      <loext:graphic-properties draw:fill="none" draw:opacity="50%"/>
      <style:paragraph-properties fo:text-align="center"/>
    </style:style>
    <style:style style:name="P43" style:family="paragraph">
      <loext:graphic-properties draw:fill="solid" draw:fill-color="#ccffcc"/>
      <style:paragraph-properties fo:text-align="center" style:writing-mode="lr-tb"/>
      <style:text-properties fo:font-size="12.8000001907349pt" style:font-size-asian="12pt" style:font-size-complex="12pt"/>
    </style:style>
    <style:style style:name="P44" style:family="paragraph">
      <style:paragraph-properties fo:text-align="center" style:writing-mode="lr-tb"/>
      <style:text-properties fo:font-size="10.6999998092651pt" style:font-size-asian="10pt" style:font-size-complex="10pt"/>
    </style:style>
    <style:style style:name="P45" style:family="paragraph">
      <loext:graphic-properties draw:fill="solid" draw:fill-color="#000000"/>
      <style:paragraph-properties fo:text-align="center"/>
    </style:style>
    <style:style style:name="P46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sans-serif" fo:font-size="12.800000190734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2pt" style:font-name-complex="sans-serif" style:font-size-complex="12pt" style:text-scale="100%" style:text-overline-style="none" style:text-overline-color="font-color"/>
    </style:style>
    <style:style style:name="P47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sans-serif" fo:font-size="9.6999998092651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1" style:family="text">
      <style:text-properties fo:color="#000000" loext:opacity="100%" style:font-name="Menlo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loext:opacity="100%" style:font-name="Menlo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Menlo" fo:font-size="10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10pt" style:font-weight-asian="bold" style:font-name-complex="sans-serif" style:font-size-complex="10pt" style:font-weight-complex="bold" style:text-scale="100%" style:text-overline-style="none" style:text-overline-color="font-color"/>
    </style:style>
    <style:style style:name="T7" style:family="text">
      <style:text-properties fo:color="#808080" loext:opacity="100%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Menlo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style:font-name="Menlo" fo:font-size="14pt" style:font-size-asian="14pt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000000" loext:opacity="100%" style:text-outline="false" style:text-line-through-style="none" style:text-line-through-type="none" style:font-name="sans-serif" fo:font-size="12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2pt" style:font-name-complex="sans-serif" style:font-size-complex="12pt" style:text-scale="100%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">
        <draw:custom-shape draw:style-name="gr1" draw:text-style-name="P1" draw:layer="layout" svg:width="21cm" svg:height="20.32cm" svg:x="0cm" svg:y="1.27cm">
          <text:p/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11.391cm" svg:height="18.703cm" svg:x="8.982cm" svg:y="2.124cm" svg:viewBox="0 0 11392 18704" draw:points="0,0 11392,0 11392,18704 0,18704">
          <text:p text:style-name="P2">PMM Server</text:p>
        </draw:polygon>
        <draw:g>
          <draw:polygon draw:style-name="gr3" draw:text-style-name="P4" draw:layer="layout" svg:width="6.356cm" svg:height="6.899cm" svg:x="11.58cm" svg:y="4.696cm" svg:viewBox="0 0 6357 6900" draw:points="0,0 6357,0 6357,6900 0,6900">
            <text:p/>
          </draw:polygon>
          <draw:polygon draw:style-name="gr4" draw:text-style-name="P5" draw:layer="layout" svg:width="6.356cm" svg:height="6.899cm" svg:x="11.58cm" svg:y="4.696cm" svg:viewBox="0 0 6357 6900" draw:points="0,0 6357,0 6357,6900 0,6900">
            <text:p/>
          </draw:polygon>
        </draw:g>
        <draw:polygon draw:style-name="gr5" draw:text-style-name="P7" draw:layer="layout" svg:width="4.735cm" svg:height="16.021cm" svg:x="3.76cm" svg:y="4.806cm" svg:viewBox="0 0 4736 16022" draw:points="0,0 4736,0 4736,16022 0,16022">
          <text:p text:style-name="P6">PMM Client</text:p>
        </draw:polygon>
        <draw:g xml:id="id5" draw:id="id5">
          <draw:glue-point draw:id="4" svg:x="-3.245cm" svg:y="-3.072cm"/>
          <draw:glue-point draw:id="5" svg:x="-3.245cm" svg:y="1.888cm"/>
          <draw:glue-point draw:id="6" svg:x="-3.245cm" svg:y="-3.072cm"/>
          <draw:glue-point draw:id="7" svg:x="-1.724cm" svg:y="3.541cm"/>
          <draw:glue-point draw:id="8" svg:x="-4.766cm" svg:y="-3.072cm"/>
          <draw:glue-point draw:id="9" svg:x="-1.724cm" svg:y="3.541cm"/>
          <draw:glue-point draw:id="10" svg:x="-3.245cm" svg:y="-3.072cm"/>
          <draw:path draw:style-name="gr6" draw:text-style-name="P8" draw:layer="layout" svg:width="0.874cm" svg:height="0.846cm" svg:x="14.014cm" svg:y="13.239cm" svg:viewBox="0 0 875 847" svg:d="M398 0c-12 0-21 9-21 20v85c0 9-6 18-15 20-32 7-61 20-90 37-7 3-18 2-25-4l-63-61c-7-8-21-8-29 0l-54 54c-9 9-9 20 0 28l62 61c7 6 8 17 2 24-16 27-29 56-37 87-2 10-10 16-19 16h-89c-6 0-11 1-15 5s-5 8-5 13v77c0 12 9 20 20 20h89c9 0 17 7 19 15 8 31 21 60 37 87 6 8 5 17-2 24l-62 63c-5 2-7 7-7 12 0 6 2 11 7 13l54 56c8 6 22 6 29 0l63-62c5-3 10-7 14-7s7 3 11 5c29 16 58 28 90 36 9 2 15 9 15 18v87c0 10 9 18 21 18h79c11 0 20-8 20-18v-87c0-9 6-16 15-18 33-8 63-20 92-36 6-6 17-5 24 2l62 62c8 6 21 6 29 0l56-56c8-7 8-18 0-25l-63-63c-6-7-8-16-3-24 17-27 30-57 38-87 1-8 10-15 20-15h87c7 0 11-2 15-6 4-3 6-9 6-14v-77c0-9-9-18-21-18h-87c-10 0-19-6-20-16-8-31-21-60-38-87-5-7-3-18 3-24l63-61c4-3 5-9 5-14 0-4-1-10-5-14l-56-54c-8-8-21-8-29 0l-62 61c-7 6-18 7-24 4-29-17-59-30-92-37-9-2-15-11-15-20v-85c0-11-9-20-20-20zM438 250c98 0 179 78 179 175 0 96-81 174-179 174-99 0-180-76-180-174 0-97 81-175 180-175z">
            <text:p/>
          </draw:path>
          <draw:path draw:style-name="gr7" draw:text-style-name="P9" draw:layer="layout" svg:width="0.874cm" svg:height="0.846cm" svg:x="14.014cm" svg:y="13.239cm" svg:viewBox="0 0 875 847" svg:d="M398 0c-12 0-21 9-21 20v85c0 9-6 18-15 20-32 7-61 20-90 37-7 3-18 2-25-4l-63-61c-7-8-21-8-29 0l-54 54c-9 9-9 20 0 28l62 61c7 6 8 17 2 24-16 27-29 56-37 87-2 10-10 16-19 16h-89c-6 0-11 1-15 5s-5 8-5 13v77c0 12 9 20 20 20h89c9 0 17 7 19 15 8 31 21 60 37 87 6 8 5 17-2 24l-62 63c-5 2-7 7-7 12 0 6 2 11 7 13l54 56c8 6 22 6 29 0l63-62c5-3 10-7 14-7s7 3 11 5c29 16 58 28 90 36 9 2 15 9 15 18v87c0 10 9 18 21 18h79c11 0 20-8 20-18v-87c0-9 6-16 15-18 33-8 63-20 92-36 6-6 17-5 24 2l62 62c8 6 21 6 29 0l56-56c8-7 8-18 0-25l-63-63c-6-7-8-16-3-24 17-27 30-57 38-87 1-8 10-15 20-15h87c7 0 11-2 15-6 4-3 6-9 6-14v-77c0-9-9-18-21-18h-87c-10 0-19-6-20-16-8-31-21-60-38-87-5-7-3-18 3-24l63-61c4-3 5-9 5-14 0-4-1-10-5-14l-56-54c-8-8-21-8-29 0l-62 61c-7 6-18 7-24 4-29-17-59-30-92-37-9-2-15-11-15-20v-85c0-11-9-20-20-20z">
            <text:p/>
          </draw:path>
          <draw:path draw:style-name="gr7" draw:text-style-name="P9" draw:layer="layout" svg:width="0.359cm" svg:height="0.348cm" svg:x="14.273cm" svg:y="13.489cm" svg:viewBox="0 0 360 349" svg:d="M179 0c100 0 181 79 181 176 0 95-81 173-181 173-98 0-179-76-179-173s81-176 179-176z">
            <text:p/>
          </draw:path>
          <draw:path draw:style-name="gr6" draw:text-style-name="P8" draw:layer="layout" svg:width="0.874cm" svg:height="0.846cm" svg:x="14.211cm" svg:y="13.348cm" svg:viewBox="0 0 875 847" svg:d="M398 0c-12 0-21 9-21 18v87c0 9-5 16-14 20-32 7-62 20-91 36-7 4-18 3-25-3l-62-61c-8-8-22-8-29 0l-55 54c-9 9-9 20 0 28l62 61c7 6 8 17 2 24-16 27-29 56-37 87-2 10-10 14-19 14h-89c-6 0-11 3-15 7s-5 8-5 13v77c0 12 9 19 20 19h89c9 0 17 7 19 15 8 31 21 61 37 88 6 8 5 17-2 24l-62 61c-5 4-7 9-7 13 0 6 2 11 7 14l55 56c7 6 21 6 29 0l62-62c5-3 10-7 14-7 5 0 7 3 11 5 29 16 59 28 91 36 9 2 14 9 14 18v87c0 10 9 18 21 18h79c12 0 20-8 20-18v-87c0-9 6-16 15-18 33-8 63-20 92-36 6-6 17-5 24 2l62 62c8 6 21 6 29 0l56-56c8-7 8-20 0-27l-63-61c-6-7-8-16-2-24 16-27 29-57 37-88 2-8 10-15 20-15h89c5 0 10-1 15-5 2-3 4-9 4-14v-77c0-10-9-20-19-20h-89c-10 0-18-4-20-14-8-31-21-60-37-87-6-7-4-18 2-24l63-61c4-3 7-9 7-14 0-4-3-10-7-14l-56-54c-8-8-21-8-29 0l-62 61c-7 6-18 7-24 3-29-16-59-29-92-36-9-4-15-11-15-20v-87c0-9-9-18-20-18zM438 250c98 0 179 78 179 175 0 96-81 174-179 174-99 0-180-78-180-174 0-97 81-175 180-175z">
            <text:p/>
          </draw:path>
          <draw:path draw:style-name="gr7" draw:text-style-name="P9" xml:id="id8" draw:id="id8" draw:layer="layout" svg:width="0.874cm" svg:height="0.846cm" svg:x="14.211cm" svg:y="13.348cm" svg:viewBox="0 0 875 847" svg:d="M398 0c-12 0-21 9-21 18v87c0 9-5 16-14 20-32 7-62 20-91 36-7 4-18 3-25-3l-62-61c-8-8-22-8-29 0l-55 54c-9 9-9 20 0 28l62 61c7 6 8 17 2 24-16 27-29 56-37 87-2 10-10 14-19 14h-89c-6 0-11 3-15 7s-5 8-5 13v77c0 12 9 19 20 19h89c9 0 17 7 19 15 8 31 21 61 37 88 6 8 5 17-2 24l-62 61c-5 4-7 9-7 13 0 6 2 11 7 14l55 56c7 6 21 6 29 0l62-62c5-3 10-7 14-7 5 0 7 3 11 5 29 16 59 28 91 36 9 2 14 9 14 18v87c0 10 9 18 21 18h79c12 0 20-8 20-18v-87c0-9 6-16 15-18 33-8 63-20 92-36 6-6 17-5 24 2l62 62c8 6 21 6 29 0l56-56c8-7 8-20 0-27l-63-61c-6-7-8-16-2-24 16-27 29-57 37-88 2-8 10-15 20-15h89c5 0 10-1 15-5 2-3 4-9 4-14v-77c0-10-9-20-19-20h-89c-10 0-18-4-20-14-8-31-21-60-37-87-6-7-4-18 2-24l63-61c4-3 7-9 7-14 0-4-3-10-7-14l-56-54c-8-8-21-8-29 0l-62 61c-7 6-18 7-24 3-29-16-59-29-92-36-9-4-15-11-15-20v-87c0-9-9-18-20-18z">
            <text:p/>
          </draw:path>
          <draw:path draw:style-name="gr7" draw:text-style-name="P9" draw:layer="layout" svg:width="0.359cm" svg:height="0.348cm" svg:x="14.468cm" svg:y="13.597cm" svg:viewBox="0 0 360 349" svg:d="M179 0c100 0 181 79 181 176 0 95-81 173-181 173-98 0-179-78-179-173 0-97 81-176 179-176z">
            <text:p/>
          </draw:path>
        </draw:g>
        <draw:path draw:style-name="gr8" draw:text-style-name="P10" xml:id="id10" draw:id="id10" draw:layer="layout" svg:width="0.902cm" svg:height="0.748cm" svg:x="5.653cm" svg:y="9.042cm" svg:viewBox="0 0 903 749" svg:d="M66 0c-36 0-66 28-66 62v626c0 33 30 61 66 61h773c36 0 64-28 64-61v-626c0-34-28-62-64-62zM129 438l129-126-129-126 65-61 193 187-193 187zM645 499h-258v-61h258z">
          <text:p text:style-name="P2"><text:span text:style-name="T1">pmm-agent</text:span></text:p>
          <text:p text:style-name="P2"><text:span text:style-name="T2"/></text:p>
          <text:p text:style-name="P2"><text:span text:style-name="T2"/></text:p>
        </draw:path>
        <draw:g xml:id="id1" draw:id="id1">
          <draw:path draw:style-name="gr9" draw:text-style-name="P11" draw:layer="layout" svg:width="1.426cm" svg:height="1.209cm" svg:x="18.303cm" svg:y="4.276cm" svg:viewBox="0 0 1427 1210" svg:d="M0 0v1210h1427v-1210zM982 87v85h-536v-85zM357 87v85h-89v-85zM90 87h88v85h-88zM1339 1124h-1249v-864h1249zM1339 172h-179v-85h179zM178 432h447v433h-447zM1249 432v88h-445v-88zM1249 606v87h-445v-87zM1071 778v87h-267v-87z">
            <text:p/>
          </draw:path>
          <draw:path draw:style-name="gr10" draw:text-style-name="P12" draw:layer="layout" svg:width="1.07cm" svg:height="0.431cm" svg:x="18.483cm" svg:y="4.709cm" svg:viewBox="0 0 1071 432" svg:d="M0 0v432h445v-432zM623 0v87h448v-87zM623 172v88h448v-88zM623 346v86h268v-86z">
            <text:p/>
          </draw:path>
        </draw:g>
        <draw:g xml:id="id3" draw:id="id3">
          <draw:path draw:style-name="gr9" draw:text-style-name="P11" draw:layer="layout" svg:width="1.426cm" svg:height="1.208cm" svg:x="15.897cm" svg:y="9.289cm" svg:viewBox="0 0 1427 1209" svg:d="M0 0v1209h1427v-1209zM980 86v86h-535v-86zM357 86v86h-90v-86zM89 86h89v86h-89zM1338 1123h-1249v-864h1249zM1338 172h-180v-86h180zM178 431h445v433h-445zM1249 431v87h-447v-87zM1249 605v86h-447v-86zM1071 777v87h-269v-87z">
            <text:p/>
          </draw:path>
          <draw:path draw:style-name="gr10" draw:text-style-name="P12" draw:layer="layout" svg:width="1.07cm" svg:height="0.431cm" svg:x="16.075cm" svg:y="9.721cm" svg:viewBox="0 0 1071 432" svg:d="M0 0v432h445v-432zM625 0v87h446v-87zM625 172v88h446v-88zM625 346v86h266v-86z">
            <text:p/>
          </draw:path>
        </draw:g>
        <draw:g xml:id="id2" draw:id="id2">
          <draw:glue-point draw:id="4" svg:x="-3.596cm" svg:y="-4.331cm"/>
          <draw:glue-point draw:id="5" svg:x="1.692cm" svg:y="-4.651cm"/>
          <draw:glue-point draw:id="6" svg:x="-1.973cm" svg:y="-4.96cm"/>
          <draw:glue-point draw:id="7" svg:x="1.891cm" svg:y="-4.96cm"/>
          <draw:glue-point draw:id="8" svg:x="-5.109cm" svg:y="1.838cm"/>
          <draw:custom-shape draw:style-name="gr11" draw:text-style-name="P14" draw:layer="layout" svg:width="2.2cm" svg:height="2.5cm" svg:x="17.929cm" svg:y="17.499cm">
            <text:p text:style-name="P13"><text:span text:style-name="T3">Victoria</text:span></text:p>
            <text:p text:style-name="P13"><text:span text:style-name="T3">Metrics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path draw:style-name="gr8" draw:text-style-name="P15" xml:id="id11" draw:id="id11" draw:layer="layout" svg:width="0.902cm" svg:height="0.748cm" svg:x="5.713cm" svg:y="6.901cm" svg:viewBox="0 0 903 749" svg:d="M66 0c-36 0-66 28-66 62v626c0 35 30 61 66 61h773c36 0 64-26 64-61v-626c0-34-28-62-64-62zM129 438l129-126-129-125 65-62 193 187-193 187zM645 499h-258v-61h258z">
          <text:p text:style-name="P2"><text:span text:style-name="T4">pmm-admin</text:span></text:p>
          <text:p text:style-name="P2"><text:span text:style-name="T2"/></text:p>
          <text:p text:style-name="P2"><text:span text:style-name="T2"/></text:p>
        </draw:path>
        <draw:g xml:id="id6" draw:id="id6">
          <draw:path draw:style-name="gr12" draw:text-style-name="P8" draw:layer="layout" svg:width="2.186cm" svg:height="2.361cm" svg:x="13.485cm" svg:y="5.562cm" svg:viewBox="0 0 2187 2362" svg:d="M1094 0c-203 0-373 16-547 53-175 38-301 83-400 148-101 65-147 129-147 201 0 3 0 3 0 3 0 2 0 4 1 8h-1v1580h3c17 63 59 114 145 168 99 63 224 111 399 147 174 37 344 54 547 54 200 0 371-17 545-54 175-36 299-84 400-147 85-54 129-105 143-168h5v-1580h-2c0-4 0-6 2-8v-3c0-72-48-136-148-201-101-65-225-110-398-148-175-37-346-53-547-53z">
            <text:p/>
          </draw:path>
          <draw:path draw:style-name="gr12" draw:text-style-name="P8" draw:layer="layout" svg:width="2.186cm" svg:height="2.361cm" svg:x="13.485cm" svg:y="5.562cm" svg:viewBox="0 0 2187 2362" svg:d="M1094 0c-203 0-373 16-547 53-175 38-301 83-400 148-101 65-147 129-147 201 0 3 0 3 0 3 0 2 0 4 1 8h-1v1580h3c17 63 59 114 145 168 99 63 224 110 399 147 174 36 344 54 547 54 200 0 371-18 545-54 175-37 299-84 400-147 85-54 129-105 143-168h5v-1580h-2c0-4 0-6 2-8v-3c0-72-48-136-148-201-101-65-225-110-398-148-175-37-346-53-547-53z">
            <text:p/>
          </draw:path>
          <draw:path draw:style-name="gr12" draw:text-style-name="P8" draw:layer="layout" svg:width="2.186cm" svg:height="0.806cm" svg:x="13.496cm" svg:y="5.553cm" svg:viewBox="0 0 2187 807" svg:d="M2187 402c0 75-46 139-146 204-102 63-226 109-400 147-175 35-346 54-547 54-203 0-373-19-547-54-175-38-301-84-400-147-102-65-147-130-147-204s45-136 147-201c99-65 225-110 400-148 174-37 344-53 547-53 201 0 372 16 547 53 174 38 298 83 400 148 100 65 146 129 146 201z">
            <text:p/>
          </draw:path>
          <draw:path draw:style-name="gr12" draw:text-style-name="P8" draw:layer="layout" svg:width="2.186cm" svg:height="0.806cm" svg:x="13.496cm" svg:y="5.553cm" svg:viewBox="0 0 2187 807" svg:d="M2187 402c0 75-46 139-146 204-102 63-226 109-400 147-175 35-346 54-547 54-203 0-373-19-547-54-175-38-301-84-400-147-102-65-147-130-147-204s45-136 147-201c99-65 225-110 400-148 174-37 344-53 547-53 201 0 372 16 547 53 174 38 298 83 400 148 100 65 146 129 146 201z">
            <text:p/>
          </draw:path>
        </draw:g>
        <draw:frame draw:style-name="gr13" draw:text-style-name="P16" draw:layer="layout" svg:width="2.53cm" svg:height="0.465cm" svg:x="13.313cm" svg:y="4.931cm">
          <draw:text-box>
            <text:p><text:span text:style-name="T5">ClickHouse</text:span></text:p>
          </draw:text-box>
        </draw:frame>
        <draw:g xml:id="id4" draw:id="id4">
          <draw:path draw:style-name="gr14" draw:text-style-name="P18" draw:layer="layout" svg:width="2.186cm" svg:height="2.361cm" svg:x="10.055cm" svg:y="14.685cm" svg:viewBox="0 0 2187 2362" svg:d="M1094 0c-203 0-373 17-547 54-175 37-301 82-400 147-101 64-147 129-147 204 0 2 0 4 1 8h-1v1580h3c17 63 59 114 144 168 100 65 225 111 400 148 174 37 344 53 547 53 200 0 371-16 545-53 175-37 299-83 400-148 85-54 129-105 143-168h5v-1580h-2c0-4 0-6 2-8 0-75-48-140-148-204-101-65-225-110-398-147-175-37-346-54-547-54z">
            <text:p text:style-name="P17">PostgreSQL</text:p>
          </draw:path>
          <draw:path draw:style-name="gr15" draw:text-style-name="P19" draw:layer="layout" svg:width="2.186cm" svg:height="2.361cm" svg:x="10.055cm" svg:y="14.685cm" svg:viewBox="0 0 2187 2362" svg:d="M1094 0c-203 0-373 17-547 54-175 37-301 82-400 147-101 64-147 129-147 204 0 2 0 4 1 8h-1v1580h3c17 63 59 114 144 168 100 65 225 111 400 148 174 37 344 53 547 53 200 0 371-16 545-53 175-37 299-83 400-148 85-54 129-105 143-168h5v-1580h-2c0-4 0-6 2-8 0-75-48-140-148-204-101-65-225-110-398-147-175-37-346-54-547-54z">
            <text:p/>
          </draw:path>
          <draw:path draw:style-name="gr6" draw:text-style-name="P20" draw:layer="layout" svg:width="2.186cm" svg:height="0.806cm" svg:x="10.066cm" svg:y="14.675cm" svg:viewBox="0 0 2187 807" svg:d="M2187 405c0 72-46 136-146 201-102 65-226 110-400 148-175 37-346 53-547 53-203 0-373-16-547-53-175-38-301-83-400-148-102-65-147-129-147-201 0-75 45-139 147-204 99-65 225-112 400-148 174-37 344-53 547-53 201 0 372 16 547 53 174 36 298 83 400 148 100 65 146 129 146 204z">
            <text:p/>
          </draw:path>
          <draw:path draw:style-name="gr15" draw:text-style-name="P19" draw:layer="layout" svg:width="2.186cm" svg:height="0.806cm" svg:x="10.066cm" svg:y="14.675cm" svg:viewBox="0 0 2187 807" svg:d="M2187 405c0 72-46 136-146 201-102 65-226 110-400 148-175 37-346 53-547 53-203 0-373-16-547-53-175-38-301-83-400-148-102-65-147-129-147-201 0-75 45-139 147-204 99-65 225-112 400-148 174-37 344-53 547-53 201 0 372 16 547 53 174 36 298 83 400 148 100 65 146 129 146 204z">
            <text:p/>
          </draw:path>
        </draw:g>
        <draw:frame draw:style-name="gr16" draw:text-style-name="P16" draw:layer="layout" svg:width="1.84cm" svg:height="0.465cm" svg:x="18.101cm" svg:y="3.386cm">
          <draw:text-box>
            <text:p><text:span text:style-name="T5">Grafana</text:span></text:p>
          </draw:text-box>
        </draw:frame>
        <draw:frame draw:style-name="gr17" draw:text-style-name="P22" draw:layer="layout" svg:width="3.134cm" svg:height="0.465cm" svg:x="15.001cm" svg:y="12.861cm">
          <draw:text-box>
            <text:p text:style-name="P21"><text:span text:style-name="T6">p</text:span><text:span text:style-name="T6">m</text:span><text:span text:style-name="T6">m</text:span><text:span text:style-name="T6">-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d</text:span></text:p>
          </draw:text-box>
        </draw:frame>
        <draw:frame draw:style-name="gr18" draw:text-style-name="P16" draw:layer="layout" svg:width="1.915cm" svg:height="0.465cm" svg:x="11.907cm" svg:y="10.095cm">
          <draw:text-box>
            <text:p><text:span text:style-name="T5">QAN API</text:span></text:p>
          </draw:text-box>
        </draw:frame>
        <draw:frame draw:style-name="gr19" draw:text-style-name="P16" draw:layer="layout" svg:width="2.051cm" svg:height="0.465cm" svg:x="15.656cm" svg:y="8.515cm">
          <draw:text-box>
            <text:p><text:span text:style-name="T5">QAN App</text:span></text:p>
          </draw:text-box>
        </draw:frame>
        <draw:frame draw:style-name="gr20" draw:text-style-name="P23" draw:layer="layout" svg:width="3.219cm" svg:height="0.465cm" svg:x="11.563cm" svg:y="4.098cm">
          <draw:text-box>
            <text:p><text:span text:style-name="T7">Query </text:span><text:span text:style-name="T7">Analytics</text:span></text:p>
          </draw:text-box>
        </draw:frame>
        <draw:g xml:id="id7" draw:id="id7">
          <draw:path draw:style-name="gr6" draw:text-style-name="P8" draw:layer="layout" svg:width="0.874cm" svg:height="0.846cm" svg:x="14.028cm" svg:y="9.436cm" svg:viewBox="0 0 875 847" svg:d="M398 0c-11 0-20 9-20 18v87c0 9-6 16-15 20-32 7-62 20-91 36-7 4-18 3-25-3l-62-61c-8-8-21-8-29 0l-55 53c-9 10-9 20 0 28l62 62c7 6 8 17 3 24-17 27-30 55-38 86-1 10-10 15-19 15h-88c-7 0-11 3-14 7-5 4-7 8-7 13v77c0 11 9 19 21 19h88c9 0 18 7 19 15 8 31 21 61 38 88 5 8 4 17-3 24l-62 61c-5 4-6 9-6 13 0 6 1 11 6 14l55 56c8 6 21 6 29 0l62-62c5-3 10-7 14-7 5 0 8 3 11 4 29 17 59 29 91 37 9 1 15 9 15 18v86c0 11 9 19 20 19h79c12 0 21-8 21-19v-86c0-9 6-17 15-18 33-8 62-20 91-37 6-5 17-4 24 3l63 62c7 6 21 6 29 0l55-56c8-7 8-20 0-27l-63-61c-6-7-8-16-2-24 16-27 29-57 37-88 2-8 10-15 20-15h89c5 0 10-1 15-5 3-3 4-9 4-14v-77c0-10-9-20-19-20h-89c-10 0-18-5-20-15-8-31-21-59-37-86-6-7-4-18 2-24l63-62c4-3 7-9 7-14 0-4-3-10-7-14l-55-53c-8-8-22-8-29 0l-63 61c-7 6-18 7-24 3-29-16-58-29-91-36-9-4-15-11-15-20v-87c0-9-9-18-21-18zM438 250c100 0 179 78 179 174 0 97-79 175-179 175-99 0-180-78-180-175 0-96 81-174 180-174z">
            <text:p/>
          </draw:path>
          <draw:path draw:style-name="gr7" draw:text-style-name="P9" draw:layer="layout" svg:width="0.874cm" svg:height="0.846cm" svg:x="14.028cm" svg:y="9.436cm" svg:viewBox="0 0 875 847" svg:d="M398 0c-11 0-20 9-20 18v87c0 9-6 16-15 20-32 7-62 20-91 36-7 4-18 3-25-3l-62-61c-8-8-21-8-29 0l-55 53c-9 10-9 20 0 28l62 62c7 6 8 17 3 24-17 27-30 55-38 86-1 10-10 15-19 15h-88c-7 0-11 3-14 7-5 4-7 8-7 13v77c0 11 9 19 21 19h88c9 0 18 7 19 15 8 31 21 61 38 88 5 8 4 17-3 24l-62 61c-5 4-6 9-6 13 0 6 1 11 6 14l55 56c8 6 21 6 29 0l62-62c5-3 10-7 14-7 5 0 8 3 11 4 29 17 59 29 91 37 9 1 15 9 15 18v86c0 11 9 19 20 19h79c12 0 21-8 21-19v-86c0-9 6-17 15-18 33-8 62-20 91-37 6-5 17-4 24 3l63 62c7 6 21 6 29 0l55-56c8-7 8-20 0-27l-63-61c-6-7-8-16-2-24 16-27 29-57 37-88 2-8 10-15 20-15h89c5 0 10-1 15-5 3-3 4-9 4-14v-77c0-10-9-20-19-20h-89c-10 0-18-5-20-15-8-31-21-59-37-86-6-7-4-18 2-24l63-62c4-3 7-9 7-14 0-4-3-10-7-14l-55-53c-8-8-22-8-29 0l-63 61c-7 6-18 7-24 3-29-16-58-29-91-36-9-4-15-11-15-20v-87c0-9-9-18-21-18z">
            <text:p/>
          </draw:path>
          <draw:path draw:style-name="gr7" draw:text-style-name="P9" draw:layer="layout" svg:width="0.359cm" svg:height="0.348cm" svg:x="14.287cm" svg:y="9.686cm" svg:viewBox="0 0 360 349" svg:d="M179 0c101 0 181 79 181 175s-80 174-181 174c-98 0-179-78-179-174s81-175 179-175z">
            <text:p/>
          </draw:path>
          <draw:path draw:style-name="gr6" draw:text-style-name="P8" draw:layer="layout" svg:width="0.875cm" svg:height="0.848cm" svg:x="14.224cm" svg:y="9.543cm" svg:viewBox="0 0 876 849" svg:d="M398 0c-11 0-20 9-20 20v86c0 10-6 17-15 20-32 7-62 20-91 36-7 4-18 3-25-2l-62-63c-8-6-21-6-29 0l-55 54c-9 9-9 20 0 28l63 61c7 7 8 17 2 25-17 28-28 55-37 86-2 10-10 16-20 16h-88c-6 0-11 2-14 6-5 3-7 7-7 13v78c0 10 9 18 21 18h88c10 0 18 7 20 15 9 31 20 61 37 89 6 7 5 18-2 23l-63 62c-5 3-6 8-6 12 0 6 1 11 6 14l55 56c8 7 21 7 29 0l62-63c5-3 10-4 14-4 5 0 8 1 11 2 29 17 59 28 91 36 9 2 15 9 15 19v86c0 12 9 20 20 20h79c12 0 21-8 21-20v-86c0-10 6-17 15-19 33-8 62-19 91-36 8-6 17-5 25 2l62 63c8 7 21 7 29 0l57-56c7-7 7-19 0-26l-65-62c-6-5-8-16-2-23 16-28 29-58 37-89 2-8 10-15 20-15h89c5 0 10-2 15-5 3-3 5-9 5-13v-78c0-10-9-19-20-19h-89c-10 0-18-6-20-16-8-31-21-60-37-86-6-8-4-18 2-25l65-61c2-3 5-9 5-14 0-4-3-10-5-14l-57-54c-8-6-21-6-29 0l-62 63c-8 5-17 6-25 2-28-16-58-29-91-36-9-3-15-10-15-20v-86c0-11-9-20-21-20zM439 251c99 0 178 79 178 174 0 98-79 175-178 175-100 0-180-77-180-175 0-95 80-174 180-174z">
            <text:p/>
          </draw:path>
          <draw:path draw:style-name="gr7" draw:text-style-name="P9" xml:id="id9" draw:id="id9" draw:layer="layout" svg:width="0.875cm" svg:height="0.848cm" svg:x="14.224cm" svg:y="9.543cm" svg:viewBox="0 0 876 849" svg:d="M398 0c-11 0-20 9-20 20v86c0 10-6 17-15 20-32 7-62 20-91 36-7 4-18 3-25-2l-62-63c-8-6-21-6-29 0l-55 54c-9 9-9 20 0 28l63 61c7 7 8 17 2 25-17 28-28 55-37 86-2 10-10 16-20 16h-88c-6 0-11 2-14 6-5 3-7 7-7 13v78c0 10 9 18 21 18h88c10 0 18 7 20 15 9 31 20 61 37 89 6 7 5 18-2 23l-63 62c-5 3-6 8-6 12 0 6 1 11 6 14l55 56c8 7 21 7 29 0l62-63c5-3 10-4 14-4 5 0 8 1 11 2 29 17 59 28 91 36 9 2 15 9 15 19v86c0 12 9 20 20 20h79c12 0 21-8 21-20v-86c0-10 6-17 15-19 33-8 62-19 91-36 8-6 17-5 25 2l62 63c8 7 21 7 29 0l57-56c7-7 7-19 0-26l-65-62c-6-5-8-16-2-23 16-28 29-58 37-89 2-8 10-15 20-15h89c5 0 10-2 15-5 3-3 5-9 5-13v-78c0-10-9-19-20-19h-89c-10 0-18-6-20-16-8-31-21-60-37-86-6-8-4-18 2-25l65-61c2-3 5-9 5-14 0-4-3-10-5-14l-57-54c-8-6-21-6-29 0l-62 63c-8 5-17 6-25 2-28-16-58-29-91-36-9-3-15-10-15-20v-86c0-11-9-20-21-20z">
            <text:p/>
          </draw:path>
          <draw:path draw:style-name="gr7" draw:text-style-name="P9" draw:layer="layout" svg:width="0.357cm" svg:height="0.348cm" svg:x="14.483cm" svg:y="9.795cm" svg:viewBox="0 0 358 349" svg:d="M179 0c100 0 179 79 179 175s-79 174-179 174c-99 0-179-78-179-174s80-175 179-175z">
            <text:p/>
          </draw:path>
        </draw:g>
        <draw:connector draw:style-name="gr21" draw:text-style-name="P24" draw:layer="layout" draw:type="curve" svg:x1="19.016cm" svg:y1="5.487cm" svg:x2="19.029cm" svg:y2="17.499cm" draw:start-shape="id1" draw:start-glue-point="2" draw:end-shape="id2" draw:end-glue-point="0" svg:d="M19016 5487c0 9009 13 3003 13 12012" svg:viewBox="0 0 14 12013">
          <text:p/>
        </draw:connector>
        <draw:connector draw:style-name="gr21" draw:text-style-name="P24" draw:layer="layout" draw:type="curve" svg:x1="19.016cm" svg:y1="5.487cm" svg:x2="17.324cm" svg:y2="9.894cm" draw:start-shape="id1" draw:start-glue-point="2" draw:end-shape="id3" draw:end-glue-point="1" svg:d="M19016 5487c0 2938-564 4407-1692 4407" svg:viewBox="0 0 1693 4408">
          <text:p/>
        </draw:connector>
        <draw:connector draw:style-name="gr22" draw:text-style-name="P24" draw:layer="layout" draw:type="curve" svg:x1="12.254cm" svg:y1="15.861cm" svg:x2="14.55cm" svg:y2="14.195cm" draw:start-shape="id4" draw:end-shape="id5" draw:end-glue-point="2" svg:d="M12254 15861c1531 0 2296-555 2296-1666" svg:viewBox="0 0 2297 1667">
          <text:p/>
        </draw:connector>
        <draw:connector draw:style-name="gr22" draw:text-style-name="P24" draw:layer="layout" draw:type="curve" svg:x1="19.029cm" svg:y1="17.499cm" svg:x2="15.086cm" svg:y2="13.717cm" draw:start-shape="id2" draw:start-glue-point="0" draw:end-shape="id5" draw:end-glue-point="1" svg:d="M19029 17499c0-2522-1314-3782-3943-3782" svg:viewBox="0 0 3944 3783">
          <text:p/>
        </draw:connector>
        <draw:connector draw:style-name="gr22" draw:text-style-name="P24" draw:layer="layout" draw:type="curve" svg:x1="14.584cm" svg:y1="7.924cm" svg:x2="14.564cm" svg:y2="9.436cm" draw:start-shape="id6" draw:start-glue-point="2" draw:end-shape="id7" draw:end-glue-point="0" svg:d="M14584 7924c0 1125-20 369-20 1512" svg:viewBox="0 0 21 1513">
          <text:p/>
        </draw:connector>
        <draw:connector draw:style-name="gr21" draw:text-style-name="P24" draw:layer="layout" draw:type="curve" svg:x1="14.648cm" svg:y1="13.348cm" svg:x2="14.662cm" svg:y2="10.391cm" draw:start-shape="id8" draw:start-glue-point="0" draw:end-shape="id9" draw:end-glue-point="2" svg:d="M14648 13348c0-2217 14-739 14-2957" svg:viewBox="0 0 15 2958">
          <text:p/>
        </draw:connector>
        <draw:custom-shape draw:style-name="gr23" draw:text-style-name="P25" draw:layer="layout" svg:width="1.956cm" svg:height="6.858cm" svg:x="9.299cm" svg:y="4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38.42622950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olygon draw:style-name="gr24" draw:text-style-name="P27" draw:layer="layout" svg:width="4.324cm" svg:height="5.079cm" svg:x="3.937cm" svg:y="11.43cm" svg:viewBox="0 0 4325 5080" draw:points="0,0 4325,0 4325,5080 0,5080">
            <text:p text:style-name="P26">Exporters</text:p>
          </draw:polygon>
        </draw:g>
        <draw:connector draw:style-name="gr22" draw:text-style-name="P24" draw:layer="layout" draw:type="curve" svg:x1="6.556cm" svg:y1="9.416cm" svg:x2="14.203cm" svg:y2="13.897cm" draw:start-shape="id10" draw:start-glue-point="1" draw:end-shape="id5" draw:end-glue-point="5" svg:d="M6556 9416c6184 0 2361 4481 7647 4481" svg:viewBox="0 0 7648 4482">
          <text:p/>
        </draw:connector>
        <draw:connector draw:style-name="gr21" draw:text-style-name="P24" draw:layer="layout" draw:type="curve" svg:x1="6.616cm" svg:y1="7.275cm" svg:x2="14.203cm" svg:y2="13.424cm" draw:start-shape="id11" draw:start-glue-point="1" draw:end-shape="id5" draw:end-glue-point="4" svg:d="M6616 7275c5058 0 7587 2049 7587 6149" svg:viewBox="0 0 7588 6150">
          <text:p/>
        </draw:connector>
        <draw:connector draw:style-name="gr25" draw:text-style-name="P24" draw:layer="layout" draw:type="curve" svg:x1="5.998cm" svg:y1="18.542cm" svg:x2="6cm" svg:y2="15.876cm" draw:start-shape="id12" draw:start-glue-point="4" draw:end-shape="id13" draw:end-glue-point="2" svg:d="M5998 18542c0-1996 2-664 2-2666" svg:viewBox="0 0 3 2667">
          <text:p/>
        </draw:connector>
        <draw:g xml:id="id14" draw:id="id14">
          <draw:path draw:style-name="gr6" draw:text-style-name="P8" draw:layer="layout" svg:width="2.186cm" svg:height="2.361cm" svg:x="0.673cm" svg:y="8.273cm" svg:viewBox="0 0 2187 2362" svg:d="M1094 0c-203 0-373 17-547 54-174 38-300 84-399 148-102 64-148 128-148 203 1 3 1 5 1 8h-1v1580h5c15 63 57 115 143 168 99 65 225 111 400 148 173 37 346 53 546 53 201 0 372-16 547-53 173-37 298-83 398-148 85-53 129-105 143-168h5v-1580h-2c2-3 2-5 2-8 0-75-46-139-146-203-101-64-226-110-400-148-175-37-346-54-547-54z">
            <text:p/>
          </draw:path>
          <draw:path draw:style-name="gr15" draw:text-style-name="P9" draw:layer="layout" svg:width="2.184cm" svg:height="0.806cm" svg:x="0.662cm" svg:y="8.237cm" svg:viewBox="0 0 2185 807" svg:d="M2185 405c0 74-46 136-146 201-101 65-227 110-400 148-174 37-346 53-546 53-203 0-373-16-546-53-175-38-301-83-400-148-102-65-147-127-147-201 0-75 45-140 147-204 99-65 225-110 400-147 173-37 344-54 546-54 201 0 372 17 546 54 173 37 299 82 400 147 100 64 146 129 146 204z">
            <text:p/>
          </draw:path>
          <draw:path draw:style-name="gr15" draw:text-style-name="P9" draw:layer="layout" svg:width="2.186cm" svg:height="2.361cm" svg:x="0.662cm" svg:y="8.247cm" svg:viewBox="0 0 2187 2362" svg:d="M1094 0c-203 0-373 17-547 54-174 38-300 84-399 148-102 64-148 128-148 203 1 3 1 5 1 8h-1v1580h5c15 63 57 115 143 168 99 65 225 111 400 148 173 37 346 53 546 53 201 0 372-16 547-53 173-37 298-83 398-148 85-53 129-105 143-168h5v-1580h-2c2-3 2-5 2-8 0-75-46-139-146-203-101-64-226-110-400-148-175-37-346-54-547-54z">
            <text:p/>
          </draw:path>
          <draw:path draw:style-name="gr26" draw:text-style-name="P28" draw:layer="layout" svg:width="2.254cm" svg:height="0.431cm" svg:x="0.635cm" svg:y="8.766cm" svg:viewBox="0 0 2255 432" svg:d="M69 0c0 14 3 28 6 39 6 15 14 29 23 43 11 15 23 29 41 44 17 15 37 29 61 44 49 31 103 58 165 81 65 24 138 44 225 62 170 37 340 52 537 52 198 0 367-15 539-52 84-18 158-38 223-62 63-23 117-50 165-81 24-15 44-29 62-44 16-15 30-29 40-44 11-14 18-28 22-43 5-11 7-25 7-39h70c0 21-4 40-11 61-7 20-17 40-31 59-13 19-30 36-51 56-18 16-42 33-69 51-52 33-111 61-180 86-67 26-143 47-232 66-177 37-350 53-554 53s-378-16-554-53c-87-19-165-40-232-66-68-25-127-53-179-86-27-18-50-35-70-51-20-20-37-37-50-56-15-19-26-39-32-59-7-21-10-40-10-61z">
            <text:p/>
          </draw:path>
          <draw:path draw:style-name="gr26" draw:text-style-name="P28" draw:layer="layout" svg:width="2.254cm" svg:height="0.431cm" svg:x="0.636cm" svg:y="8.891cm" svg:viewBox="0 0 2255 432" svg:d="M69 0c0 14 3 28 6 39 6 15 14 29 23 43 11 15 23 29 41 44 17 15 37 29 61 44 49 31 103 58 165 81 65 24 138 44 225 62 170 37 340 52 537 52 198 0 367-15 539-52 84-18 158-38 223-62 63-23 117-50 165-81 24-15 44-29 62-44 16-15 30-29 40-44 11-14 18-28 22-43 5-11 7-25 7-39h70c0 21-4 40-11 61-7 20-17 40-31 59-13 19-30 36-51 56-18 16-42 33-69 51-52 33-111 61-180 86-67 26-143 47-232 66-177 37-350 53-554 53s-378-16-554-53c-87-19-165-40-232-66-68-25-127-53-179-86-27-18-50-35-70-51-20-20-37-37-50-56-15-19-26-39-32-59-7-21-10-40-10-61z">
            <text:p/>
          </draw:path>
        </draw:g>
        <draw:connector draw:style-name="gr27" draw:text-style-name="P24" draw:layer="layout" draw:type="curve" svg:x1="2.891cm" svg:y1="9.436cm" svg:x2="5.653cm" svg:y2="9.416cm" draw:start-shape="id14" draw:start-glue-point="1" draw:end-shape="id10" draw:end-glue-point="3" svg:d="M2891 9436c1470 0 89-20 2762-20" svg:viewBox="0 0 2763 21">
          <text:p/>
        </draw:connector>
        <draw:connector draw:style-name="gr21" draw:text-style-name="P24" draw:layer="layout" draw:type="curve" svg:x1="5.464cm" svg:y1="15.398cm" svg:x2="1.763cm" svg:y2="10.635cm" draw:start-shape="id13" draw:start-glue-point="3" draw:end-shape="id14" draw:end-glue-point="2" svg:d="M5464 15398c-2468 0-3701-1587-3701-4763" svg:viewBox="0 0 3702 4764">
          <text:p/>
        </draw:connector>
        <draw:connector draw:style-name="gr21" draw:text-style-name="P24" draw:layer="layout" draw:type="curve" svg:x1="15.897cm" svg:y1="9.894cm" svg:x2="15.101cm" svg:y2="9.913cm" draw:start-shape="id3" draw:start-glue-point="3" draw:end-shape="id7" draw:end-glue-point="1" svg:d="M15897 9894c-586 0-189 19-796 19" svg:viewBox="0 0 797 20">
          <text:p/>
        </draw:connector>
        <draw:frame draw:style-name="gr28" draw:text-style-name="P31" draw:layer="layout" svg:width="1.779cm" svg:height="0.905cm" svg:x="0.929cm" svg:y="7.087cm">
          <draw:text-box>
            <text:p text:style-name="P29"><text:span text:style-name="T8">M</text:span><text:span text:style-name="T8">o</text:span><text:span text:style-name="T8">n</text:span><text:span text:style-name="T8">i</text:span><text:span text:style-name="T8">t</text:span><text:span text:style-name="T8">o</text:span><text:span text:style-name="T8">r</text:span><text:span text:style-name="T8">e</text:span><text:span text:style-name="T8">d</text:span></text:p>
            <text:p text:style-name="P30"><text:span text:style-name="T8">D</text:span><text:span text:style-name="T8">a</text:span><text:span text:style-name="T8">t</text:span><text:span text:style-name="T8">a</text:span><text:span text:style-name="T8">b</text:span><text:span text:style-name="T8">a</text:span><text:span text:style-name="T8">s</text:span><text:span text:style-name="T8">e</text:span></text:p>
          </draw:text-box>
        </draw:frame>
        <draw:frame draw:style-name="gr29" draw:text-style-name="P32" draw:layer="layout" svg:width="1.329cm" svg:height="0.465cm" svg:x="9.565cm" svg:y="6.886cm">
          <draw:text-box>
            <text:p><text:span text:style-name="T8">Nginx</text:span></text:p>
          </draw:text-box>
        </draw:frame>
        <draw:g xml:id="id15" draw:id="id15">
          <draw:glue-point draw:id="4" svg:x="-4.393cm" svg:y="4.721cm"/>
          <draw:glue-point draw:id="5" svg:x="0.676cm" svg:y="0.696cm" draw:align="center"/>
          <draw:glue-point draw:id="6" svg:x="-4.393cm" svg:y="4.721cm"/>
          <draw:glue-point draw:id="7" svg:x="5.103cm" svg:y="3.066cm"/>
          <draw:glue-point draw:id="8" svg:x="5.103cm" svg:y="3.066cm"/>
          <draw:glue-point draw:id="9" svg:x="5.103cm" svg:y="3.066cm"/>
          <draw:path draw:style-name="gr30" draw:text-style-name="P8" draw:layer="layout" svg:width="1.734cm" svg:height="0.992cm" svg:x="5.55cm" svg:y="2.904cm" svg:viewBox="0 0 1735 993" svg:d="M1735 683c0 96-31 171-91 227-59 54-139 83-238 83h-1078c-98 0-178-29-238-83-60-56-90-131-90-227 0-41 1-83 3-123 5-40 10-83 18-130 9-47 21-89 33-129 13-40 30-80 54-117 21-37 46-70 76-96 28-27 63-49 105-65 41-16 87-23 138-23 7 0 24 9 50 27 27 17 58 35 93 56 34 21 79 40 133 58 54 15 110 25 164 25 56 0 110-10 164-25 55-18 100-37 134-58s64-39 92-56c26-18 45-27 52-27 51 0 95 7 137 23s77 38 106 65c27 26 54 59 77 96 22 37 38 77 51 117 14 40 24 82 33 129 10 47 14 90 18 130 3 40 4 82 4 123z">
            <text:p/>
          </draw:path>
          <draw:path draw:style-name="gr30" draw:text-style-name="P8" draw:layer="layout" svg:width="0.945cm" svg:height="0.916cm" svg:x="5.943cm" svg:y="2.065cm" svg:viewBox="0 0 946 917" svg:d="M946 458c0 126-47 235-139 324-92 90-202 135-333 135-132 0-243-45-335-135-93-89-139-198-139-324 0-127 46-234 139-324 92-89 203-134 335-134 131 0 241 45 333 134 92 90 139 197 139 324z">
            <text:p/>
          </draw:path>
        </draw:g>
        <draw:frame draw:style-name="gr31" draw:text-style-name="P33" draw:layer="layout" svg:width="2.182cm" svg:height="0.465cm" svg:x="5.865cm" svg:y="4.022cm">
          <draw:text-box>
            <text:p text:style-name="P2"><text:span text:style-name="T8">User</text:span></text:p>
          </draw:text-box>
        </draw:frame>
        <draw:connector draw:style-name="gr32" draw:text-style-name="P24" draw:layer="layout" draw:type="curve" svg:x1="19.016cm" svg:y1="4.276cm" svg:x2="7.285cm" svg:y2="3.542cm" draw:start-shape="id1" draw:start-glue-point="0" draw:end-shape="id15" draw:end-glue-point="7" svg:d="M19016 4276c0-490-3910-734-11731-734" svg:viewBox="0 0 11732 735">
          <text:p/>
        </draw:connector>
        <draw:connector draw:style-name="gr33" draw:text-style-name="P24" draw:layer="layout" draw:type="curve" svg:x1="7.331cm" svg:y1="19.241cm" svg:x2="17.929cm" svg:y2="19.208cm" draw:start-shape="id12" draw:start-glue-point="7" draw:end-shape="id2" draw:end-glue-point="8" svg:d="M7331 19241c7954 0 2656-33 10598-33" svg:viewBox="0 0 10599 34">
          <text:p text:style-name="P2"><text:span text:style-name="T10"/></text:p>
        </draw:connector>
        <draw:frame draw:style-name="gr34" draw:text-style-name="P36" draw:layer="layout" svg:width="3.431cm" svg:height="2.456cm" svg:x="4.445cm" svg:y="12.503cm">
          <draw:text-box>
            <text:p text:style-name="P34"><text:span text:style-name="T9">m</text:span><text:span text:style-name="T9">y</text:span><text:span text:style-name="T9">s</text:span><text:span text:style-name="T9">q</text:span><text:span text:style-name="T9">l</text:span><text:span text:style-name="T9">d</text:span><text:span text:style-name="T9">_</text:span><text:span text:style-name="T9">e</text:span><text:span text:style-name="T9">x</text:span><text:span text:style-name="T9">p</text:span><text:span text:style-name="T9">o</text:span><text:span text:style-name="T9">r</text:span><text:span text:style-name="T9">t</text:span><text:span text:style-name="T9">e</text:span><text:span text:style-name="T9">r</text:span></text:p>
            <text:p text:style-name="P35"><text:span text:style-name="T9">m</text:span><text:span text:style-name="T9">o</text:span><text:span text:style-name="T9">n</text:span><text:span text:style-name="T9">g</text:span><text:span text:style-name="T9">o</text:span><text:span text:style-name="T9">d</text:span><text:span text:style-name="T9">b</text:span><text:span text:style-name="T9">_</text:span><text:span text:style-name="T9">e</text:span><text:span text:style-name="T9">x</text:span><text:span text:style-name="T9">p</text:span><text:span text:style-name="T9">o</text:span><text:span text:style-name="T9">r</text:span><text:span text:style-name="T9">t</text:span><text:span text:style-name="T9">e</text:span><text:span text:style-name="T9">r</text:span></text:p>
            <text:p text:style-name="P35"><text:span text:style-name="T9">n</text:span><text:span text:style-name="T9">o</text:span><text:span text:style-name="T9">d</text:span><text:span text:style-name="T9">e</text:span><text:span text:style-name="T9">_</text:span><text:span text:style-name="T9">e</text:span><text:span text:style-name="T9">x</text:span><text:span text:style-name="T9">p</text:span><text:span text:style-name="T9">o</text:span><text:span text:style-name="T9">r</text:span><text:span text:style-name="T9">t</text:span><text:span text:style-name="T9">e</text:span><text:span text:style-name="T9">r</text:span></text:p>
            <text:p text:style-name="P35"><text:span text:style-name="T9">p</text:span><text:span text:style-name="T9">o</text:span><text:span text:style-name="T9">s</text:span><text:span text:style-name="T9">t</text:span><text:span text:style-name="T9">g</text:span><text:span text:style-name="T9">r</text:span><text:span text:style-name="T9">e</text:span><text:span text:style-name="T9">s</text:span><text:span text:style-name="T9">_</text:span><text:span text:style-name="T9">e</text:span><text:span text:style-name="T9">x</text:span><text:span text:style-name="T9">p</text:span><text:span text:style-name="T9">o</text:span><text:span text:style-name="T9">r</text:span><text:span text:style-name="T9">t</text:span><text:span text:style-name="T9">e</text:span><text:span text:style-name="T9">r</text:span></text:p>
            <text:p text:style-name="P35"><text:span text:style-name="T9">p</text:span><text:span text:style-name="T9">r</text:span><text:span text:style-name="T9">o</text:span><text:span text:style-name="T9">x</text:span><text:span text:style-name="T9">y</text:span><text:span text:style-name="T9">s</text:span><text:span text:style-name="T9">q</text:span><text:span text:style-name="T9">l</text:span><text:span text:style-name="T9">_</text:span><text:span text:style-name="T9">e</text:span><text:span text:style-name="T9">x</text:span><text:span text:style-name="T9">p</text:span><text:span text:style-name="T9">o</text:span><text:span text:style-name="T9">r</text:span><text:span text:style-name="T9">t</text:span><text:span text:style-name="T9">e</text:span><text:span text:style-name="T9">r</text:span></text:p>
            <text:p text:style-name="P35"><text:span text:style-name="T9">r</text:span><text:span text:style-name="T9">d</text:span><text:span text:style-name="T9">s</text:span><text:span text:style-name="T9">_</text:span><text:span text:style-name="T9">e</text:span><text:span text:style-name="T9">x</text:span><text:span text:style-name="T9">p</text:span><text:span text:style-name="T9">o</text:span><text:span text:style-name="T9">r</text:span><text:span text:style-name="T9">t</text:span><text:span text:style-name="T9">e</text:span><text:span text:style-name="T9">r</text:span></text:p>
          </draw:text-box>
        </draw:frame>
        <draw:g xml:id="id13" draw:id="id13">
          <draw:path draw:style-name="gr6" draw:text-style-name="P8" draw:layer="layout" svg:width="0.874cm" svg:height="0.846cm" svg:x="5.464cm" svg:y="14.92cm" svg:viewBox="0 0 875 847" svg:d="M398 0c-12 0-21 9-21 20v85c0 9-6 18-15 20-32 7-61 20-90 37-7 3-18 2-25-4l-63-61c-8-8-21-8-29 0l-54 54c-10 9-10 20 0 28l62 61c7 6 8 17 2 24-16 27-29 56-37 87-2 10-10 16-19 16h-89c-6 0-11 1-15 5s-5 8-5 13v77c0 12 9 20 20 20h89c9 0 17 7 19 15 8 31 21 60 37 87 6 8 5 17-2 24l-62 63c-5 3-7 8-7 12 0 6 2 11 7 14l54 55c8 6 21 6 29 0l63-62c5-3 10-4 14-4s7 0 11 2c29 16 58 28 90 36 9 2 15 9 15 18v87c0 12 9 18 21 18h79c11 0 20-6 20-18v-87c0-9 6-16 15-18 33-8 63-20 92-36 6-6 17-5 24 2l62 62c8 6 21 6 29 0l56-55c8-7 8-19 0-26l-63-63c-6-7-8-16-3-24 17-27 30-56 38-87 1-8 10-15 20-15h87c6 0 11-2 15-6 4-3 6-9 6-14v-77c0-9-9-18-21-18h-87c-10 0-19-6-20-16-8-31-21-60-38-87-5-7-3-18 3-24l63-61c4-3 5-9 5-14 0-4-1-10-5-14l-56-54c-8-8-21-8-29 0l-62 61c-7 6-18 7-24 4-29-17-59-30-92-37-9-2-15-11-15-20v-85c0-11-9-20-20-20zM438 250c98 0 179 78 179 175 0 98-81 175-179 175-99 0-180-77-180-175 0-97 81-175 180-175z">
            <text:p/>
          </draw:path>
          <draw:path draw:style-name="gr7" draw:text-style-name="P9" draw:layer="layout" svg:width="0.874cm" svg:height="0.846cm" svg:x="5.464cm" svg:y="14.92cm" svg:viewBox="0 0 875 847" svg:d="M398 0c-12 0-21 9-21 20v85c0 9-6 18-15 20-32 7-61 20-90 37-7 3-18 2-25-4l-63-61c-8-8-21-8-29 0l-54 54c-10 9-10 20 0 28l62 61c7 6 8 17 2 24-16 27-29 56-37 87-2 10-10 16-19 16h-89c-6 0-11 1-15 5s-5 8-5 13v77c0 12 9 20 20 20h89c9 0 17 7 19 15 8 31 21 60 37 87 6 8 5 17-2 24l-62 63c-5 3-7 8-7 12 0 6 2 11 7 14l54 55c8 6 21 6 29 0l63-62c5-3 10-4 14-4s7 0 11 2c29 16 58 28 90 36 9 2 15 9 15 18v87c0 12 9 18 21 18h79c11 0 20-6 20-18v-87c0-9 6-16 15-18 33-8 63-20 92-36 6-6 17-5 24 2l62 62c8 6 21 6 29 0l56-55c8-7 8-19 0-26l-63-63c-6-7-8-16-3-24 17-27 30-56 38-87 1-8 10-15 20-15h87c6 0 11-2 15-6 4-3 6-9 6-14v-77c0-9-9-18-21-18h-87c-10 0-19-6-20-16-8-31-21-60-38-87-5-7-3-18 3-24l63-61c4-3 5-9 5-14 0-4-1-10-5-14l-56-54c-8-8-21-8-29 0l-62 61c-7 6-18 7-24 4-29-17-59-30-92-37-9-2-15-11-15-20v-85c0-11-9-20-20-20z">
            <text:p/>
          </draw:path>
          <draw:path draw:style-name="gr7" draw:text-style-name="P9" draw:layer="layout" svg:width="0.359cm" svg:height="0.349cm" svg:x="5.723cm" svg:y="15.17cm" svg:viewBox="0 0 360 350" svg:d="M179 0c100 0 181 79 181 176s-81 174-181 174c-98 0-179-77-179-174s81-176 179-176z">
            <text:p/>
          </draw:path>
          <draw:path draw:style-name="gr6" draw:text-style-name="P8" draw:layer="layout" svg:width="0.874cm" svg:height="0.846cm" svg:x="5.661cm" svg:y="15.029cm" svg:viewBox="0 0 875 847" svg:d="M398 0c-12 0-21 9-21 18v87c0 9-6 18-15 20-31 7-61 20-90 36-7 4-18 3-25-3l-62-61c-8-8-22-8-29 0l-55 54c-9 9-9 20 0 28l62 61c7 6 8 17 2 24-16 27-29 56-37 87-2 10-10 16-19 16h-89c-6 0-11 1-15 5s-5 8-5 13v77c0 12 9 20 20 20h89c9 0 17 7 19 14 8 31 21 61 37 88 6 8 5 17-2 24l-62 61c-5 4-7 9-7 13 0 7 2 12 7 14l55 56c7 6 21 6 29 0l62-62c5-3 10-7 14-7 5 0 7 3 11 5 29 16 59 28 90 36 9 2 15 9 15 18v87c0 10 9 18 21 18h79c11 0 20-8 20-18v-87c0-9 6-16 15-18 33-8 63-20 92-36 6-6 17-5 24 2l62 62c8 6 21 6 29 0l56-56c8-7 8-18 0-27l-63-61c-6-7-8-16-2-24 16-27 29-57 37-88 1-7 10-14 20-14h89c5 0 10-2 15-6 2-3 4-9 4-14v-77c0-9-9-18-19-18h-89c-10 0-19-6-20-16-8-31-21-60-37-87-6-7-4-18 2-24l63-61c4-3 7-9 7-14 0-4-3-10-7-14l-56-54c-8-8-21-8-29 0l-62 61c-7 6-18 7-24 3-29-16-59-29-92-36-9-2-15-11-15-20v-87c0-9-9-18-20-18zM438 250c98 0 179 78 179 175 0 96-81 174-179 174-99 0-180-78-180-174 0-97 81-175 180-175z">
            <text:p/>
          </draw:path>
          <draw:path draw:style-name="gr7" draw:text-style-name="P9" draw:layer="layout" svg:width="0.874cm" svg:height="0.846cm" svg:x="5.661cm" svg:y="15.029cm" svg:viewBox="0 0 875 847" svg:d="M398 0c-12 0-21 9-21 18v87c0 9-6 18-15 20-31 7-61 20-90 36-7 4-18 3-25-3l-62-61c-8-8-22-8-29 0l-55 54c-9 9-9 20 0 28l62 61c7 6 8 17 2 24-16 27-29 56-37 87-2 10-10 16-19 16h-89c-6 0-11 1-15 5s-5 8-5 13v77c0 12 9 20 20 20h89c9 0 17 7 19 14 8 31 21 61 37 88 6 8 5 17-2 24l-62 61c-5 4-7 9-7 13 0 7 2 12 7 14l55 56c7 6 21 6 29 0l62-62c5-3 10-7 14-7 5 0 7 3 11 5 29 16 59 28 90 36 9 2 15 9 15 18v87c0 10 9 18 21 18h79c11 0 20-8 20-18v-87c0-9 6-16 15-18 33-8 63-20 92-36 6-6 17-5 24 2l62 62c8 6 21 6 29 0l56-56c8-7 8-18 0-27l-63-61c-6-7-8-16-2-24 16-27 29-57 37-88 1-7 10-14 20-14h89c5 0 10-2 15-6 2-3 4-9 4-14v-77c0-9-9-18-19-18h-89c-10 0-19-6-20-16-8-31-21-60-37-87-6-7-4-18 2-24l63-61c4-3 7-9 7-14 0-4-3-10-7-14l-56-54c-8-8-21-8-29 0l-62 61c-7 6-18 7-24 3-29-16-59-29-92-36-9-2-15-11-15-20v-87c0-9-9-18-20-18z">
            <text:p/>
          </draw:path>
          <draw:path draw:style-name="gr7" draw:text-style-name="P9" draw:layer="layout" svg:width="0.359cm" svg:height="0.348cm" svg:x="5.918cm" svg:y="15.279cm" svg:viewBox="0 0 360 349" svg:d="M179 0c100 0 181 79 181 176 0 95-81 173-181 173-98 0-179-78-179-173 0-97 81-176 179-176z">
            <text:p/>
          </draw:path>
        </draw:g>
        <draw:connector draw:style-name="gr35" draw:text-style-name="P38" draw:layer="layout" draw:type="curve" svg:x1="6cm" svg:y1="15.876cm" svg:x2="17.929cm" svg:y2="18.749cm" draw:start-shape="id13" draw:start-glue-point="2" draw:end-shape="id2" draw:end-glue-point="3" svg:d="M6000 15876c0 1916 3976 2873 11929 2873" svg:viewBox="0 0 11930 2874">
          <text:p text:style-name="P37"><text:span text:style-name="T10"/></text:p>
          <text:p text:style-name="P37"><text:span text:style-name="T10"/></text:p>
        </draw:connector>
        <draw:custom-shape draw:style-name="gr36" draw:text-style-name="P40" xml:id="id12" draw:id="id12" draw:layer="layout" svg:width="2.667cm" svg:height="1.397cm" svg:x="4.664cm" svg:y="18.542cm">
          <text:p text:style-name="P39"><text:span text:style-name="T11">vmag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7" draw:text-style-name="P41" draw:layer="layout" svg:width="2.667cm" svg:height="0.889cm" svg:x="10.903cm" svg:y="17.753cm">
          <draw:text-box>
            <text:p text:style-name="P2"><text:span text:style-name="T12">“</text:span><text:span text:style-name="T12">Pu</text:span><text:span text:style-name="T12">ll”</text:span></text:p>
          </draw:text-box>
        </draw:frame>
        <draw:frame draw:style-name="gr37" draw:text-style-name="P41" draw:layer="layout" svg:width="2.667cm" svg:height="0.889cm" svg:x="10.904cm" svg:y="19.154cm">
          <draw:text-box>
            <text:p text:style-name="P2"><text:span text:style-name="T12">“</text:span><text:span text:style-name="T12">Push”</text:span></text:p>
          </draw:text-box>
        </draw:frame>
      </draw:page>
      <draw:page draw:name="page2" draw:style-name="dp1" draw:master-page-name="Master">
        <draw:custom-shape draw:style-name="gr38" draw:text-style-name="P42" draw:layer="layout" svg:width="19.032cm" svg:height="12.019cm" svg:x="0.676cm" svg:y="0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7.904cm" svg:height="11.336cm" svg:x="0.983cm" svg:y="0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20" draw:id="id20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0" draw:text-style-name="P8" draw:layer="layout" svg:width="1.5cm" svg:height="0.858cm" svg:x="6.472cm" svg:y="2.361cm" svg:viewBox="0 0 1501 859" svg:d="M1501 591c0 83-27 148-79 196-51 47-120 72-206 72h-932c-85 0-154-25-206-72-52-48-78-113-78-196 0-36 1-72 3-107 4-34 8-71 15-112 8-41 18-77 29-112 11-34 26-69 46-101 19-32 40-60 66-83 24-23 55-42 91-56 35-14 75-20 119-20 6 0 21 8 44 23s50 31 80 49c29 18 68 34 115 50 47 13 95 22 142 22 48 0 95-9 142-22 47-16 86-32 116-50 29-18 55-34 79-49 23-15 39-23 45-23 44 0 82 6 119 20 36 14 66 33 91 56 24 23 47 51 67 83 19 32 33 67 44 101 12 35 21 71 29 112s12 78 15 112c3 35 4 71 4 107z">
            <text:p/>
          </draw:path>
          <draw:path draw:style-name="gr30" draw:text-style-name="P8" draw:layer="layout" svg:width="0.817cm" svg:height="0.792cm" svg:x="6.812cm" svg:y="1.635cm" svg:viewBox="0 0 818 793" svg:d="M818 396c0 109-40 203-120 280-80 78-175 117-288 117-114 0-210-39-290-117-80-77-120-171-120-280 0-110 40-202 120-280 80-77 176-116 290-116 113 0 208 39 288 116 80 78 120 170 120 280z">
            <text:p/>
          </draw:path>
        </draw:g>
        <draw:polygon draw:style-name="gr40" draw:text-style-name="P43" xml:id="id16" draw:id="id16" draw:layer="layout" svg:width="4.095cm" svg:height="2.321cm" svg:x="2.326cm" svg:y="5.305cm" svg:viewBox="0 0 4096 2322" draw:points="0,0 4096,0 4096,2322 0,2322">
          <text:p text:style-name="P2"><text:span text:style-name="T13">P</text:span><text:span text:style-name="T13">M</text:span><text:span text:style-name="T13">M</text:span><text:span text:style-name="T13"> </text:span><text:span text:style-name="T13">C</text:span><text:span text:style-name="T13">l</text:span><text:span text:style-name="T13">i</text:span><text:span text:style-name="T13">e</text:span><text:span text:style-name="T13">n</text:span><text:span text:style-name="T13">t</text:span></text:p>
        </draw:polygon>
        <draw:polygon draw:style-name="gr40" draw:text-style-name="P43" xml:id="id17" draw:id="id17" draw:layer="layout" svg:width="4.095cm" svg:height="2.321cm" svg:x="8.253cm" svg:y="5.305cm" svg:viewBox="0 0 4096 2322" draw:points="0,0 4096,0 4096,2322 0,2322">
          <text:p text:style-name="P2"><text:span text:style-name="T13">P</text:span><text:span text:style-name="T13">M</text:span><text:span text:style-name="T13">M</text:span><text:span text:style-name="T13"> </text:span><text:span text:style-name="T13">S</text:span><text:span text:style-name="T13">e</text:span><text:span text:style-name="T13">r</text:span><text:span text:style-name="T13">v</text:span><text:span text:style-name="T13">e</text:span><text:span text:style-name="T13">r</text:span></text:p>
        </draw:polygon>
        <draw:g xml:id="id19" draw:id="id19">
          <draw:path draw:style-name="gr6" draw:text-style-name="P8" draw:layer="layout" svg:width="1.891cm" svg:height="2.042cm" svg:x="3.457cm" svg:y="8.829cm" svg:viewBox="0 0 1892 2043" svg:d="M946 0c-175 0-322 15-473 47-150 33-259 72-345 128-88 55-128 110-128 175 1 3 1 5 1 7h-1v1367h4c13 54 50 99 124 145 86 56 195 96 346 128 150 32 299 46 472 46 174 0 322-14 473-46 150-32 258-72 345-128 73-46 111-91 123-145h5v-1367h-2c2-2 2-4 2-7 0-65-40-120-127-175-87-56-195-95-346-128-151-32-299-47-473-47z">
            <text:p/>
          </draw:path>
          <draw:path draw:style-name="gr15" draw:text-style-name="P9" draw:layer="layout" svg:width="1.889cm" svg:height="0.697cm" svg:x="3.447cm" svg:y="8.798cm" svg:viewBox="0 0 1890 698" svg:d="M1890 350c0 64-40 118-126 174-88 56-197 95-346 128-151 32-300 46-473 46-175 0-322-14-472-46-151-33-260-72-346-128-88-56-127-110-127-174 0-65 39-121 127-176 86-56 195-95 346-127 150-32 298-47 472-47s322 15 473 47c149 32 258 71 346 127 86 55 126 111 126 176z">
            <text:p/>
          </draw:path>
          <draw:path draw:style-name="gr15" draw:text-style-name="P9" draw:layer="layout" svg:width="1.891cm" svg:height="2.042cm" svg:x="3.447cm" svg:y="8.806cm" svg:viewBox="0 0 1892 2043" svg:d="M946 0c-175 0-322 15-473 47-150 33-259 72-345 128-88 55-128 110-128 175 1 3 1 5 1 7h-1v1367h4c13 54 50 99 124 145 86 56 195 96 346 128 150 32 299 46 472 46 174 0 322-14 473-46 150-32 258-72 345-128 73-46 111-91 123-145h5v-1367h-2c2-2 2-4 2-7 0-65-40-120-127-175-87-56-195-95-346-128-151-32-299-47-473-47z">
            <text:p/>
          </draw:path>
          <draw:path draw:style-name="gr26" draw:text-style-name="P28" draw:layer="layout" svg:width="1.949cm" svg:height="0.373cm" svg:x="3.424cm" svg:y="9.255cm" svg:viewBox="0 0 1950 374" svg:d="M60 0c0 12 2 24 5 34 5 13 12 25 20 37 9 13 20 25 35 38s32 25 53 38c42 27 89 50 143 70 56 21 119 38 194 54 147 32 294 45 465 45s317-13 466-45c73-16 137-33 193-54 54-20 101-43 143-70 20-13 38-25 53-38 14-13 26-25 35-38 9-12 15-24 19-37 4-10 6-22 6-34h60c0 18-3 35-9 53-6 17-15 34-27 51-11 16-26 31-44 48-16 14-36 29-60 44-45 29-96 53-155 75-58 22-124 40-201 57-153 32-303 46-479 46-177 0-327-14-479-46-76-17-143-35-201-57-59-22-110-46-155-75-23-15-43-30-60-44-18-17-32-32-44-48-13-17-22-34-27-51-6-18-9-35-9-53z">
            <text:p/>
          </draw:path>
          <draw:path draw:style-name="gr26" draw:text-style-name="P28" draw:layer="layout" svg:width="1.949cm" svg:height="0.373cm" svg:x="3.425cm" svg:y="9.363cm" svg:viewBox="0 0 1950 374" svg:d="M60 0c0 12 2 24 5 34 5 13 12 25 20 37 9 13 20 25 35 38s32 25 53 38c42 27 89 50 143 70 56 21 119 38 194 54 147 32 294 45 465 45s317-13 466-45c73-16 137-33 193-54 54-20 101-43 143-70 20-13 38-25 53-38 14-13 26-25 35-38 9-12 15-24 19-37 4-10 6-22 6-34h60c0 18-3 35-9 53-6 17-15 34-27 51-11 16-26 31-44 48-16 14-36 29-60 44-45 29-96 53-155 75-58 22-124 40-201 57-153 32-303 46-479 46-177 0-327-14-479-46-76-17-143-35-201-57-59-22-110-46-155-75-23-15-43-30-60-44-18-17-32-32-44-48-13-17-22-34-27-51-6-18-9-35-9-53z">
            <text:p/>
          </draw:path>
        </draw:g>
        <draw:frame draw:style-name="gr41" draw:text-style-name="P32" draw:layer="layout" svg:width="1.887cm" svg:height="0.402cm" svg:x="3.461cm" svg:y="10.976cm">
          <draw:text-box>
            <text:p><text:span text:style-name="T8">Database</text:span></text:p>
          </draw:text-box>
        </draw:frame>
        <draw:polygon draw:style-name="gr40" draw:text-style-name="P43" xml:id="id18" draw:id="id18" draw:layer="layout" svg:width="4.095cm" svg:height="2.321cm" svg:x="8.247cm" svg:y="8.667cm" svg:viewBox="0 0 4096 2322" draw:points="0,0 4096,0 4096,2322 0,2322">
          <text:p text:style-name="P2"><text:span text:style-name="T13">Customer</text:span><text:span text:style-name="T13"><text:line-break/></text:span><text:span text:style-name="T13">Application</text:span></text:p>
        </draw:polygon>
        <draw:connector draw:style-name="gr22" draw:text-style-name="P24" draw:layer="layout" draw:type="line" svg:x1="6.422cm" svg:y1="6.466cm" svg:x2="8.253cm" svg:y2="6.466cm" draw:start-shape="id16" draw:start-glue-point="1" draw:end-shape="id17" draw:end-glue-point="3" svg:d="M6422 6466h1831" svg:viewBox="0 0 1832 1">
          <text:p/>
        </draw:connector>
        <draw:connector draw:style-name="gr21" draw:text-style-name="P24" draw:layer="layout" draw:type="line" svg:x1="8.247cm" svg:y1="9.828cm" svg:x2="5.375cm" svg:y2="9.835cm" draw:start-shape="id18" draw:start-glue-point="3" draw:end-shape="id19" draw:end-glue-point="1" svg:d="M8247 9828l-2872 7" svg:viewBox="0 0 2873 8">
          <text:p/>
        </draw:connector>
        <draw:connector draw:style-name="gr21" draw:text-style-name="P24" draw:layer="layout" draw:type="line" svg:x1="4.374cm" svg:y1="7.627cm" svg:x2="4.399cm" svg:y2="8.798cm" draw:start-shape="id16" draw:start-glue-point="2" draw:end-shape="id19" draw:end-glue-point="0" svg:d="M4374 7627l25 1171" svg:viewBox="0 0 26 1172">
          <text:p/>
        </draw:connector>
        <draw:connector draw:style-name="gr21" draw:text-style-name="P24" draw:layer="layout" draw:type="line" svg:x1="7.222cm" svg:y1="3.22cm" svg:x2="4.374cm" svg:y2="5.305cm" draw:start-shape="id20" draw:start-glue-point="2" draw:end-shape="id16" draw:end-glue-point="0" svg:d="M7222 3220l-2848 2085" svg:viewBox="0 0 2849 2086">
          <text:p/>
        </draw:connector>
        <draw:connector draw:style-name="gr21" draw:text-style-name="P24" draw:layer="layout" draw:type="line" svg:x1="7.222cm" svg:y1="3.22cm" svg:x2="10.301cm" svg:y2="5.305cm" draw:start-shape="id20" draw:start-glue-point="2" draw:end-shape="id17" draw:end-glue-point="0" svg:d="M7222 3220l3079 2085" svg:viewBox="0 0 3080 2086">
          <text:p/>
        </draw:connector>
        <draw:frame draw:style-name="gr41" draw:text-style-name="P33" draw:layer="layout" svg:width="1.887cm" svg:height="0.402cm" svg:x="6.845cm" svg:y="3.684cm">
          <draw:text-box>
            <text:p text:style-name="P2"><text:span text:style-name="T8">U</text:span><text:span text:style-name="T8">s</text:span><text:span text:style-name="T8">e</text:span><text:span text:style-name="T8">r</text:span></text:p>
          </draw:text-box>
        </draw:frame>
        <draw:polygon draw:style-name="gr40" draw:text-style-name="P43" xml:id="id21" draw:id="id21" draw:layer="layout" svg:width="4.095cm" svg:height="2.321cm" svg:x="14.22cm" svg:y="5.309cm" svg:viewBox="0 0 4096 2322" draw:points="0,0 4096,0 4096,2322 0,2322">
          <text:p text:style-name="P2"><text:span text:style-name="T13">P</text:span><text:span text:style-name="T13">e</text:span><text:span text:style-name="T13">r</text:span><text:span text:style-name="T13">c</text:span><text:span text:style-name="T13">o</text:span><text:span text:style-name="T13">n</text:span><text:span text:style-name="T13">a</text:span><text:span text:style-name="T13"> </text:span><text:span text:style-name="T13">P</text:span><text:span text:style-name="T13">l</text:span><text:span text:style-name="T13">a</text:span><text:span text:style-name="T13">t</text:span><text:span text:style-name="T13">f</text:span><text:span text:style-name="T13">o</text:span><text:span text:style-name="T13">r</text:span><text:span text:style-name="T13">m</text:span></text:p>
        </draw:polygon>
        <draw:connector draw:style-name="gr22" draw:text-style-name="P24" draw:layer="layout" draw:type="line" svg:x1="14.22cm" svg:y1="6.47cm" svg:x2="12.349cm" svg:y2="6.466cm" draw:start-shape="id21" draw:start-glue-point="3" draw:end-shape="id17" draw:end-glue-point="1" svg:d="M14220 6470l-1871-4" svg:viewBox="0 0 1872 5">
          <text:p/>
        </draw:connector>
        <draw:custom-shape draw:style-name="gr42" draw:text-style-name="P44" draw:layer="layout" svg:width="4.089cm" svg:height="0.82cm" svg:x="14.219cm" svg:y="4.506cm">
          <text:p text:style-name="P44"><text:span text:style-name="T14">Security Threat Too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Master">
        <draw:polygon draw:style-name="gr43" draw:text-style-name="P3" draw:layer="layout" svg:width="8.736cm" svg:height="16.115cm" svg:x="6.358cm" svg:y="5.459cm" svg:viewBox="0 0 8737 16116" draw:points="0,0 8737,0 8737,16116 0,16116">
          <text:p/>
        </draw:polygon>
        <draw:g xml:id="id24" draw:id="id24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0" draw:text-style-name="P8" draw:layer="layout" svg:width="1.5cm" svg:height="0.858cm" svg:x="3.047cm" svg:y="8.116cm" svg:viewBox="0 0 1501 859" svg:d="M1501 591c0 83-27 148-79 196-51 47-120 72-206 72h-932c-85 0-154-25-206-72-52-48-78-113-78-196 0-36 1-72 3-107 4-34 8-71 15-112 8-41 18-77 29-112 11-34 26-69 46-101 19-32 40-60 66-83 24-23 55-42 91-56 35-14 75-20 119-20 6 0 21 8 44 23s50 31 80 49c29 18 68 34 115 50 47 13 95 22 142 22 48 0 95-9 142-22 47-16 86-32 116-50 29-18 55-34 79-49 23-15 39-23 45-23 44 0 82 6 119 20 36 14 66 33 91 56 24 23 47 51 67 83 19 32 33 67 44 101 12 35 21 71 29 112s12 78 15 112c3 35 4 71 4 107z">
            <text:p/>
          </draw:path>
          <draw:path draw:style-name="gr30" draw:text-style-name="P8" draw:layer="layout" svg:width="0.817cm" svg:height="0.792cm" svg:x="3.387cm" svg:y="7.39cm" svg:viewBox="0 0 818 793" svg:d="M818 396c0 109-40 203-120 280-80 78-175 117-288 117-114 0-210-39-290-117-80-77-120-171-120-280 0-110 40-202 120-280 80-77 176-116 290-116 113 0 208 39 288 116 80 78 120 170 120 280z">
            <text:p/>
          </draw:path>
        </draw:g>
        <draw:polygon draw:style-name="gr40" draw:text-style-name="P43" xml:id="id33" draw:id="id33" draw:layer="layout" svg:width="4.095cm" svg:height="2.321cm" svg:x="16.482cm" svg:y="5.484cm" svg:viewBox="0 0 4096 2322" draw:points="0,0 4096,0 4096,2322 0,2322">
          <text:p text:style-name="P2"><text:span text:style-name="T13">PMM </text:span><text:span text:style-name="T13">Server</text:span></text:p>
        </draw:polygon>
        <draw:g xml:id="id23" draw:id="id23">
          <draw:path draw:style-name="gr6" draw:text-style-name="P8" draw:layer="layout" svg:width="1.891cm" svg:height="2.042cm" svg:x="2.892cm" svg:y="11.205cm" svg:viewBox="0 0 1892 2043" svg:d="M946 0c-175 0-322 15-473 47-150 33-259 72-345 128-88 55-128 110-128 175 1 3 1 5 1 7h-1v1367h4c13 54 50 99 124 145 86 56 195 96 346 128 150 32 299 46 472 46 174 0 322-14 473-46 150-32 258-72 345-128 73-46 111-91 123-145h5v-1367h-2c2-2 2-4 2-7 0-65-40-120-127-175-87-56-195-95-346-128-151-32-299-47-473-47z">
            <text:p/>
          </draw:path>
          <draw:path draw:style-name="gr15" draw:text-style-name="P9" draw:layer="layout" svg:width="1.889cm" svg:height="0.697cm" svg:x="2.882cm" svg:y="11.174cm" svg:viewBox="0 0 1890 698" svg:d="M1890 350c0 64-40 118-126 174-88 56-197 95-346 128-151 32-300 46-473 46-175 0-322-14-472-46-151-33-260-72-346-128-88-56-127-110-127-174 0-65 39-121 127-176 86-56 195-95 346-127 150-32 298-47 472-47s322 15 473 47c149 32 258 71 346 127 86 55 126 111 126 176z">
            <text:p/>
          </draw:path>
          <draw:path draw:style-name="gr15" draw:text-style-name="P9" draw:layer="layout" svg:width="1.891cm" svg:height="2.042cm" svg:x="2.882cm" svg:y="11.182cm" svg:viewBox="0 0 1892 2043" svg:d="M946 0c-175 0-322 15-473 47-150 33-259 72-345 128-88 55-128 110-128 175 1 3 1 5 1 7h-1v1367h4c13 54 50 99 124 145 86 56 195 96 346 128 150 32 299 46 472 46 174 0 322-14 473-46 150-32 258-72 345-128 73-46 111-91 123-145h5v-1367h-2c2-2 2-4 2-7 0-65-40-120-127-175-87-56-195-95-346-128-151-32-299-47-473-47z">
            <text:p/>
          </draw:path>
          <draw:path draw:style-name="gr26" draw:text-style-name="P28" draw:layer="layout" svg:width="1.949cm" svg:height="0.373cm" svg:x="2.859cm" svg:y="11.631cm" svg:viewBox="0 0 1950 374" svg:d="M60 0c0 12 2 24 5 34 5 13 12 25 20 37 9 13 20 25 35 38s32 25 53 38c42 27 89 50 143 70 56 21 119 38 194 54 147 32 294 45 465 45s317-13 466-45c73-16 137-33 193-54 54-20 101-43 143-70 20-13 38-25 53-38 14-13 26-25 35-38 9-12 15-24 19-37 4-10 6-22 6-34h60c0 18-3 35-9 53-6 17-15 34-27 51-11 16-26 31-44 48-16 14-36 29-60 44-45 29-96 53-155 75-58 22-124 40-201 57-153 32-303 46-479 46-177 0-327-14-479-46-76-17-143-35-201-57-59-22-110-46-155-75-23-15-43-30-60-44-18-17-32-32-44-48-13-17-22-34-27-51-6-18-9-35-9-53z">
            <text:p/>
          </draw:path>
          <draw:path draw:style-name="gr26" draw:text-style-name="P28" draw:layer="layout" svg:width="1.949cm" svg:height="0.373cm" svg:x="2.86cm" svg:y="11.739cm" svg:viewBox="0 0 1950 374" svg:d="M60 0c0 12 2 24 5 34 5 13 12 25 20 37 9 13 20 25 35 38s32 25 53 38c42 27 89 50 143 70 56 21 119 38 194 54 147 32 294 45 465 45s317-13 466-45c73-16 137-33 193-54 54-20 101-43 143-70 20-13 38-25 53-38 14-13 26-25 35-38 9-12 15-24 19-37 4-10 6-22 6-34h60c0 18-3 35-9 53-6 17-15 34-27 51-11 16-26 31-44 48-16 14-36 29-60 44-45 29-96 53-155 75-58 22-124 40-201 57-153 32-303 46-479 46-177 0-327-14-479-46-76-17-143-35-201-57-59-22-110-46-155-75-23-15-43-30-60-44-18-17-32-32-44-48-13-17-22-34-27-51-6-18-9-35-9-53z">
            <text:p/>
          </draw:path>
        </draw:g>
        <draw:frame draw:style-name="gr41" draw:text-style-name="P32" draw:layer="layout" svg:width="1.887cm" svg:height="0.402cm" svg:x="2.838cm" svg:y="10.525cm">
          <draw:text-box>
            <text:p><text:span text:style-name="T8">Databa</text:span><text:span text:style-name="T8">se</text:span></text:p>
          </draw:text-box>
        </draw:frame>
        <draw:polygon draw:style-name="gr40" draw:text-style-name="P43" xml:id="id22" draw:id="id22" draw:layer="layout" svg:width="4.095cm" svg:height="2.321cm" svg:x="1.754cm" svg:y="14.751cm" svg:viewBox="0 0 4096 2322" draw:points="0,0 4096,0 4096,2322 0,2322">
          <text:p text:style-name="P2"><text:span text:style-name="T13">Custo</text:span><text:span text:style-name="T13">mer</text:span><text:span text:style-name="T13"><text:line-break/></text:span><text:span text:style-name="T13">Applic</text:span><text:span text:style-name="T13">ation</text:span></text:p>
        </draw:polygon>
        <draw:connector draw:style-name="gr21" draw:text-style-name="P24" draw:layer="layout" draw:type="line" svg:x1="3.802cm" svg:y1="14.751cm" svg:x2="3.834cm" svg:y2="13.248cm" draw:start-shape="id22" draw:start-glue-point="0" draw:end-shape="id23" draw:end-glue-point="2" svg:d="M3802 14751l32-1503" svg:viewBox="0 0 33 1504">
          <text:p/>
        </draw:connector>
        <draw:connector draw:style-name="gr21" draw:text-style-name="P24" draw:layer="layout" draw:type="line" svg:x1="4.548cm" svg:y1="8.182cm" svg:x2="7.67cm" svg:y2="8.225cm" draw:start-shape="id24" draw:start-glue-point="1" draw:end-shape="id25" draw:end-glue-point="3" svg:d="M4548 8182l3122 43" svg:viewBox="0 0 3123 44">
          <text:p/>
        </draw:connector>
        <draw:frame draw:style-name="gr41" draw:text-style-name="P33" draw:layer="layout" svg:width="1.887cm" svg:height="0.402cm" svg:x="3.317cm" svg:y="6.724cm">
          <draw:text-box>
            <text:p text:style-name="P2"><text:span text:style-name="T8">U</text:span><text:span text:style-name="T8">s</text:span><text:span text:style-name="T8">e</text:span><text:span text:style-name="T8">r</text:span></text:p>
          </draw:text-box>
        </draw:frame>
        <draw:path draw:style-name="gr44" draw:text-style-name="P45" xml:id="id26" draw:id="id26" draw:layer="layout" svg:width="0.78cm" svg:height="0.647cm" svg:x="7.664cm" svg:y="9.567cm" svg:viewBox="0 0 781 648" svg:d="M57 0c-31 0-57 24-57 54v541c0 29 26 53 57 53h669c31 0 55-24 55-53v-541c0-30-24-54-55-54zM112 379l111-109-111-109 56-53 167 162-167 162zM558 432h-223v-53h223z">
          <text:p/>
        </draw:path>
        <draw:frame draw:style-name="gr45" draw:text-style-name="P46" draw:layer="layout" svg:width="2.605cm" svg:height="0.534cm" svg:x="9.596cm" svg:y="5.869cm">
          <draw:text-box>
            <text:p><text:span text:style-name="T15">P</text:span><text:span text:style-name="T15">M</text:span><text:span text:style-name="T15">M</text:span><text:span text:style-name="T15"> </text:span><text:span text:style-name="T15">C</text:span><text:span text:style-name="T15">l</text:span><text:span text:style-name="T15">i</text:span><text:span text:style-name="T15">e</text:span><text:span text:style-name="T15">n</text:span><text:span text:style-name="T15">t</text:span></text:p>
          </draw:text-box>
        </draw:frame>
        <draw:g xml:id="id27" draw:id="id27">
          <draw:path draw:style-name="gr6" draw:text-style-name="P8" draw:layer="layout" svg:width="0.756cm" svg:height="0.733cm" svg:x="12.476cm" svg:y="10.39cm" svg:viewBox="0 0 757 734" svg:d="M344 0c-10 0-18 8-18 17v75c0 8-5 14-13 17-28 6-53 17-78 31-6 4-15 3-21-2l-55-54c-7-5-18-5-25 0l-47 47c-8 7-8 17 0 24l54 53c6 6 7 14 2 21-14 24-25 48-32 75-2 8-9 13-17 13h-77c-5 0-9 2-13 6-3 3-4 6-4 11v67c0 9 8 16 17 16h77c8 0 15 6 17 13 7 27 18 53 32 77 5 6 4 15-2 20l-54 53c-4 3-6 7-6 11 0 5 2 9 6 12l47 48c7 6 18 6 25 0l55-54c4-3 8-4 12-4 3 0 6 1 9 2 25 15 50 24 78 31 8 2 13 8 13 17v74c0 10 8 17 18 17h69c9 0 17-7 17-17v-74c0-9 5-15 13-17 28-7 54-16 79-31 6-5 15-4 21 2l54 54c7 6 18 6 25 0l48-48c7-6 7-17 0-23l-54-53c-5-5-7-14-3-20 15-24 26-50 33-77 1-7 9-13 17-13h76c5 0 9-2 13-4 3-3 5-8 5-12v-67c0-9-8-17-18-17h-76c-8 0-16-5-17-13-7-27-18-51-33-75-4-7-2-15 3-21l54-53c4-3 5-8 5-12s-1-9-5-12l-48-47c-7-5-18-5-25 0l-54 54c-6 5-15 6-21 2-25-14-51-25-79-31-8-3-13-9-13-17v-75c0-9-8-17-17-17zM379 217c85 0 155 68 155 151 0 84-70 151-155 151-86 0-156-67-156-151 0-83 70-151 156-151z">
            <text:p/>
          </draw:path>
          <draw:path draw:style-name="gr7" draw:text-style-name="P9" draw:layer="layout" svg:width="0.756cm" svg:height="0.733cm" svg:x="12.476cm" svg:y="10.39cm" svg:viewBox="0 0 757 734" svg:d="M344 0c-10 0-18 8-18 17v75c0 8-5 14-13 17-28 6-53 17-78 31-6 4-15 3-21-2l-55-54c-7-5-18-5-25 0l-47 47c-8 7-8 17 0 24l54 53c6 6 7 14 2 21-14 24-25 48-32 75-2 8-9 13-17 13h-77c-5 0-9 2-13 6-3 3-4 6-4 11v67c0 9 8 16 17 16h77c8 0 15 6 17 13 7 27 18 53 32 77 5 6 4 15-2 20l-54 53c-4 3-6 7-6 11 0 5 2 9 6 12l47 48c7 6 18 6 25 0l55-54c4-3 8-4 12-4 3 0 6 1 9 2 25 15 50 24 78 31 8 2 13 8 13 17v74c0 10 8 17 18 17h69c9 0 17-7 17-17v-74c0-9 5-15 13-17 28-7 54-16 79-31 6-5 15-4 21 2l54 54c7 6 18 6 25 0l48-48c7-6 7-17 0-23l-54-53c-5-5-7-14-3-20 15-24 26-50 33-77 1-7 9-13 17-13h76c5 0 9-2 13-4 3-3 5-8 5-12v-67c0-9-8-17-18-17h-76c-8 0-16-5-17-13-7-27-18-51-33-75-4-7-2-15 3-21l54-53c4-3 5-8 5-12s-1-9-5-12l-48-47c-7-5-18-5-25 0l-54 54c-6 5-15 6-21 2-25-14-51-25-79-31-8-3-13-9-13-17v-75c0-9-8-17-17-17z">
            <text:p/>
          </draw:path>
          <draw:path draw:style-name="gr7" draw:text-style-name="P9" draw:layer="layout" svg:width="0.31cm" svg:height="0.301cm" svg:x="12.7cm" svg:y="10.607cm" svg:viewBox="0 0 311 302" svg:d="M155 0c86 0 156 68 156 151s-70 151-156 151c-85 0-155-68-155-151s70-151 155-151z">
            <text:p/>
          </draw:path>
          <draw:path draw:style-name="gr6" draw:text-style-name="P8" draw:layer="layout" svg:width="0.756cm" svg:height="0.733cm" svg:x="12.646cm" svg:y="10.484cm" svg:viewBox="0 0 757 734" svg:d="M344 0c-10 0-18 8-18 17v74c0 9-5 15-13 17-27 7-53 17-78 32-6 4-15 3-21-2l-54-54c-7-7-19-7-25 0l-48 47c-7 7-7 17 0 24l54 53c6 5 7 14 2 20-14 24-25 49-32 76-2 8-9 13-17 13h-77c-5 0-9 1-13 5-3 3-4 7-4 11v67c0 10 8 17 17 17h77c8 0 15 6 17 13 7 27 18 52 32 75 5 8 4 15-2 21l-54 54c-4 3-6 7-6 11 0 5 2 9 6 12l48 48c6 5 18 5 25 0l54-54c4-3 8-4 12-4s6 1 9 2c25 14 51 24 78 31 8 2 13 8 13 16v75c0 10 8 17 18 17h69c9 0 17-7 17-17v-75c0-8 5-14 13-16 28-7 54-17 79-31 6-5 15-4 21 2l54 54c7 5 18 5 25 0l48-48c7-6 7-17 0-23l-54-54c-5-6-7-13-2-21 14-23 25-48 32-75 1-7 9-13 17-13h77c5 0 9-2 13-5 2-3 4-7 4-12v-67c0-8-8-16-17-16h-77c-8 0-16-5-17-13-7-27-18-52-32-76-5-6-3-15 2-20l54-53c4-3 6-8 6-12s-2-9-6-12l-48-47c-7-7-18-7-25 0l-54 53c-6 6-15 7-21 3-25-15-51-26-79-32-8-2-13-8-13-17v-74c0-9-8-17-17-17zM379 217c85 0 155 67 155 151s-70 151-155 151c-86 0-156-67-156-151s70-151 156-151z">
            <text:p/>
          </draw:path>
          <draw:path draw:style-name="gr7" draw:text-style-name="P9" draw:layer="layout" svg:width="0.756cm" svg:height="0.733cm" svg:x="12.646cm" svg:y="10.484cm" svg:viewBox="0 0 757 734" svg:d="M344 0c-10 0-18 8-18 17v74c0 9-5 15-13 17-27 7-53 17-78 32-6 4-15 3-21-2l-54-54c-7-7-19-7-25 0l-48 47c-7 7-7 17 0 24l54 53c6 5 7 14 2 20-14 24-25 49-32 76-2 8-9 13-17 13h-77c-5 0-9 1-13 5-3 3-4 7-4 11v67c0 10 8 17 17 17h77c8 0 15 6 17 13 7 27 18 52 32 75 5 8 4 15-2 21l-54 54c-4 3-6 7-6 11 0 5 2 9 6 12l48 48c6 5 18 5 25 0l54-54c4-3 8-4 12-4s6 1 9 2c25 14 51 24 78 31 8 2 13 8 13 16v75c0 10 8 17 18 17h69c9 0 17-7 17-17v-75c0-8 5-14 13-16 28-7 54-17 79-31 6-5 15-4 21 2l54 54c7 5 18 5 25 0l48-48c7-6 7-17 0-23l-54-54c-5-6-7-13-2-21 14-23 25-48 32-75 1-7 9-13 17-13h77c5 0 9-2 13-5 2-3 4-7 4-12v-67c0-8-8-16-17-16h-77c-8 0-16-5-17-13-7-27-18-52-32-76-5-6-3-15 2-20l54-53c4-3 6-8 6-12s-2-9-6-12l-48-47c-7-7-18-7-25 0l-54 53c-6 6-15 7-21 3-25-15-51-26-79-32-8-2-13-8-13-17v-74c0-9-8-17-17-17z">
            <text:p/>
          </draw:path>
          <draw:path draw:style-name="gr7" draw:text-style-name="P9" draw:layer="layout" svg:width="0.31cm" svg:height="0.301cm" svg:x="12.869cm" svg:y="10.701cm" svg:viewBox="0 0 311 302" svg:d="M155 0c86 0 156 67 156 151 0 83-70 151-156 151-85 0-155-68-155-151 0-84 70-151 155-151z">
            <text:p/>
          </draw:path>
        </draw:g>
        <draw:frame draw:style-name="gr46" draw:text-style-name="P47" draw:layer="layout" svg:width="2.967cm" svg:height="0.402cm" svg:x="11.443cm" svg:y="9.852cm">
          <draw:text-box>
            <text:p><text:span text:style-name="T16">m</text:span><text:span text:style-name="T16">y</text:span><text:span text:style-name="T16">s</text:span><text:span text:style-name="T16">q</text:span><text:span text:style-name="T16">l</text:span><text:span text:style-name="T16">d</text:span><text:span text:style-name="T16">_</text:span><text:span text:style-name="T16">e</text:span><text:span text:style-name="T16">x</text:span><text:span text:style-name="T16">p</text:span><text:span text:style-name="T16">o</text:span><text:span text:style-name="T16">r</text:span><text:span text:style-name="T16">t</text:span><text:span text:style-name="T16">e</text:span><text:span text:style-name="T16">r</text:span></text:p>
          </draw:text-box>
        </draw:frame>
        <draw:g xml:id="id28" draw:id="id28">
          <draw:path draw:style-name="gr6" draw:text-style-name="P8" draw:layer="layout" svg:width="0.756cm" svg:height="0.732cm" svg:x="12.476cm" svg:y="12.411cm" svg:viewBox="0 0 757 733" svg:d="M344 0c-10 0-18 8-18 16v75c0 8-5 14-13 17-28 6-53 17-78 31-6 4-15 3-21-2l-55-53c-7-7-18-7-25 0l-47 46c-8 7-8 17 0 24l54 54c6 5 7 14 2 20-14 24-25 48-32 75-2 8-9 13-17 13h-77c-5 0-9 2-13 6-3 3-4 7-4 11v67c0 9 8 16 17 16h77c8 0 15 6 17 13 7 27 18 53 32 76 5 7 4 15-2 21l-54 53c-4 3-6 7-6 11 0 5 2 9 6 12l47 48c7 6 18 6 25 0l55-53c4-3 8-6 12-6 3 0 6 2 9 3 25 15 50 25 78 32 8 1 13 8 13 16v74c0 10 8 17 18 17h69c9 0 17-7 17-17v-74c0-8 5-15 13-16 28-7 54-17 79-32 6-4 15-3 21 3l54 53c7 6 18 6 25 0l48-48c7-6 7-17 0-23l-54-53c-5-6-7-14-3-21 15-23 26-49 33-76 1-7 9-13 17-13h76c5 0 9-1 13-4 3-3 5-8 5-12v-67c0-9-8-17-18-17h-76c-8 0-16-5-17-13-7-27-18-51-33-75-4-6-2-15 3-20l54-54c4-3 5-8 5-12s-1-9-5-12l-48-46c-7-7-18-7-25 0l-54 53c-6 5-15 6-21 2-25-14-51-25-79-31-8-3-13-9-13-17v-75c0-8-8-16-17-16zM379 216c85 0 155 68 155 151 0 84-70 151-155 151-86 0-156-67-156-151 0-83 70-151 156-151z">
            <text:p/>
          </draw:path>
          <draw:path draw:style-name="gr7" draw:text-style-name="P9" draw:layer="layout" svg:width="0.756cm" svg:height="0.732cm" svg:x="12.476cm" svg:y="12.411cm" svg:viewBox="0 0 757 733" svg:d="M344 0c-10 0-18 8-18 16v75c0 8-5 14-13 17-28 6-53 17-78 31-6 4-15 3-21-2l-55-53c-7-7-18-7-25 0l-47 46c-8 7-8 17 0 24l54 54c6 5 7 14 2 20-14 24-25 48-32 75-2 8-9 13-17 13h-77c-5 0-9 2-13 6-3 3-4 7-4 11v67c0 9 8 16 17 16h77c8 0 15 6 17 13 7 27 18 53 32 76 5 7 4 15-2 21l-54 53c-4 3-6 7-6 11 0 5 2 9 6 12l47 48c7 6 18 6 25 0l55-53c4-3 8-6 12-6 3 0 6 2 9 3 25 15 50 25 78 32 8 1 13 8 13 16v74c0 10 8 17 18 17h69c9 0 17-7 17-17v-74c0-8 5-15 13-16 28-7 54-17 79-32 6-4 15-3 21 3l54 53c7 6 18 6 25 0l48-48c7-6 7-17 0-23l-54-53c-5-6-7-14-3-21 15-23 26-49 33-76 1-7 9-13 17-13h76c5 0 9-1 13-4 3-3 5-8 5-12v-67c0-9-8-17-18-17h-76c-8 0-16-5-17-13-7-27-18-51-33-75-4-6-2-15 3-20l54-54c4-3 5-8 5-12s-1-9-5-12l-48-46c-7-7-18-7-25 0l-54 53c-6 5-15 6-21 2-25-14-51-25-79-31-8-3-13-9-13-17v-75c0-8-8-16-17-16z">
            <text:p/>
          </draw:path>
          <draw:path draw:style-name="gr7" draw:text-style-name="P9" draw:layer="layout" svg:width="0.31cm" svg:height="0.301cm" svg:x="12.7cm" svg:y="12.627cm" svg:viewBox="0 0 311 302" svg:d="M155 0c86 0 156 68 156 151s-70 151-156 151c-85 0-155-68-155-151s70-151 155-151z">
            <text:p/>
          </draw:path>
          <draw:path draw:style-name="gr6" draw:text-style-name="P8" draw:layer="layout" svg:width="0.756cm" svg:height="0.733cm" svg:x="12.646cm" svg:y="12.503cm" svg:viewBox="0 0 757 734" svg:d="M344 0c-10 0-18 8-18 17v75c0 8-5 14-13 17-27 6-53 17-78 31-6 4-15 3-21-2l-54-54c-7-5-19-5-25 0l-48 47c-7 7-7 17 0 24l54 53c6 6 7 14 2 21-14 23-25 48-32 75-2 8-9 13-17 13h-77c-5 0-9 2-13 6-3 2-4 6-4 11v67c0 9 8 16 17 16h77c8 0 15 6 17 13 7 27 18 53 32 77 5 6 4 15-2 20l-54 53c-4 3-6 7-6 11 0 5 2 9 6 12l48 48c6 6 18 6 25 0l54-54c4-3 8-4 12-4s6 1 9 2c25 15 51 24 78 31 8 2 13 8 13 17v74c0 10 8 17 18 17h69c9 0 17-7 17-17v-74c0-9 5-15 13-17 28-7 54-16 79-31 6-5 15-4 21 2l54 54c7 6 18 6 25 0l48-48c7-6 7-17 0-23l-54-53c-5-5-7-14-2-20 14-24 25-50 32-77 1-7 9-13 17-13h77c5 0 9-2 13-5 2-2 4-7 4-11v-67c0-9-8-17-17-17h-77c-8 0-16-5-17-13-7-27-18-52-32-75-5-7-3-15 2-21l54-53c4-3 6-8 6-12s-2-9-6-12l-48-47c-7-5-18-5-25 0l-54 54c-6 5-15 6-21 2-25-14-51-25-79-31-8-3-13-9-13-17v-75c0-9-8-17-17-17zM379 217c85 0 155 68 155 151 0 84-70 151-155 151-86 0-156-67-156-151 0-83 70-151 156-151z">
            <text:p/>
          </draw:path>
          <draw:path draw:style-name="gr7" draw:text-style-name="P9" draw:layer="layout" svg:width="0.756cm" svg:height="0.733cm" svg:x="12.646cm" svg:y="12.503cm" svg:viewBox="0 0 757 734" svg:d="M344 0c-10 0-18 8-18 17v75c0 8-5 14-13 17-27 6-53 17-78 31-6 4-15 3-21-2l-54-54c-7-5-19-5-25 0l-48 47c-7 7-7 17 0 24l54 53c6 6 7 14 2 21-14 23-25 48-32 75-2 8-9 13-17 13h-77c-5 0-9 2-13 6-3 2-4 6-4 11v67c0 9 8 16 17 16h77c8 0 15 6 17 13 7 27 18 53 32 77 5 6 4 15-2 20l-54 53c-4 3-6 7-6 11 0 5 2 9 6 12l48 48c6 6 18 6 25 0l54-54c4-3 8-4 12-4s6 1 9 2c25 15 51 24 78 31 8 2 13 8 13 17v74c0 10 8 17 18 17h69c9 0 17-7 17-17v-74c0-9 5-15 13-17 28-7 54-16 79-31 6-5 15-4 21 2l54 54c7 6 18 6 25 0l48-48c7-6 7-17 0-23l-54-53c-5-5-7-14-2-20 14-24 25-50 32-77 1-7 9-13 17-13h77c5 0 9-2 13-5 2-2 4-7 4-11v-67c0-9-8-17-17-17h-77c-8 0-16-5-17-13-7-27-18-52-32-75-5-7-3-15 2-21l54-53c4-3 6-8 6-12s-2-9-6-12l-48-47c-7-5-18-5-25 0l-54 54c-6 5-15 6-21 2-25-14-51-25-79-31-8-3-13-9-13-17v-75c0-9-8-17-17-17z">
            <text:p/>
          </draw:path>
          <draw:path draw:style-name="gr7" draw:text-style-name="P9" draw:layer="layout" svg:width="0.31cm" svg:height="0.301cm" svg:x="12.869cm" svg:y="12.721cm" svg:viewBox="0 0 311 302" svg:d="M155 0c86 0 156 68 156 151s-70 151-156 151c-85 0-155-68-155-151s70-151 155-151z">
            <text:p/>
          </draw:path>
        </draw:g>
        <draw:frame draw:style-name="gr47" draw:text-style-name="P47" draw:layer="layout" svg:width="3.363cm" svg:height="0.402cm" svg:x="11.246cm" svg:y="11.872cm">
          <draw:text-box>
            <text:p><text:span text:style-name="T16">m</text:span><text:span text:style-name="T16">o</text:span><text:span text:style-name="T16">n</text:span><text:span text:style-name="T16">g</text:span><text:span text:style-name="T16">o</text:span><text:span text:style-name="T16">d</text:span><text:span text:style-name="T16">b</text:span><text:span text:style-name="T16">_</text:span><text:span text:style-name="T16">e</text:span><text:span text:style-name="T16">x</text:span><text:span text:style-name="T16">p</text:span><text:span text:style-name="T16">o</text:span><text:span text:style-name="T16">r</text:span><text:span text:style-name="T16">t</text:span><text:span text:style-name="T16">e</text:span><text:span text:style-name="T16">r</text:span></text:p>
          </draw:text-box>
        </draw:frame>
        <draw:g xml:id="id29" draw:id="id29">
          <draw:path draw:style-name="gr6" draw:text-style-name="P8" draw:layer="layout" svg:width="0.756cm" svg:height="0.732cm" svg:x="12.476cm" svg:y="14.435cm" svg:viewBox="0 0 757 733" svg:d="M344 0c-10 0-18 8-18 16v75c0 8-5 14-13 17-28 6-53 17-78 31-6 4-15 3-21-2l-55-53c-7-7-18-7-25 0l-47 47c-8 7-8 17 0 24l54 53c6 5 7 14 2 20-14 24-25 49-32 76-2 8-9 12-17 12h-77c-5 0-9 2-13 6-3 3-4 7-4 11v67c0 10 8 16 17 16h77c8 0 15 6 17 13 7 27 18 53 32 76 5 7 4 15-2 21l-54 53c-4 3-6 7-6 11 0 5 2 9 6 12l47 48c7 6 18 6 25 0l55-53c4-3 8-6 12-6 3 0 6 2 9 4 25 14 50 24 78 31 8 2 13 8 13 16v75c0 9 8 16 18 16h69c9 0 17-7 17-16v-75c0-8 5-14 13-16 28-7 54-17 79-31 6-5 15-4 21 2l54 53c7 6 18 6 25 0l48-48c7-6 7-17 0-23l-54-53c-5-6-7-14-3-21 15-23 26-49 33-76 1-7 9-13 17-13h76c5 0 9-1 13-4 3-3 5-8 5-12v-67c0-9-8-17-18-17h-76c-8 0-16-4-17-12-7-27-18-52-33-76-4-6-2-15 3-20l54-53c4-3 5-8 5-12s-1-9-5-12l-48-47c-7-7-18-7-25 0l-54 53c-6 5-15 6-21 2-25-14-51-25-79-31-8-3-13-9-13-17v-75c0-8-8-16-17-16zM379 216c85 0 155 68 155 152 0 83-70 150-155 150-86 0-156-67-156-150 0-84 70-152 156-152z">
            <text:p/>
          </draw:path>
          <draw:path draw:style-name="gr7" draw:text-style-name="P9" draw:layer="layout" svg:width="0.756cm" svg:height="0.732cm" svg:x="12.476cm" svg:y="14.435cm" svg:viewBox="0 0 757 733" svg:d="M344 0c-10 0-18 8-18 16v75c0 8-5 14-13 17-28 6-53 17-78 31-6 4-15 3-21-2l-55-53c-7-7-18-7-25 0l-47 47c-8 7-8 17 0 24l54 53c6 5 7 14 2 20-14 24-25 49-32 76-2 8-9 12-17 12h-77c-5 0-9 2-13 6-3 3-4 7-4 11v67c0 10 8 16 17 16h77c8 0 15 6 17 13 7 27 18 53 32 76 5 7 4 15-2 21l-54 53c-4 3-6 7-6 11 0 5 2 9 6 12l47 48c7 6 18 6 25 0l55-53c4-3 8-6 12-6 3 0 6 2 9 4 25 14 50 24 78 31 8 2 13 8 13 16v75c0 9 8 16 18 16h69c9 0 17-7 17-16v-75c0-8 5-14 13-16 28-7 54-17 79-31 6-5 15-4 21 2l54 53c7 6 18 6 25 0l48-48c7-6 7-17 0-23l-54-53c-5-6-7-14-3-21 15-23 26-49 33-76 1-7 9-13 17-13h76c5 0 9-1 13-4 3-3 5-8 5-12v-67c0-9-8-17-18-17h-76c-8 0-16-4-17-12-7-27-18-52-33-76-4-6-2-15 3-20l54-53c4-3 5-8 5-12s-1-9-5-12l-48-47c-7-7-18-7-25 0l-54 53c-6 5-15 6-21 2-25-14-51-25-79-31-8-3-13-9-13-17v-75c0-8-8-16-17-16z">
            <text:p/>
          </draw:path>
          <draw:path draw:style-name="gr7" draw:text-style-name="P9" draw:layer="layout" svg:width="0.31cm" svg:height="0.301cm" svg:x="12.7cm" svg:y="14.651cm" svg:viewBox="0 0 311 302" svg:d="M155 0c86 0 156 68 156 152 0 82-70 150-156 150-85 0-155-68-155-150 0-84 70-152 155-152z">
            <text:p/>
          </draw:path>
          <draw:path draw:style-name="gr6" draw:text-style-name="P8" draw:layer="layout" svg:width="0.756cm" svg:height="0.732cm" svg:x="12.646cm" svg:y="14.529cm" svg:viewBox="0 0 757 733" svg:d="M344 0c-10 0-18 8-18 16v75c0 8-5 14-13 17-27 6-53 17-78 31-6 4-15 3-21-2l-54-53c-7-7-19-7-25 0l-48 46c-7 8-7 17 0 24l54 54c6 5 7 14 2 20-14 24-25 49-32 75-2 8-9 13-17 13h-77c-5 0-9 2-13 6-3 3-4 7-4 11v67c0 9 8 16 17 16h77c8 0 15 6 17 13 7 27 18 53 32 76 5 7 4 15-2 21l-54 53c-4 3-6 7-6 11 0 5 2 9 6 12l48 48c6 6 18 6 25 0l54-53c4-3 8-6 12-6s6 2 9 3c25 15 51 25 78 32 8 1 13 8 13 16v74c0 10 8 17 18 17h69c9 0 17-7 17-17v-74c0-8 5-15 13-16 28-7 54-17 79-32 6-4 15-3 21 3l54 53c7 6 18 6 25 0l48-48c7-6 7-17 0-23l-54-53c-5-6-7-14-2-21 14-23 25-49 32-76 1-7 9-13 17-13h77c5 0 9-1 13-4 2-3 4-8 4-12v-67c0-9-8-17-17-17h-77c-8 0-16-5-17-13-7-27-18-51-32-75-5-6-3-15 2-20l54-54c4-2 6-7 6-12 0-4-2-9-6-12l-48-46c-7-7-18-7-25 0l-54 53c-6 5-15 6-21 2-25-14-51-25-79-31-8-3-13-9-13-17v-75c0-8-8-16-17-16zM379 216c85 0 155 68 155 152 0 83-70 150-155 150-86 0-156-67-156-150 0-84 70-152 156-152z">
            <text:p/>
          </draw:path>
          <draw:path draw:style-name="gr7" draw:text-style-name="P9" draw:layer="layout" svg:width="0.756cm" svg:height="0.732cm" svg:x="12.646cm" svg:y="14.529cm" svg:viewBox="0 0 757 733" svg:d="M344 0c-10 0-18 8-18 16v75c0 8-5 14-13 17-27 6-53 17-78 31-6 4-15 3-21-2l-54-53c-7-7-19-7-25 0l-48 46c-7 8-7 17 0 24l54 54c6 5 7 14 2 20-14 24-25 49-32 75-2 8-9 13-17 13h-77c-5 0-9 2-13 6-3 3-4 7-4 11v67c0 9 8 16 17 16h77c8 0 15 6 17 13 7 27 18 53 32 76 5 7 4 15-2 21l-54 53c-4 3-6 7-6 11 0 5 2 9 6 12l48 48c6 6 18 6 25 0l54-53c4-3 8-6 12-6s6 2 9 3c25 15 51 25 78 32 8 1 13 8 13 16v74c0 10 8 17 18 17h69c9 0 17-7 17-17v-74c0-8 5-15 13-16 28-7 54-17 79-32 6-4 15-3 21 3l54 53c7 6 18 6 25 0l48-48c7-6 7-17 0-23l-54-53c-5-6-7-14-2-21 14-23 25-49 32-76 1-7 9-13 17-13h77c5 0 9-1 13-4 2-3 4-8 4-12v-67c0-9-8-17-17-17h-77c-8 0-16-5-17-13-7-27-18-51-32-75-5-6-3-15 2-20l54-54c4-2 6-7 6-12 0-4-2-9-6-12l-48-46c-7-7-18-7-25 0l-54 53c-6 5-15 6-21 2-25-14-51-25-79-31-8-3-13-9-13-17v-75c0-8-8-16-17-16z">
            <text:p/>
          </draw:path>
          <draw:path draw:style-name="gr7" draw:text-style-name="P9" draw:layer="layout" svg:width="0.31cm" svg:height="0.301cm" svg:x="12.869cm" svg:y="14.745cm" svg:viewBox="0 0 311 302" svg:d="M155 0c86 0 156 68 156 152 0 82-70 150-156 150-85 0-155-68-155-150 0-84 70-152 155-152z">
            <text:p/>
          </draw:path>
        </draw:g>
        <draw:frame draw:style-name="gr48" draw:text-style-name="P47" draw:layer="layout" svg:width="2.568cm" svg:height="0.402cm" svg:x="11.643cm" svg:y="13.897cm">
          <draw:text-box>
            <text:p><text:span text:style-name="T16">n</text:span><text:span text:style-name="T16">o</text:span><text:span text:style-name="T16">d</text:span><text:span text:style-name="T16">e</text:span><text:span text:style-name="T16">_</text:span><text:span text:style-name="T16">e</text:span><text:span text:style-name="T16">x</text:span><text:span text:style-name="T16">p</text:span><text:span text:style-name="T16">o</text:span><text:span text:style-name="T16">r</text:span><text:span text:style-name="T16">t</text:span><text:span text:style-name="T16">e</text:span><text:span text:style-name="T16">r</text:span></text:p>
          </draw:text-box>
        </draw:frame>
        <draw:g xml:id="id31" draw:id="id31">
          <draw:path draw:style-name="gr6" draw:text-style-name="P8" draw:layer="layout" svg:width="0.756cm" svg:height="0.732cm" svg:x="12.476cm" svg:y="18.457cm" svg:viewBox="0 0 757 733" svg:d="M344 0c-10 0-18 8-18 16v75c0 8-5 14-13 17-28 6-53 17-78 31-6 4-15 3-21-2l-55-53c-7-7-18-7-25 0l-47 47c-8 7-8 17 0 24l54 53c6 5 7 14 2 20-14 24-25 49-32 76-2 8-9 13-17 13h-77c-5 0-9 1-13 5-3 3-4 7-4 11v67c0 10 8 17 17 17h77c8 0 15 5 17 12 7 27 18 53 32 76 5 7 4 15-2 21l-54 53c-4 3-6 7-6 11 0 6 2 10 6 12l47 48c7 6 18 6 25 0l55-53c4-3 8-6 12-6 3 0 6 2 9 4 25 14 50 24 78 31 8 2 13 8 13 16v75c0 9 8 16 18 16h69c9 0 17-7 17-16v-75c0-8 5-14 13-16 28-7 54-17 79-31 6-5 15-4 21 2l54 53c7 6 18 6 25 0l48-48c7-6 7-17 0-23l-54-53c-5-6-7-14-3-21 15-23 26-49 33-76 1-7 9-12 17-12h76c5 0 9-2 13-5 3-3 5-8 5-12v-67c0-9-8-16-18-16h-76c-8 0-16-5-17-13-7-27-18-52-33-76-4-6-2-15 3-20l54-53c4-3 5-8 5-12s-1-9-5-12l-48-47c-7-7-18-7-25 0l-54 53c-6 5-15 6-21 2-25-14-51-25-79-31-8-3-13-9-13-17v-75c0-8-8-16-17-16zM379 216c85 0 155 68 155 152 0 83-70 150-155 150-86 0-156-67-156-150 0-84 70-152 156-152z">
            <text:p/>
          </draw:path>
          <draw:path draw:style-name="gr7" draw:text-style-name="P9" draw:layer="layout" svg:width="0.756cm" svg:height="0.732cm" svg:x="12.476cm" svg:y="18.457cm" svg:viewBox="0 0 757 733" svg:d="M344 0c-10 0-18 8-18 16v75c0 8-5 14-13 17-28 6-53 17-78 31-6 4-15 3-21-2l-55-53c-7-7-18-7-25 0l-47 47c-8 7-8 17 0 24l54 53c6 5 7 14 2 20-14 24-25 49-32 76-2 8-9 13-17 13h-77c-5 0-9 1-13 5-3 3-4 7-4 11v67c0 10 8 17 17 17h77c8 0 15 5 17 12 7 27 18 53 32 76 5 7 4 15-2 21l-54 53c-4 3-6 7-6 11 0 6 2 10 6 12l47 48c7 6 18 6 25 0l55-53c4-3 8-6 12-6 3 0 6 2 9 4 25 14 50 24 78 31 8 2 13 8 13 16v75c0 9 8 16 18 16h69c9 0 17-7 17-16v-75c0-8 5-14 13-16 28-7 54-17 79-31 6-5 15-4 21 2l54 53c7 6 18 6 25 0l48-48c7-6 7-17 0-23l-54-53c-5-6-7-14-3-21 15-23 26-49 33-76 1-7 9-12 17-12h76c5 0 9-2 13-5 3-3 5-8 5-12v-67c0-9-8-16-18-16h-76c-8 0-16-5-17-13-7-27-18-52-33-76-4-6-2-15 3-20l54-53c4-3 5-8 5-12s-1-9-5-12l-48-47c-7-7-18-7-25 0l-54 53c-6 5-15 6-21 2-25-14-51-25-79-31-8-3-13-9-13-17v-75c0-8-8-16-17-16z">
            <text:p/>
          </draw:path>
          <draw:path draw:style-name="gr7" draw:text-style-name="P9" draw:layer="layout" svg:width="0.31cm" svg:height="0.301cm" svg:x="12.7cm" svg:y="18.673cm" svg:viewBox="0 0 311 302" svg:d="M155 0c86 0 156 68 156 152 0 82-70 150-156 150-85 0-155-68-155-150 0-84 70-152 155-152z">
            <text:p/>
          </draw:path>
          <draw:path draw:style-name="gr6" draw:text-style-name="P8" draw:layer="layout" svg:width="0.756cm" svg:height="0.732cm" svg:x="12.646cm" svg:y="18.551cm" svg:viewBox="0 0 757 733" svg:d="M344 0c-10 0-18 8-18 16v75c0 8-5 14-13 17-27 6-53 17-78 31-6 4-15 3-21-2l-54-53c-7-7-19-7-25 0l-48 47c-7 7-7 16 0 24l54 53c6 5 7 14 2 20-14 24-25 49-32 75-2 8-9 13-17 13h-77c-5 0-9 2-13 6-3 3-4 7-4 11v67c0 9 8 16 17 16h77c8 0 15 6 17 13 7 27 18 53 32 76 5 7 4 15-2 21l-54 53c-4 3-6 7-6 11 0 5 2 9 6 12l48 48c6 6 18 6 25 0l54-53c4-3 8-6 12-6s6 2 9 3c25 15 51 25 78 32 8 1 13 8 13 16v75c0 9 8 16 18 16h69c9 0 17-7 17-16v-75c0-8 5-15 13-16 28-7 54-17 79-32 6-4 15-3 21 3l54 53c7 6 18 6 25 0l48-48c7-6 7-17 0-23l-54-53c-5-6-7-14-2-21 14-23 25-49 32-76 1-7 9-13 17-13h77c5 0 9-1 13-4 2-3 4-8 4-12v-67c0-9-8-17-17-17h-77c-8 0-16-5-17-13-7-26-18-51-32-75-5-6-3-15 2-20l54-54c4-2 6-7 6-11 0-5-2-10-6-12l-48-47c-7-7-18-7-25 0l-54 53c-6 5-15 6-21 2-25-14-51-25-79-31-8-3-13-9-13-17v-75c0-8-8-16-17-16zM379 216c85 0 155 68 155 152 0 83-70 150-155 150-86 0-156-67-156-150 0-84 70-152 156-152z">
            <text:p/>
          </draw:path>
          <draw:path draw:style-name="gr7" draw:text-style-name="P9" draw:layer="layout" svg:width="0.756cm" svg:height="0.732cm" svg:x="12.646cm" svg:y="18.551cm" svg:viewBox="0 0 757 733" svg:d="M344 0c-10 0-18 8-18 16v75c0 8-5 14-13 17-27 6-53 17-78 31-6 4-15 3-21-2l-54-53c-7-7-19-7-25 0l-48 47c-7 7-7 16 0 24l54 53c6 5 7 14 2 20-14 24-25 49-32 75-2 8-9 13-17 13h-77c-5 0-9 2-13 6-3 3-4 7-4 11v67c0 9 8 16 17 16h77c8 0 15 6 17 13 7 27 18 53 32 76 5 7 4 15-2 21l-54 53c-4 3-6 7-6 11 0 5 2 9 6 12l48 48c6 6 18 6 25 0l54-53c4-3 8-6 12-6s6 2 9 3c25 15 51 25 78 32 8 1 13 8 13 16v75c0 9 8 16 18 16h69c9 0 17-7 17-16v-75c0-8 5-15 13-16 28-7 54-17 79-32 6-4 15-3 21 3l54 53c7 6 18 6 25 0l48-48c7-6 7-17 0-23l-54-53c-5-6-7-14-2-21 14-23 25-49 32-76 1-7 9-13 17-13h77c5 0 9-1 13-4 2-3 4-8 4-12v-67c0-9-8-17-17-17h-77c-8 0-16-5-17-13-7-26-18-51-32-75-5-6-3-15 2-20l54-54c4-2 6-7 6-11 0-5-2-10-6-12l-48-47c-7-7-18-7-25 0l-54 53c-6 5-15 6-21 2-25-14-51-25-79-31-8-3-13-9-13-17v-75c0-8-8-16-17-16z">
            <text:p/>
          </draw:path>
          <draw:path draw:style-name="gr7" draw:text-style-name="P9" draw:layer="layout" svg:width="0.31cm" svg:height="0.301cm" svg:x="12.869cm" svg:y="18.767cm" svg:viewBox="0 0 311 302" svg:d="M155 0c86 0 156 68 156 152 0 82-70 150-156 150-85 0-155-68-155-150 0-84 70-152 155-152z">
            <text:p/>
          </draw:path>
        </draw:g>
        <draw:frame draw:style-name="gr49" draw:text-style-name="P47" draw:layer="layout" svg:width="3.175cm" svg:height="0.402cm" svg:x="11.338cm" svg:y="17.919cm">
          <draw:text-box>
            <text:p><text:span text:style-name="T16">p</text:span><text:span text:style-name="T16">r</text:span><text:span text:style-name="T16">o</text:span><text:span text:style-name="T16">x</text:span><text:span text:style-name="T16">y</text:span><text:span text:style-name="T16">s</text:span><text:span text:style-name="T16">q</text:span><text:span text:style-name="T16">l</text:span><text:span text:style-name="T16">_</text:span><text:span text:style-name="T16">e</text:span><text:span text:style-name="T16">x</text:span><text:span text:style-name="T16">p</text:span><text:span text:style-name="T16">o</text:span><text:span text:style-name="T16">r</text:span><text:span text:style-name="T16">t</text:span><text:span text:style-name="T16">e</text:span><text:span text:style-name="T16">r</text:span></text:p>
          </draw:text-box>
        </draw:frame>
        <draw:g xml:id="id32" draw:id="id32">
          <draw:path draw:style-name="gr6" draw:text-style-name="P8" draw:layer="layout" svg:width="0.756cm" svg:height="0.732cm" svg:x="12.476cm" svg:y="20.454cm" svg:viewBox="0 0 757 733" svg:d="M344 0c-10 0-18 8-18 17v74c0 8-5 15-13 17-28 6-53 17-78 32-6 3-15 2-21-3l-55-53c-7-7-18-7-25 0l-47 47c-8 7-8 17 0 24l54 53c6 5 7 14 2 20-14 24-25 49-32 76-2 8-9 13-17 13h-77c-5 0-9 1-13 5-3 3-4 7-4 11v67c0 10 8 17 17 17h77c8 0 15 6 17 13 7 27 18 52 32 75 5 7 4 15-2 21l-54 54c-4 3-6 7-6 11 0 5 2 9 6 12l47 47c7 6 18 6 25 0l55-53c4-3 8-4 12-4 3 0 6 0 9 2 25 14 50 24 78 31 8 2 13 8 13 16v75c0 10 8 16 18 16h69c9 0 17-6 17-16v-75c0-8 5-14 13-16 28-7 54-17 79-31 6-5 15-4 21 2l54 53c7 6 18 6 25 0l48-47c7-6 7-17 0-23l-54-54c-5-6-7-14-3-21 15-23 26-48 33-75 1-7 9-13 17-13h76c5 0 9-2 13-5 3-3 5-8 5-12v-67c0-8-8-16-18-16h-76c-8 0-16-5-17-13-7-27-18-52-33-76-4-6-2-15 3-20l54-53c4-3 5-8 5-12s-1-9-5-12l-48-47c-7-7-18-7-25 0l-54 53c-6 5-15 6-21 3-25-15-51-26-79-32-8-2-13-9-13-17v-74c0-9-8-17-17-17zM379 216c85 0 155 68 155 152s-70 151-155 151c-86 0-156-67-156-151s70-152 156-152z">
            <text:p/>
          </draw:path>
          <draw:path draw:style-name="gr7" draw:text-style-name="P9" draw:layer="layout" svg:width="0.756cm" svg:height="0.732cm" svg:x="12.476cm" svg:y="20.454cm" svg:viewBox="0 0 757 733" svg:d="M344 0c-10 0-18 8-18 17v74c0 8-5 15-13 17-28 6-53 17-78 32-6 3-15 2-21-3l-55-53c-7-7-18-7-25 0l-47 47c-8 7-8 17 0 24l54 53c6 5 7 14 2 20-14 24-25 49-32 76-2 8-9 13-17 13h-77c-5 0-9 1-13 5-3 3-4 7-4 11v67c0 10 8 17 17 17h77c8 0 15 6 17 13 7 27 18 52 32 75 5 7 4 15-2 21l-54 54c-4 3-6 7-6 11 0 5 2 9 6 12l47 47c7 6 18 6 25 0l55-53c4-3 8-4 12-4 3 0 6 0 9 2 25 14 50 24 78 31 8 2 13 8 13 16v75c0 10 8 16 18 16h69c9 0 17-6 17-16v-75c0-8 5-14 13-16 28-7 54-17 79-31 6-5 15-4 21 2l54 53c7 6 18 6 25 0l48-47c7-6 7-17 0-23l-54-54c-5-6-7-14-3-21 15-23 26-48 33-75 1-7 9-13 17-13h76c5 0 9-2 13-5 3-3 5-8 5-12v-67c0-8-8-16-18-16h-76c-8 0-16-5-17-13-7-27-18-52-33-76-4-6-2-15 3-20l54-53c4-3 5-8 5-12s-1-9-5-12l-48-47c-7-7-18-7-25 0l-54 53c-6 5-15 6-21 3-25-15-51-26-79-32-8-2-13-9-13-17v-74c0-9-8-17-17-17z">
            <text:p/>
          </draw:path>
          <draw:path draw:style-name="gr7" draw:text-style-name="P9" draw:layer="layout" svg:width="0.31cm" svg:height="0.302cm" svg:x="12.7cm" svg:y="20.67cm" svg:viewBox="0 0 311 303" svg:d="M155 0c86 0 156 68 156 152s-70 151-156 151c-85 0-155-67-155-151s70-152 155-152z">
            <text:p/>
          </draw:path>
          <draw:path draw:style-name="gr6" draw:text-style-name="P8" draw:layer="layout" svg:width="0.756cm" svg:height="0.732cm" svg:x="12.646cm" svg:y="20.548cm" svg:viewBox="0 0 757 733" svg:d="M344 0c-10 0-18 8-18 16v75c0 8-5 15-13 17-27 6-53 17-78 31-6 4-15 3-21-2l-54-53c-7-7-19-7-25 0l-48 47c-7 7-7 17 0 24l54 53c6 5 7 14 2 20-14 24-25 49-32 76-2 8-9 13-17 13h-77c-5 0-9 1-13 5-3 3-4 7-4 11v67c0 10 8 17 17 17h77c8 0 15 6 17 12 7 27 18 53 32 76 5 7 4 15-2 21l-54 53c-4 3-6 7-6 11 0 6 2 10 6 12l48 48c6 6 18 6 25 0l54-53c4-3 8-6 12-6s6 2 9 4c25 14 51 24 78 31 8 2 13 8 13 16v75c0 9 8 16 18 16h69c9 0 17-7 17-16v-75c0-8 5-14 13-16 28-7 54-17 79-31 6-5 15-4 21 2l54 53c7 6 18 6 25 0l48-48c7-6 7-16 0-23l-54-53c-5-6-7-14-2-21 14-23 25-49 32-76 1-6 9-12 17-12h77c5 0 9-2 13-5 2-3 4-8 4-12v-67c0-8-8-16-17-16h-77c-8 0-16-5-17-13-7-27-18-52-32-76-5-6-3-15 2-20l54-53c4-3 6-8 6-12s-2-9-6-12l-48-47c-7-7-18-7-25 0l-54 53c-6 5-15 6-21 2-25-14-51-25-79-31-8-2-13-9-13-17v-75c0-8-8-16-17-16zM379 216c85 0 155 68 155 152 0 83-70 150-155 150-86 0-156-67-156-150 0-84 70-152 156-152z">
            <text:p/>
          </draw:path>
          <draw:path draw:style-name="gr7" draw:text-style-name="P9" draw:layer="layout" svg:width="0.756cm" svg:height="0.732cm" svg:x="12.646cm" svg:y="20.548cm" svg:viewBox="0 0 757 733" svg:d="M344 0c-10 0-18 8-18 16v75c0 8-5 15-13 17-27 6-53 17-78 31-6 4-15 3-21-2l-54-53c-7-7-19-7-25 0l-48 47c-7 7-7 17 0 24l54 53c6 5 7 14 2 20-14 24-25 49-32 76-2 8-9 13-17 13h-77c-5 0-9 1-13 5-3 3-4 7-4 11v67c0 10 8 17 17 17h77c8 0 15 6 17 12 7 27 18 53 32 76 5 7 4 15-2 21l-54 53c-4 3-6 7-6 11 0 6 2 10 6 12l48 48c6 6 18 6 25 0l54-53c4-3 8-6 12-6s6 2 9 4c25 14 51 24 78 31 8 2 13 8 13 16v75c0 9 8 16 18 16h69c9 0 17-7 17-16v-75c0-8 5-14 13-16 28-7 54-17 79-31 6-5 15-4 21 2l54 53c7 6 18 6 25 0l48-48c7-6 7-16 0-23l-54-53c-5-6-7-14-2-21 14-23 25-49 32-76 1-6 9-12 17-12h77c5 0 9-2 13-5 2-3 4-8 4-12v-67c0-8-8-16-17-16h-77c-8 0-16-5-17-13-7-27-18-52-32-76-5-6-3-15 2-20l54-53c4-3 6-8 6-12s-2-9-6-12l-48-47c-7-7-18-7-25 0l-54 53c-6 5-15 6-21 2-25-14-51-25-79-31-8-2-13-9-13-17v-75c0-8-8-16-17-16z">
            <text:p/>
          </draw:path>
          <draw:path draw:style-name="gr7" draw:text-style-name="P9" draw:layer="layout" svg:width="0.31cm" svg:height="0.301cm" svg:x="12.869cm" svg:y="20.764cm" svg:viewBox="0 0 311 302" svg:d="M155 0c86 0 156 68 156 152 0 82-70 150-156 150-85 0-155-68-155-150 0-84 70-152 155-152z">
            <text:p/>
          </draw:path>
        </draw:g>
        <draw:frame draw:style-name="gr50" draw:text-style-name="P47" draw:layer="layout" svg:width="2.235cm" svg:height="0.402cm" svg:x="11.809cm" svg:y="19.916cm">
          <draw:text-box>
            <text:p><text:span text:style-name="T16">r</text:span><text:span text:style-name="T16">d</text:span><text:span text:style-name="T16">s</text:span><text:span text:style-name="T16">_</text:span><text:span text:style-name="T16">e</text:span><text:span text:style-name="T16">x</text:span><text:span text:style-name="T16">p</text:span><text:span text:style-name="T16">o</text:span><text:span text:style-name="T16">r</text:span><text:span text:style-name="T16">t</text:span><text:span text:style-name="T16">e</text:span><text:span text:style-name="T16">r</text:span></text:p>
          </draw:text-box>
        </draw:frame>
        <draw:g xml:id="id30" draw:id="id30">
          <draw:path draw:style-name="gr6" draw:text-style-name="P8" draw:layer="layout" svg:width="0.756cm" svg:height="0.732cm" svg:x="12.476cm" svg:y="16.448cm" svg:viewBox="0 0 757 733" svg:d="M344 0c-10 0-18 8-18 16v75c0 8-5 15-13 17-28 6-53 17-78 32-6 3-15 2-21-3l-55-53c-7-7-18-7-25 0l-47 47c-8 7-8 17 0 24l54 53c6 5 7 14 2 20-14 24-25 49-32 76-2 8-9 13-17 13h-77c-5 0-9 1-13 5-3 3-4 7-4 11v67c0 10 8 17 17 17h77c8 0 15 6 17 13 7 26 18 52 32 75 5 7 4 15-2 21l-54 54c-4 2-6 6-6 10 0 6 2 10 6 12l47 48c7 6 18 6 25 0l55-53c4-3 8-6 12-6 3 0 6 2 9 4 25 14 50 24 78 31 8 2 13 8 13 16v75c0 9 8 16 18 16h69c9 0 17-7 17-16v-75c0-8 5-14 13-16 28-7 54-17 79-31 6-5 15-4 21 2l54 53c7 6 18 6 25 0l48-48c7-6 7-16 0-22l-54-54c-5-6-7-14-3-21 15-23 26-49 33-75 1-7 9-13 17-13h76c5 0 9-2 13-5 3-3 5-8 5-12v-67c0-8-8-16-18-16h-76c-8 0-16-5-17-13-7-27-18-52-33-76-4-6-2-15 3-20l54-53c4-3 5-8 5-12s-1-9-5-12l-48-47c-7-7-18-7-25 0l-54 53c-6 5-15 6-21 2-25-14-51-25-79-31-8-2-13-9-13-17v-75c0-8-8-16-17-16zM379 216c85 0 155 68 155 152 0 83-70 150-155 150-86 0-156-67-156-150 0-84 70-152 156-152z">
            <text:p/>
          </draw:path>
          <draw:path draw:style-name="gr7" draw:text-style-name="P9" draw:layer="layout" svg:width="0.756cm" svg:height="0.732cm" svg:x="12.476cm" svg:y="16.448cm" svg:viewBox="0 0 757 733" svg:d="M344 0c-10 0-18 8-18 16v75c0 8-5 15-13 17-28 6-53 17-78 32-6 3-15 2-21-3l-55-53c-7-7-18-7-25 0l-47 47c-8 7-8 17 0 24l54 53c6 5 7 14 2 20-14 24-25 49-32 76-2 8-9 13-17 13h-77c-5 0-9 1-13 5-3 3-4 7-4 11v67c0 10 8 17 17 17h77c8 0 15 6 17 13 7 26 18 52 32 75 5 7 4 15-2 21l-54 54c-4 2-6 6-6 10 0 6 2 10 6 12l47 48c7 6 18 6 25 0l55-53c4-3 8-6 12-6 3 0 6 2 9 4 25 14 50 24 78 31 8 2 13 8 13 16v75c0 9 8 16 18 16h69c9 0 17-7 17-16v-75c0-8 5-14 13-16 28-7 54-17 79-31 6-5 15-4 21 2l54 53c7 6 18 6 25 0l48-48c7-6 7-16 0-22l-54-54c-5-6-7-14-3-21 15-23 26-49 33-75 1-7 9-13 17-13h76c5 0 9-2 13-5 3-3 5-8 5-12v-67c0-8-8-16-18-16h-76c-8 0-16-5-17-13-7-27-18-52-33-76-4-6-2-15 3-20l54-53c4-3 5-8 5-12s-1-9-5-12l-48-47c-7-7-18-7-25 0l-54 53c-6 5-15 6-21 2-25-14-51-25-79-31-8-2-13-9-13-17v-75c0-8-8-16-17-16z">
            <text:p/>
          </draw:path>
          <draw:path draw:style-name="gr7" draw:text-style-name="P9" draw:layer="layout" svg:width="0.31cm" svg:height="0.301cm" svg:x="12.7cm" svg:y="16.664cm" svg:viewBox="0 0 311 302" svg:d="M155 0c86 0 156 68 156 152 0 82-70 150-156 150-85 0-155-68-155-150 0-84 70-152 155-152z">
            <text:p/>
          </draw:path>
          <draw:path draw:style-name="gr6" draw:text-style-name="P8" draw:layer="layout" svg:width="0.756cm" svg:height="0.732cm" svg:x="12.646cm" svg:y="16.542cm" svg:viewBox="0 0 757 733" svg:d="M344 0c-10 0-18 8-18 16v75c0 8-5 14-13 17-27 6-53 17-78 31-6 4-15 3-21-2l-54-53c-7-7-19-7-25 0l-48 47c-7 7-7 17 0 24l54 53c6 5 7 14 2 20-14 24-25 49-32 76-2 8-9 12-17 12h-77c-5 0-9 2-13 6-3 3-4 7-4 11v67c0 9 8 16 17 16h77c8 0 15 6 17 13 7 27 18 53 32 76 5 7 4 15-2 21l-54 53c-4 3-6 7-6 11 0 5 2 9 6 12l48 48c6 6 18 6 25 0l54-53c4-3 8-6 12-6s6 2 9 4c25 14 51 24 78 31 8 2 13 8 13 16v75c0 9 8 16 18 16h69c9 0 17-7 17-16v-75c0-8 5-14 13-16 28-7 54-17 79-31 6-5 15-4 21 2l54 53c7 6 18 6 25 0l48-48c7-6 7-17 0-23l-54-53c-5-6-7-14-2-21 14-23 25-49 32-76 1-7 9-13 17-13h77c5 0 9-1 13-4 2-3 4-8 4-12v-67c0-9-8-17-17-17h-77c-8 0-16-4-17-12-7-27-18-52-32-76-5-6-3-15 2-20l54-53c4-3 6-8 6-12s-2-9-6-12l-48-47c-7-7-18-7-25 0l-54 53c-6 5-15 6-21 2-25-14-51-25-79-31-8-3-13-9-13-17v-75c0-8-8-16-17-16zM379 216c85 0 155 68 155 152 0 83-70 150-155 150-86 0-156-67-156-150 0-84 70-152 156-152z">
            <text:p/>
          </draw:path>
          <draw:path draw:style-name="gr7" draw:text-style-name="P9" draw:layer="layout" svg:width="0.756cm" svg:height="0.732cm" svg:x="12.646cm" svg:y="16.542cm" svg:viewBox="0 0 757 733" svg:d="M344 0c-10 0-18 8-18 16v75c0 8-5 14-13 17-27 6-53 17-78 31-6 4-15 3-21-2l-54-53c-7-7-19-7-25 0l-48 47c-7 7-7 17 0 24l54 53c6 5 7 14 2 20-14 24-25 49-32 76-2 8-9 12-17 12h-77c-5 0-9 2-13 6-3 3-4 7-4 11v67c0 9 8 16 17 16h77c8 0 15 6 17 13 7 27 18 53 32 76 5 7 4 15-2 21l-54 53c-4 3-6 7-6 11 0 5 2 9 6 12l48 48c6 6 18 6 25 0l54-53c4-3 8-6 12-6s6 2 9 4c25 14 51 24 78 31 8 2 13 8 13 16v75c0 9 8 16 18 16h69c9 0 17-7 17-16v-75c0-8 5-14 13-16 28-7 54-17 79-31 6-5 15-4 21 2l54 53c7 6 18 6 25 0l48-48c7-6 7-17 0-23l-54-53c-5-6-7-14-2-21 14-23 25-49 32-76 1-7 9-13 17-13h77c5 0 9-1 13-4 2-3 4-8 4-12v-67c0-9-8-17-17-17h-77c-8 0-16-4-17-12-7-27-18-52-32-76-5-6-3-15 2-20l54-53c4-3 6-8 6-12s-2-9-6-12l-48-47c-7-7-18-7-25 0l-54 53c-6 5-15 6-21 2-25-14-51-25-79-31-8-3-13-9-13-17v-75c0-8-8-16-17-16z">
            <text:p/>
          </draw:path>
          <draw:path draw:style-name="gr7" draw:text-style-name="P9" draw:layer="layout" svg:width="0.31cm" svg:height="0.301cm" svg:x="12.869cm" svg:y="16.758cm" svg:viewBox="0 0 311 302" svg:d="M155 0c86 0 156 68 156 152 0 82-70 150-156 150-85 0-155-68-155-150 0-84 70-152 155-152z">
            <text:p/>
          </draw:path>
        </draw:g>
        <draw:frame draw:style-name="gr51" draw:text-style-name="P47" draw:layer="layout" svg:width="3.531cm" svg:height="0.402cm" svg:x="11.272cm" svg:y="15.91cm">
          <draw:text-box>
            <text:p><text:span text:style-name="T16">p</text:span><text:span text:style-name="T16">o</text:span><text:span text:style-name="T16">s</text:span><text:span text:style-name="T16">t</text:span><text:span text:style-name="T16">g</text:span><text:span text:style-name="T16">r</text:span><text:span text:style-name="T16">e</text:span><text:span text:style-name="T16">s</text:span><text:span text:style-name="T16">_</text:span><text:span text:style-name="T16">e</text:span><text:span text:style-name="T16">x</text:span><text:span text:style-name="T16">p</text:span><text:span text:style-name="T16">o</text:span><text:span text:style-name="T16">r</text:span><text:span text:style-name="T16">t</text:span><text:span text:style-name="T16">e</text:span><text:span text:style-name="T16">r</text:span></text:p>
          </draw:text-box>
        </draw:frame>
        <draw:frame draw:style-name="gr52" draw:text-style-name="P16" draw:layer="layout" svg:width="2.286cm" svg:height="0.402cm" svg:x="6.903cm" svg:y="8.93cm">
          <draw:text-box>
            <text:p><text:span text:style-name="T5">p</text:span><text:span text:style-name="T5">m</text:span><text:span text:style-name="T5">m</text:span><text:span text:style-name="T5">-</text:span><text:span text:style-name="T5">a</text:span><text:span text:style-name="T5">g</text:span><text:span text:style-name="T5">e</text:span><text:span text:style-name="T5">n</text:span><text:span text:style-name="T5">t</text:span></text:p>
          </draw:text-box>
        </draw:frame>
        <draw:path draw:style-name="gr44" draw:text-style-name="P45" xml:id="id25" draw:id="id25" draw:layer="layout" svg:width="0.78cm" svg:height="0.647cm" svg:x="7.67cm" svg:y="7.901cm" svg:viewBox="0 0 781 648" svg:d="M57 0c-31 0-57 24-57 54v541c0 30 26 53 57 53h669c31 0 55-23 55-53v-541c0-30-24-54-55-54zM112 379l111-109-111-108 56-54 167 162-167 162zM558 432h-223v-53h223z">
          <text:p/>
        </draw:path>
        <draw:frame draw:style-name="gr53" draw:text-style-name="P16" draw:layer="layout" svg:width="2.366cm" svg:height="0.402cm" svg:x="6.878cm" svg:y="7.305cm">
          <draw:text-box>
            <text:p><text:span text:style-name="T5">p</text:span><text:span text:style-name="T5">m</text:span><text:span text:style-name="T5">m</text:span><text:span text:style-name="T5">-</text:span><text:span text:style-name="T5">a</text:span><text:span text:style-name="T5">d</text:span><text:span text:style-name="T5">m</text:span><text:span text:style-name="T5">i</text:span><text:span text:style-name="T5">n</text:span></text:p>
          </draw:text-box>
        </draw:frame>
        <draw:connector draw:style-name="gr21" draw:text-style-name="P24" draw:layer="layout" draw:type="curve" svg:x1="8.054cm" svg:y1="10.215cm" svg:x2="12.476cm" svg:y2="10.804cm" draw:start-shape="id26" draw:start-glue-point="2" draw:end-shape="id27" draw:end-glue-point="3" svg:d="M8054 10215c0 393 1474 589 4422 589" svg:viewBox="0 0 4423 590">
          <text:p/>
        </draw:connector>
        <draw:connector draw:style-name="gr21" draw:text-style-name="P24" draw:layer="layout" draw:type="curve" svg:x1="8.054cm" svg:y1="10.215cm" svg:x2="12.476cm" svg:y2="12.824cm" draw:start-shape="id26" draw:start-glue-point="2" draw:end-shape="id28" draw:end-glue-point="3" svg:d="M8054 10215c0 1740 1474 2609 4422 2609" svg:viewBox="0 0 4423 2610">
          <text:p/>
        </draw:connector>
        <draw:connector draw:style-name="gr21" draw:text-style-name="P24" draw:layer="layout" draw:type="curve" svg:x1="8.054cm" svg:y1="10.215cm" svg:x2="12.476cm" svg:y2="14.848cm" draw:start-shape="id26" draw:start-glue-point="2" draw:end-shape="id29" draw:end-glue-point="3" svg:d="M8054 10215c0 3089 1474 4633 4422 4633" svg:viewBox="0 0 4423 4634">
          <text:p/>
        </draw:connector>
        <draw:connector draw:style-name="gr21" draw:text-style-name="P24" draw:layer="layout" draw:type="curve" svg:x1="8.054cm" svg:y1="10.215cm" svg:x2="12.476cm" svg:y2="16.861cm" draw:start-shape="id26" draw:start-glue-point="2" draw:end-shape="id30" draw:end-glue-point="3" svg:d="M8054 10215c0 4431 1474 6646 4422 6646" svg:viewBox="0 0 4423 6647">
          <text:p/>
        </draw:connector>
        <draw:connector draw:style-name="gr21" draw:text-style-name="P24" draw:layer="layout" draw:type="curve" svg:x1="8.054cm" svg:y1="10.215cm" svg:x2="12.476cm" svg:y2="18.87cm" draw:start-shape="id26" draw:start-glue-point="2" draw:end-shape="id31" draw:end-glue-point="3" svg:d="M8054 10215c0 5770 1474 8655 4422 8655" svg:viewBox="0 0 4423 8656">
          <text:p/>
        </draw:connector>
        <draw:connector draw:style-name="gr21" draw:text-style-name="P24" draw:layer="layout" draw:type="curve" svg:x1="8.054cm" svg:y1="10.215cm" svg:x2="12.476cm" svg:y2="20.867cm" draw:start-shape="id26" draw:start-glue-point="2" draw:end-shape="id32" draw:end-glue-point="3" svg:d="M8054 10215c0 7102 1474 10652 4422 10652" svg:viewBox="0 0 4423 10653">
          <text:p/>
        </draw:connector>
        <draw:connector draw:style-name="gr21" draw:text-style-name="P24" draw:layer="layout" draw:type="curve" draw:line-skew="-0.158cm" svg:x1="7.67cm" svg:y1="8.225cm" svg:x2="7.664cm" svg:y2="9.891cm" draw:start-shape="id25" draw:start-glue-point="3" draw:end-shape="id26" draw:end-glue-point="3" svg:d="M7670 8225c-996 0-993 1666-6 1666" svg:viewBox="0 0 748 1667">
          <text:p/>
        </draw:connector>
        <draw:connector draw:style-name="gr21" draw:text-style-name="P24" draw:layer="layout" draw:type="curve" svg:x1="18.53cm" svg:y1="7.806cm" svg:x2="13.403cm" svg:y2="10.804cm" draw:start-shape="id33" draw:start-glue-point="2" draw:end-shape="id27" draw:end-glue-point="1" svg:d="M18530 7806c0 1999-1709 2998-5127 2998" svg:viewBox="0 0 5128 2999">
          <text:p/>
        </draw:connector>
        <draw:connector draw:style-name="gr21" draw:text-style-name="P24" draw:layer="layout" draw:type="curve" svg:x1="18.53cm" svg:y1="7.806cm" svg:x2="13.403cm" svg:y2="12.824cm" draw:start-shape="id33" draw:start-glue-point="2" draw:end-shape="id28" draw:end-glue-point="1" svg:d="M18530 7806c0 3346-1709 5018-5127 5018" svg:viewBox="0 0 5128 5019">
          <text:p/>
        </draw:connector>
        <draw:connector draw:style-name="gr21" draw:text-style-name="P24" draw:layer="layout" draw:type="curve" svg:x1="18.53cm" svg:y1="7.806cm" svg:x2="13.403cm" svg:y2="14.848cm" draw:start-shape="id33" draw:start-glue-point="2" draw:end-shape="id29" draw:end-glue-point="1" svg:d="M18530 7806c0 4695-1709 7042-5127 7042" svg:viewBox="0 0 5128 7043">
          <text:p/>
        </draw:connector>
        <draw:connector draw:style-name="gr21" draw:text-style-name="P24" draw:layer="layout" draw:type="curve" svg:x1="18.53cm" svg:y1="7.806cm" svg:x2="13.403cm" svg:y2="16.861cm" draw:start-shape="id33" draw:start-glue-point="2" draw:end-shape="id30" draw:end-glue-point="1" svg:d="M18530 7806c0 6037-1709 9055-5127 9055" svg:viewBox="0 0 5128 9056">
          <text:p/>
        </draw:connector>
        <draw:connector draw:style-name="gr21" draw:text-style-name="P24" draw:layer="layout" draw:type="curve" svg:x1="18.53cm" svg:y1="7.806cm" svg:x2="13.403cm" svg:y2="18.87cm" draw:start-shape="id33" draw:start-glue-point="2" draw:end-shape="id31" draw:end-glue-point="1" svg:d="M18530 7806c0 7376-1709 11064-5127 11064" svg:viewBox="0 0 5128 11065">
          <text:p/>
        </draw:connector>
        <draw:connector draw:style-name="gr21" draw:text-style-name="P24" draw:layer="layout" draw:type="curve" svg:x1="18.53cm" svg:y1="7.806cm" svg:x2="13.403cm" svg:y2="20.867cm" draw:start-shape="id33" draw:start-glue-point="2" draw:end-shape="id32" draw:end-glue-point="1" svg:d="M18530 7806c0 8708-1709 13061-5127 13061" svg:viewBox="0 0 5128 13062">
          <text:p/>
        </draw:connector>
        <draw:connector draw:style-name="gr21" draw:text-style-name="P24" draw:layer="layout" draw:type="curve" svg:x1="8.451cm" svg:y1="8.225cm" svg:x2="16.482cm" svg:y2="6.645cm" draw:start-shape="id25" draw:start-glue-point="1" draw:end-shape="id33" draw:end-glue-point="3" svg:d="M8451 8225c6013 0 1998-1580 8031-1580" svg:viewBox="0 0 8032 1581">
          <text:p/>
        </draw:connector>
        <draw:connector draw:style-name="gr21" draw:text-style-name="P24" draw:layer="layout" draw:type="curve" svg:x1="8.445cm" svg:y1="9.891cm" svg:x2="16.482cm" svg:y2="6.645cm" draw:start-shape="id26" draw:start-glue-point="1" draw:end-shape="id33" draw:end-glue-point="3" svg:d="M8445 9891c6018 0 2000-3246 8037-3246" svg:viewBox="0 0 8038 3247">
          <text:p/>
        </draw:connector>
        <draw:connector draw:style-name="gr21" draw:text-style-name="P24" draw:layer="layout" draw:type="curve" svg:x1="8.054cm" svg:y1="10.215cm" svg:x2="4.81cm" svg:y2="12.211cm" draw:start-shape="id26" draw:start-glue-point="2" draw:end-shape="id23" draw:end-glue-point="1" svg:d="M8054 10215c0 1331-1081 1996-3244 1996" svg:viewBox="0 0 3245 1997">
          <text:p/>
        </draw:connector>
      </draw:page>
      <draw:page draw:name="page4" draw:style-name="dp1" draw:master-page-name="Master">
        <draw:polygon draw:style-name="gr54" draw:text-style-name="P3" draw:layer="layout" svg:width="12.407cm" svg:height="17.89cm" svg:x="6.622cm" svg:y="9.147cm" svg:viewBox="0 0 12408 17891" draw:points="0,0 12408,0 12408,17891 0,17891">
          <text:p/>
        </draw:polygon>
        <draw:g xml:id="id38" draw:id="id38">
          <draw:glue-point draw:id="4" svg:x="-3.245cm" svg:y="-3.072cm"/>
          <draw:glue-point draw:id="5" svg:x="-3.245cm" svg:y="1.888cm"/>
          <draw:glue-point draw:id="6" svg:x="-3.245cm" svg:y="-3.072cm"/>
          <draw:glue-point draw:id="7" svg:x="-1.724cm" svg:y="3.541cm"/>
          <draw:glue-point draw:id="8" svg:x="-4.766cm" svg:y="-3.072cm"/>
          <draw:glue-point draw:id="9" svg:x="-1.724cm" svg:y="3.541cm"/>
          <draw:glue-point draw:id="10" svg:x="-3.245cm" svg:y="-3.072cm"/>
          <draw:path draw:style-name="gr6" draw:text-style-name="P8" draw:layer="layout" svg:width="0.756cm" svg:height="0.732cm" svg:x="11.288cm" svg:y="14.252cm" svg:viewBox="0 0 757 733" svg:d="M344 0c-10 0-18 8-18 17v74c0 8-5 15-13 17-28 6-53 17-78 32-6 3-15 2-21-3l-55-53c-6-7-18-7-25 0l-47 47c-7 7-7 17 0 24l54 53c6 5 7 14 2 20-14 24-25 49-32 76-2 8-9 13-17 13h-77c-5 0-9 1-13 5-3 3-4 7-4 11v67c0 10 8 17 17 17h77c8 0 15 6 17 13 7 27 18 52 32 75 5 7 4 15-2 21l-54 54c-4 2-6 6-6 11s2 9 6 11l47 48c7 6 19 6 25 0l55-53c4-3 8-6 12-6 3 0 6 2 9 4 25 14 50 24 78 31 8 2 13 8 13 16v75c0 9 8 16 18 16h69c9 0 17-7 17-16v-75c0-8 5-14 13-16 28-7 54-17 79-31 6-5 15-4 21 2l54 53c7 6 18 6 25 0l48-48c7-6 7-16 0-22l-54-54c-5-6-7-14-3-21 15-23 26-49 33-75 1-7 9-13 17-13h76c6 0 9-2 13-5 3-3 5-8 5-12v-67c0-8-8-16-18-16h-76c-8 0-16-5-17-13-7-27-18-52-33-76-4-6-2-15 3-20l54-53c4-3 5-8 5-12s-1-9-5-12l-48-47c-7-7-18-7-25 0l-54 53c-6 5-15 6-21 3-25-15-51-26-79-32-8-2-13-9-13-17v-74c0-9-8-17-17-17zM379 216c85 0 155 68 155 152 0 83-70 150-155 150-86 0-156-66-156-150s70-152 156-152z">
            <text:p/>
          </draw:path>
          <draw:path draw:style-name="gr7" draw:text-style-name="P9" draw:layer="layout" svg:width="0.756cm" svg:height="0.732cm" svg:x="11.288cm" svg:y="14.252cm" svg:viewBox="0 0 757 733" svg:d="M344 0c-10 0-18 8-18 17v74c0 8-5 15-13 17-28 6-53 17-78 32-6 3-15 2-21-3l-55-53c-6-7-18-7-25 0l-47 47c-7 7-7 17 0 24l54 53c6 5 7 14 2 20-14 24-25 49-32 76-2 8-9 13-17 13h-77c-5 0-9 1-13 5-3 3-4 7-4 11v67c0 10 8 17 17 17h77c8 0 15 6 17 13 7 27 18 52 32 75 5 7 4 15-2 21l-54 54c-4 2-6 6-6 11s2 9 6 11l47 48c7 6 19 6 25 0l55-53c4-3 8-6 12-6 3 0 6 2 9 4 25 14 50 24 78 31 8 2 13 8 13 16v75c0 9 8 16 18 16h69c9 0 17-7 17-16v-75c0-8 5-14 13-16 28-7 54-17 79-31 6-5 15-4 21 2l54 53c7 6 18 6 25 0l48-48c7-6 7-16 0-22l-54-54c-5-6-7-14-3-21 15-23 26-49 33-75 1-7 9-13 17-13h76c6 0 9-2 13-5 3-3 5-8 5-12v-67c0-8-8-16-18-16h-76c-8 0-16-5-17-13-7-27-18-52-33-76-4-6-2-15 3-20l54-53c4-3 5-8 5-12s-1-9-5-12l-48-47c-7-7-18-7-25 0l-54 53c-6 5-15 6-21 3-25-15-51-26-79-32-8-2-13-9-13-17v-74c0-9-8-17-17-17z">
            <text:p/>
          </draw:path>
          <draw:path draw:style-name="gr7" draw:text-style-name="P9" draw:layer="layout" svg:width="0.31cm" svg:height="0.301cm" svg:x="11.512cm" svg:y="14.468cm" svg:viewBox="0 0 311 302" svg:d="M155 0c86 0 156 68 156 152 0 82-70 150-156 150-85 0-155-66-155-150s70-152 155-152z">
            <text:p/>
          </draw:path>
          <draw:path draw:style-name="gr6" draw:text-style-name="P8" draw:layer="layout" svg:width="0.756cm" svg:height="0.732cm" svg:x="11.458cm" svg:y="14.346cm" svg:viewBox="0 0 757 733" svg:d="M344 0c-10 0-18 8-18 16v75c0 8-4 14-12 17-28 6-54 17-79 31-6 4-15 3-21-2l-54-53c-7-7-19-7-25 0l-48 47c-7 7-7 17 0 24l54 53c6 5 7 14 2 20-14 24-25 49-32 76-2 8-9 12-17 12h-77c-5 0-9 2-13 6-3 3-4 7-4 11v67c0 10 8 16 17 16h77c8 0 15 6 17 13 7 27 18 53 32 76 5 7 4 15-2 21l-54 53c-4 3-6 7-6 11 0 5 2 9 6 12l48 48c6 6 18 6 25 0l54-53c4-3 8-6 12-6s6 2 9 4c25 14 51 24 79 31 8 2 12 8 12 16v75c0 9 8 16 18 16h69c10 0 17-7 17-16v-75c0-8 5-14 13-16 28-7 54-17 79-31 6-5 15-4 21 2l54 53c7 6 18 6 25 0l48-48c7-6 7-17 0-23l-54-53c-5-6-7-14-2-21 14-23 25-49 32-76 2-7 9-13 17-13h77c5 0 9-1 13-4 2-3 4-8 4-12v-67c0-9-8-17-17-17h-77c-8 0-15-4-17-12-7-27-18-52-32-76-5-6-3-15 2-20l54-53c4-3 6-8 6-12s-2-9-6-12l-48-47c-7-7-18-7-25 0l-54 53c-6 5-15 6-21 2-25-14-51-25-79-31-8-3-13-9-13-17v-75c0-8-8-16-17-16zM379 216c85 0 155 68 155 152 0 83-70 150-155 150-86 0-156-67-156-150 0-84 70-152 156-152z">
            <text:p/>
          </draw:path>
          <draw:path draw:style-name="gr7" draw:text-style-name="P9" draw:layer="layout" svg:width="0.756cm" svg:height="0.732cm" svg:x="11.458cm" svg:y="14.346cm" svg:viewBox="0 0 757 733" svg:d="M344 0c-10 0-18 8-18 16v75c0 8-4 14-12 17-28 6-54 17-79 31-6 4-15 3-21-2l-54-53c-7-7-19-7-25 0l-48 47c-7 7-7 17 0 24l54 53c6 5 7 14 2 20-14 24-25 49-32 76-2 8-9 12-17 12h-77c-5 0-9 2-13 6-3 3-4 7-4 11v67c0 10 8 16 17 16h77c8 0 15 6 17 13 7 27 18 53 32 76 5 7 4 15-2 21l-54 53c-4 3-6 7-6 11 0 5 2 9 6 12l48 48c6 6 18 6 25 0l54-53c4-3 8-6 12-6s6 2 9 4c25 14 51 24 79 31 8 2 12 8 12 16v75c0 9 8 16 18 16h69c10 0 17-7 17-16v-75c0-8 5-14 13-16 28-7 54-17 79-31 6-5 15-4 21 2l54 53c7 6 18 6 25 0l48-48c7-6 7-17 0-23l-54-53c-5-6-7-14-2-21 14-23 25-49 32-76 2-7 9-13 17-13h77c5 0 9-1 13-4 2-3 4-8 4-12v-67c0-9-8-17-17-17h-77c-8 0-15-4-17-12-7-27-18-52-32-76-5-6-3-15 2-20l54-53c4-3 6-8 6-12s-2-9-6-12l-48-47c-7-7-18-7-25 0l-54 53c-6 5-15 6-21 2-25-14-51-25-79-31-8-3-13-9-13-17v-75c0-8-8-16-17-16z">
            <text:p/>
          </draw:path>
          <draw:path draw:style-name="gr7" draw:text-style-name="P9" draw:layer="layout" svg:width="0.31cm" svg:height="0.301cm" svg:x="11.681cm" svg:y="14.562cm" svg:viewBox="0 0 311 302" svg:d="M155 0c86 0 156 68 156 152 0 82-70 150-156 150-85 0-155-68-155-150 0-84 70-152 155-152z">
            <text:p/>
          </draw:path>
        </draw:g>
        <draw:g xml:id="id34" draw:id="id34">
          <draw:path draw:style-name="gr9" draw:text-style-name="P11" draw:layer="layout" svg:width="1.233cm" svg:height="1.046cm" svg:x="16.977cm" svg:y="21.388cm" svg:viewBox="0 0 1234 1047" svg:d="M0 0v1047h1234v-1047zM849 75v74h-463v-74zM309 75v74h-77v-74zM78 75h76v74h-76zM1158 972h-1080v-747h1080zM1158 149h-155v-74h155zM154 374h387v374h-387zM1080 374v76h-385v-76zM1080 524v75h-385v-75zM926 673v75h-231v-75z">
            <text:p/>
          </draw:path>
          <draw:path draw:style-name="gr10" draw:text-style-name="P12" draw:layer="layout" svg:width="0.925cm" svg:height="0.373cm" svg:x="17.132cm" svg:y="21.762cm" svg:viewBox="0 0 926 374" svg:d="M0 0v374h385v-374zM539 0v75h387v-75zM539 149v76h387v-76zM539 299v75h232v-75z">
            <text:p/>
          </draw:path>
        </draw:g>
        <draw:g xml:id="id36" draw:id="id36">
          <draw:path draw:style-name="gr9" draw:text-style-name="P11" draw:layer="layout" svg:width="1.233cm" svg:height="1.045cm" svg:x="11.114cm" svg:y="21.388cm" svg:viewBox="0 0 1234 1046" svg:d="M0 0v1046h1234v-1046zM848 74v75h-463v-75zM309 74v75h-78v-75zM77 74h77v75h-77zM1157 971h-1080v-747h1080zM1157 149h-155v-75h155zM154 373h385v374h-385zM1080 373v75h-386v-75zM1080 523v75h-386v-75zM926 672v75h-232v-75z">
            <text:p/>
          </draw:path>
          <draw:path draw:style-name="gr10" draw:text-style-name="P12" draw:layer="layout" svg:width="0.925cm" svg:height="0.373cm" svg:x="11.268cm" svg:y="21.761cm" svg:viewBox="0 0 926 374" svg:d="M0 0v374h385v-374zM541 0v75h385v-75zM541 149v76h385v-76zM541 299v75h230v-75z">
            <text:p/>
          </draw:path>
        </draw:g>
        <draw:g xml:id="id39" draw:id="id39">
          <draw:glue-point draw:id="4" svg:x="-3.596cm" svg:y="-4.331cm"/>
          <draw:path draw:style-name="gr6" draw:text-style-name="P8" draw:layer="layout" svg:width="1.891cm" svg:height="2.042cm" svg:x="10.702cm" svg:y="24.119cm" svg:viewBox="0 0 1892 2043" svg:d="M946 0c-175 0-322 15-473 47-150 33-259 72-345 128-88 55-128 110-128 175 1 3 1 5 1 7h-1v1367h4c13 54 50 99 124 145 86 56 195 96 346 128 150 32 299 46 472 46 174 0 322-14 473-46 150-32 258-72 345-128 73-46 111-91 123-145h5v-1367h-2c2-2 2-4 2-7 0-65-40-120-127-175-87-56-195-95-346-128-151-32-299-47-473-47z">
            <text:p/>
          </draw:path>
          <draw:path draw:style-name="gr15" draw:text-style-name="P9" xml:id="id35" draw:id="id35" draw:layer="layout" svg:width="1.891cm" svg:height="2.042cm" svg:x="10.702cm" svg:y="24.119cm" svg:viewBox="0 0 1892 2043" svg:d="M946 0c-175 0-322 15-473 47-150 33-259 72-345 128-88 55-128 110-128 175 1 3 1 5 1 7h-1v1367h4c13 54 50 99 124 145 86 56 195 96 346 128 150 32 299 46 472 46 174 0 322-14 473-46 150-32 258-72 345-128 73-46 111-91 123-145h5v-1367h-2c2-2 2-4 2-7 0-65-40-120-127-175-87-56-195-95-346-128-151-32-299-47-473-47z">
            <text:p/>
          </draw:path>
          <draw:path draw:style-name="gr6" draw:text-style-name="P8" draw:layer="layout" svg:width="1.889cm" svg:height="0.697cm" svg:x="10.713cm" svg:y="24.111cm" svg:viewBox="0 0 1890 698" svg:d="M1890 350c0 64-40 118-126 174-88 56-197 95-346 128-151 32-300 46-473 46-175 0-322-14-472-46-151-33-260-72-346-128-88-56-127-110-127-174 0-65 39-121 127-176 86-56 195-95 346-127 150-32 298-47 472-47s322 15 473 47c149 32 258 71 346 127 86 55 126 111 126 176z">
            <text:p/>
          </draw:path>
          <draw:path draw:style-name="gr15" draw:text-style-name="P9" draw:layer="layout" svg:width="1.889cm" svg:height="0.697cm" svg:x="10.713cm" svg:y="24.111cm" svg:viewBox="0 0 1890 698" svg:d="M1890 350c0 64-40 118-126 174-88 56-197 95-346 128-151 32-300 46-473 46-175 0-322-14-472-46-151-33-260-72-346-128-88-56-127-110-127-174 0-65 39-121 127-176 86-56 195-95 346-127 150-32 298-47 472-47s322 15 473 47c149 32 258 71 346 127 86 55 126 111 126 176z">
            <text:p/>
          </draw:path>
        </draw:g>
        <draw:frame draw:style-name="gr55" draw:text-style-name="P46" draw:layer="layout" svg:width="2.784cm" svg:height="0.534cm" svg:x="15.702cm" svg:y="10.047cm">
          <draw:text-box>
            <text:p><text:span text:style-name="T15">P</text:span><text:span text:style-name="T15">M</text:span><text:span text:style-name="T15">M</text:span><text:span text:style-name="T15"> </text:span><text:span text:style-name="T15">S</text:span><text:span text:style-name="T15">e</text:span><text:span text:style-name="T15">r</text:span><text:span text:style-name="T15">v</text:span><text:span text:style-name="T15">e</text:span><text:span text:style-name="T15">r</text:span></text:p>
          </draw:text-box>
        </draw:frame>
        <draw:frame draw:style-name="gr56" draw:text-style-name="P16" draw:layer="layout" svg:width="2.403cm" svg:height="0.402cm" svg:x="10.509cm" svg:y="26.275cm">
          <draw:text-box>
            <text:p><text:span text:style-name="T5">P</text:span><text:span text:style-name="T5">r</text:span><text:span text:style-name="T5">o</text:span><text:span text:style-name="T5">m</text:span><text:span text:style-name="T5">e</text:span><text:span text:style-name="T5">t</text:span><text:span text:style-name="T5">h</text:span><text:span text:style-name="T5">e</text:span><text:span text:style-name="T5">u</text:span><text:span text:style-name="T5">s</text:span></text:p>
          </draw:text-box>
        </draw:frame>
        <draw:g xml:id="id41" draw:id="id41">
          <draw:path draw:style-name="gr12" draw:text-style-name="P8" draw:layer="layout" svg:width="1.891cm" svg:height="2.042cm" svg:x="13.374cm" svg:y="17.325cm" svg:viewBox="0 0 1892 2043" svg:d="M946 0c-175 0-322 14-473 46-151 33-260 72-346 128-87 56-127 111-127 174 0 2 0 2 0 2 0 2 0 4 1 7h-1v1367h3c14 54 51 98 125 145 86 55 194 96 345 127 151 32 298 47 473 47 173 0 321-15 472-47 151-31 258-72 346-127 73-47 111-91 123-145h5v-1367h-2c0-3 0-5 2-7v-2c0-63-42-118-128-174-88-56-195-95-345-128-151-32-299-46-473-46z">
            <text:p/>
          </draw:path>
          <draw:path draw:style-name="gr12" draw:text-style-name="P8" draw:layer="layout" svg:width="1.891cm" svg:height="2.042cm" svg:x="13.374cm" svg:y="17.325cm" svg:viewBox="0 0 1892 2043" svg:d="M946 0c-175 0-322 14-473 46-151 33-260 72-346 128-87 56-127 111-127 174 0 2 0 2 0 2 0 2 0 4 1 7h-1v1367h3c14 54 51 98 125 145 86 55 194 95 345 127 151 31 298 47 473 47 173 0 321-16 472-47 151-32 258-72 346-127 73-47 111-91 123-145h5v-1367h-2c0-3 0-5 2-7v-2c0-63-42-118-128-174-88-56-195-95-345-128-151-32-299-46-473-46z">
            <text:p/>
          </draw:path>
          <draw:path draw:style-name="gr12" draw:text-style-name="P8" draw:layer="layout" svg:width="1.891cm" svg:height="0.697cm" svg:x="13.384cm" svg:y="17.317cm" svg:viewBox="0 0 1892 698" svg:d="M1892 348c0 65-40 120-127 176-88 55-195 94-346 127-151 31-299 47-473 47-175 0-322-16-473-47-151-33-260-72-346-127-88-56-127-112-127-176s39-118 127-174c86-56 195-95 346-128 151-32 298-46 473-46 174 0 322 14 473 46 151 33 258 72 346 128 87 56 127 111 127 174z">
            <text:p/>
          </draw:path>
          <draw:path draw:style-name="gr12" draw:text-style-name="P8" draw:layer="layout" svg:width="1.891cm" svg:height="0.697cm" svg:x="13.384cm" svg:y="17.317cm" svg:viewBox="0 0 1892 698" svg:d="M1892 348c0 65-40 120-127 176-88 55-195 94-346 127-151 31-299 47-473 47-175 0-322-16-473-47-151-33-260-72-346-127-88-56-127-112-127-176s39-118 127-174c86-56 195-95 346-128 151-32 298-46 473-46 174 0 322 14 473 46 151 33 258 72 346 128 87 56 127 111 127 174z">
            <text:p/>
          </draw:path>
        </draw:g>
        <draw:frame draw:style-name="gr57" draw:text-style-name="P16" draw:layer="layout" svg:width="2.188cm" svg:height="0.402cm" svg:x="13.241cm" svg:y="19.613cm">
          <draw:text-box>
            <text:p><text:span text:style-name="T5">C</text:span><text:span text:style-name="T5">l</text:span><text:span text:style-name="T5">i</text:span><text:span text:style-name="T5">c</text:span><text:span text:style-name="T5">k</text:span><text:span text:style-name="T5">H</text:span><text:span text:style-name="T5">o</text:span><text:span text:style-name="T5">u</text:span><text:span text:style-name="T5">s</text:span><text:span text:style-name="T5">e</text:span></text:p>
          </draw:text-box>
        </draw:frame>
        <draw:g xml:id="id37" draw:id="id37">
          <draw:path draw:style-name="gr6" draw:text-style-name="P8" draw:layer="layout" svg:width="1.891cm" svg:height="2.042cm" svg:x="13.373cm" svg:y="13.642cm" svg:viewBox="0 0 1892 2043" svg:d="M946 0c-175 0-322 15-473 47s-260 71-346 127c-87 55-127 111-127 176 0 2 0 4 1 7h-1v1367h3c14 54 51 98 124 145 87 56 195 96 346 128s298 46 473 46c173 0 321-14 472-46s258-72 346-128c73-47 111-91 123-145h5v-1367h-2c0-3 0-5 2-7 0-65-42-121-128-176-88-56-195-95-345-127-151-32-299-47-473-47z">
            <text:p/>
          </draw:path>
          <draw:path draw:style-name="gr15" draw:text-style-name="P9" draw:layer="layout" svg:width="1.891cm" svg:height="2.042cm" svg:x="13.373cm" svg:y="13.642cm" svg:viewBox="0 0 1892 2043" svg:d="M946 0c-175 0-322 15-473 47s-260 71-346 127c-87 55-127 111-127 176 0 2 0 4 1 7h-1v1367h3c14 54 51 98 124 145 87 56 195 96 346 128s298 46 473 46c173 0 321-14 472-46s258-72 346-128c73-47 111-91 123-145h5v-1367h-2c0-3 0-5 2-7 0-65-42-121-128-176-88-56-195-95-345-127-151-32-299-47-473-47z">
            <text:p/>
          </draw:path>
          <draw:path draw:style-name="gr6" draw:text-style-name="P8" draw:layer="layout" svg:width="1.891cm" svg:height="0.697cm" svg:x="13.383cm" svg:y="13.634cm" svg:viewBox="0 0 1892 698" svg:d="M1892 350c0 63-40 118-127 174-88 56-195 95-346 128-151 32-299 46-473 46-175 0-322-14-473-46-151-33-260-72-346-128-88-56-127-111-127-174 0-65 39-120 127-176 86-56 195-97 346-128 151-32 298-46 473-46 174 0 322 14 473 46 151 31 258 72 346 128 87 56 127 111 127 176z">
            <text:p/>
          </draw:path>
          <draw:path draw:style-name="gr15" draw:text-style-name="P9" draw:layer="layout" svg:width="1.891cm" svg:height="0.697cm" svg:x="13.383cm" svg:y="13.634cm" svg:viewBox="0 0 1892 698" svg:d="M1892 350c0 63-40 118-127 174-88 56-195 95-346 128-151 32-299 46-473 46-175 0-322-14-473-46-151-33-260-72-346-128-88-56-127-111-127-174 0-65 39-120 127-176 86-56 195-97 346-128 151-32 298-46 473-46 174 0 322 14 473 46 151 31 258 72 346 128 87 56 127 111 127 176z">
            <text:p/>
          </draw:path>
        </draw:g>
        <draw:frame draw:style-name="gr58" draw:text-style-name="P16" draw:layer="layout" svg:width="2.333cm" svg:height="0.402cm" svg:x="13.245cm" svg:y="15.913cm">
          <draw:text-box>
            <text:p><text:span text:style-name="T5">P</text:span><text:span text:style-name="T5">o</text:span><text:span text:style-name="T5">s</text:span><text:span text:style-name="T5">t</text:span><text:span text:style-name="T5">g</text:span><text:span text:style-name="T5">r</text:span><text:span text:style-name="T5">e</text:span><text:span text:style-name="T5">S</text:span><text:span text:style-name="T5">Q</text:span><text:span text:style-name="T5">L</text:span></text:p>
          </draw:text-box>
        </draw:frame>
        <draw:frame draw:style-name="gr59" draw:text-style-name="P16" draw:layer="layout" svg:width="1.591cm" svg:height="0.402cm" svg:x="16.755cm" svg:y="22.528cm">
          <draw:text-box>
            <text:p><text:span text:style-name="T5">G</text:span><text:span text:style-name="T5">r</text:span><text:span text:style-name="T5">a</text:span><text:span text:style-name="T5">f</text:span><text:span text:style-name="T5">a</text:span><text:span text:style-name="T5">n</text:span><text:span text:style-name="T5">a</text:span></text:p>
          </draw:text-box>
        </draw:frame>
        <draw:frame draw:style-name="gr60" draw:text-style-name="P47" draw:layer="layout" svg:width="2.71cm" svg:height="0.402cm" svg:x="8.23cm" svg:y="14.455cm">
          <draw:text-box>
            <text:p><text:span text:style-name="T16">p</text:span><text:span text:style-name="T16">m</text:span><text:span text:style-name="T16">m</text:span><text:span text:style-name="T16">-</text:span><text:span text:style-name="T16">m</text:span><text:span text:style-name="T16">a</text:span><text:span text:style-name="T16">n</text:span><text:span text:style-name="T16">a</text:span><text:span text:style-name="T16">g</text:span><text:span text:style-name="T16">e</text:span><text:span text:style-name="T16">d</text:span></text:p>
          </draw:text-box>
        </draw:frame>
        <draw:frame draw:style-name="gr61" draw:text-style-name="P16" draw:layer="layout" svg:width="2.023cm" svg:height="0.803cm" svg:x="9.075cm" svg:y="18.126cm">
          <draw:text-box>
            <text:p><text:span text:style-name="T5">Q</text:span><text:span text:style-name="T5">A</text:span><text:span text:style-name="T5">N</text:span><text:span text:style-name="T5"> </text:span><text:span text:style-name="T5">A</text:span><text:span text:style-name="T5">P</text:span><text:span text:style-name="T5">I</text:span><text:span text:style-name="T5"> </text:span><text:span text:style-name="T5">2</text:span></text:p>
          </draw:text-box>
        </draw:frame>
        <draw:g xml:id="id42" draw:id="id42">
          <draw:path draw:style-name="gr6" draw:text-style-name="P8" draw:layer="layout" svg:width="0.756cm" svg:height="0.732cm" svg:x="11.287cm" svg:y="17.908cm" svg:viewBox="0 0 757 733" svg:d="M344 0c-9 0-17 8-17 16v75c0 8-5 14-13 17-28 6-54 17-79 31-6 4-15 3-21-2l-54-53c-7-7-18-7-25 0l-48 46c-7 8-7 17 0 24l54 54c6 5 7 14 3 20-15 24-26 48-33 75-1 8-9 13-17 13h-76c-6 0-9 2-12 6-4 3-6 7-6 11v67c0 9 8 16 18 16h76c8 0 16 6 17 13 7 27 18 53 33 76 4 7 3 15-3 21l-54 53c-4 3-5 7-5 11 0 5 1 9 5 12l48 48c7 6 18 6 25 0l54-53c4-3 8-6 12-6s7 2 9 3c25 15 51 25 79 32 8 1 13 8 13 16v74c0 10 8 17 17 17h69c10 0 18-7 18-17v-74c0-8 5-15 13-16 28-7 53-17 78-32 6-4 15-3 21 3l55 53c6 6 18 6 25 0l47-48c7-6 7-17 0-23l-54-53c-5-6-7-14-2-21 14-23 25-49 32-76 2-7 9-13 17-13h77c5 0 9-1 13-4 3-3 4-8 4-12v-67c0-9-8-17-17-17h-77c-8 0-15-5-17-13-7-27-18-51-32-75-5-6-3-15 2-20l54-54c4-3 6-8 6-12s-2-9-6-12l-47-46c-7-7-19-7-25 0l-55 53c-6 5-15 6-21 2-25-14-50-25-78-31-8-3-13-9-13-17v-75c0-8-8-16-18-16zM379 216c86 0 155 68 155 151 0 84-69 151-155 151s-156-67-156-151c0-83 70-151 156-151z">
            <text:p/>
          </draw:path>
          <draw:path draw:style-name="gr7" draw:text-style-name="P9" draw:layer="layout" svg:width="0.756cm" svg:height="0.732cm" svg:x="11.287cm" svg:y="17.908cm" svg:viewBox="0 0 757 733" svg:d="M344 0c-9 0-17 8-17 16v75c0 8-5 14-13 17-28 6-54 17-79 31-6 4-15 3-21-2l-54-53c-7-7-18-7-25 0l-48 46c-7 8-7 17 0 24l54 54c6 5 7 14 3 20-15 24-26 48-33 75-1 8-9 13-17 13h-76c-6 0-9 2-12 6-4 3-6 7-6 11v67c0 9 8 16 18 16h76c8 0 16 6 17 13 7 27 18 53 33 76 4 7 3 15-3 21l-54 53c-4 3-5 7-5 11 0 5 1 9 5 12l48 48c7 6 18 6 25 0l54-53c4-3 8-6 12-6s7 2 9 3c25 15 51 25 79 32 8 1 13 8 13 16v74c0 10 8 17 17 17h69c10 0 18-7 18-17v-74c0-8 5-15 13-16 28-7 53-17 78-32 6-4 15-3 21 3l55 53c6 6 18 6 25 0l47-48c7-6 7-17 0-23l-54-53c-5-6-7-14-2-21 14-23 25-49 32-76 2-7 9-13 17-13h77c5 0 9-1 13-4 3-3 4-8 4-12v-67c0-9-8-17-17-17h-77c-8 0-15-5-17-13-7-27-18-51-32-75-5-6-3-15 2-20l54-54c4-3 6-8 6-12s-2-9-6-12l-47-46c-7-7-19-7-25 0l-55 53c-6 5-15 6-21 2-25-14-50-25-78-31-8-3-13-9-13-17v-75c0-8-8-16-18-16z">
            <text:p/>
          </draw:path>
          <draw:path draw:style-name="gr7" draw:text-style-name="P9" draw:layer="layout" svg:width="0.31cm" svg:height="0.301cm" svg:x="11.511cm" svg:y="18.124cm" svg:viewBox="0 0 311 302" svg:d="M155 0c87 0 156 68 156 151s-69 151-156 151c-85 0-155-68-155-151s70-151 155-151z">
            <text:p/>
          </draw:path>
          <draw:path draw:style-name="gr6" draw:text-style-name="P8" draw:layer="layout" svg:width="0.757cm" svg:height="0.733cm" svg:x="11.457cm" svg:y="18cm" svg:viewBox="0 0 758 734" svg:d="M344 0c-9 0-17 8-17 17v75c0 8-5 14-13 17-28 6-54 17-79 31-6 4-15 3-21-2l-54-54c-7-5-18-5-25 0l-48 47c-7 7-7 17 0 24l55 53c6 6 7 14 2 21-15 24-25 48-32 75-2 8-9 13-18 13h-76c-5 0-9 2-12 6-4 2-6 6-6 11v67c0 9 8 16 18 16h76c9 0 16 6 18 13 7 27 17 53 32 77 5 6 4 15-2 20l-55 53c-4 3-5 7-5 11 0 5 1 9 5 12l48 48c7 6 18 6 25 0l54-54c4-3 8-4 12-4s7 1 9 2c25 15 51 24 79 31 8 2 13 8 13 17v74c0 10 8 17 17 17h69c10 0 18-7 18-17v-74c0-9 5-15 13-17 28-7 53-16 78-31 7-5 15-4 22 2l54 54c7 6 18 6 25 0l49-48c6-6 6-17 0-23l-56-53c-5-5-7-14-2-20 14-24 25-50 32-77 2-7 9-13 17-13h77c5 0 9-2 13-4 3-3 5-8 5-12v-67c0-9-8-17-18-17h-77c-8 0-15-5-17-13-7-27-18-52-32-75-5-7-3-15 2-21l56-53c2-3 4-8 4-12s-2-9-4-12l-49-47c-7-5-18-5-25 0l-54 54c-7 5-15 6-22 2-24-14-50-25-78-31-8-3-13-9-13-17v-75c0-9-8-17-18-17zM380 217c85 0 154 68 154 151 0 84-69 151-154 151-87 0-156-67-156-151 0-83 69-151 156-151z">
            <text:p/>
          </draw:path>
          <draw:path draw:style-name="gr7" draw:text-style-name="P9" draw:layer="layout" svg:width="0.757cm" svg:height="0.733cm" svg:x="11.457cm" svg:y="18cm" svg:viewBox="0 0 758 734" svg:d="M344 0c-9 0-17 8-17 17v75c0 8-5 14-13 17-28 6-54 17-79 31-6 4-15 3-21-2l-54-54c-7-5-18-5-25 0l-48 47c-7 7-7 17 0 24l55 53c6 6 7 14 2 21-15 24-25 48-32 75-2 8-9 13-18 13h-76c-5 0-9 2-12 6-4 2-6 6-6 11v67c0 9 8 16 18 16h76c9 0 16 6 18 13 7 27 17 53 32 77 5 6 4 15-2 20l-55 53c-4 3-5 7-5 11 0 5 1 9 5 12l48 48c7 6 18 6 25 0l54-54c4-3 8-4 12-4s7 1 9 2c25 15 51 24 79 31 8 2 13 8 13 17v74c0 10 8 17 17 17h69c10 0 18-7 18-17v-74c0-9 5-15 13-17 28-7 53-16 78-31 7-5 15-4 22 2l54 54c7 6 18 6 25 0l49-48c6-6 6-17 0-23l-56-53c-5-5-7-14-2-20 14-24 25-50 32-77 2-7 9-13 17-13h77c5 0 9-2 13-4 3-3 5-8 5-12v-67c0-9-8-17-18-17h-77c-8 0-15-5-17-13-7-27-18-52-32-75-5-7-3-15 2-21l56-53c2-3 4-8 4-12s-2-9-4-12l-49-47c-7-5-18-5-25 0l-54 54c-7 5-15 6-22 2-24-14-50-25-78-31-8-3-13-9-13-17v-75c0-9-8-17-18-17z">
            <text:p/>
          </draw:path>
          <draw:path draw:style-name="gr7" draw:text-style-name="P9" draw:layer="layout" svg:width="0.309cm" svg:height="0.301cm" svg:x="11.681cm" svg:y="18.218cm" svg:viewBox="0 0 310 302" svg:d="M155 0c86 0 155 68 155 151s-69 151-155 151-155-68-155-151 69-151 155-151z">
            <text:p/>
          </draw:path>
        </draw:g>
        <draw:connector draw:style-name="gr62" draw:text-style-name="P24" draw:layer="layout" draw:type="curve" svg:x1="16.977cm" svg:y1="21.911cm" svg:x2="12.594cm" svg:y2="25.14cm" draw:start-shape="id34" draw:start-glue-point="3" draw:end-shape="id35" draw:end-glue-point="1" svg:d="M16977 21911c-3267 0-1076 3229-4383 3229" svg:viewBox="0 0 4384 3230">
          <text:p/>
        </draw:connector>
        <draw:connector draw:style-name="gr21" draw:text-style-name="P24" draw:layer="layout" draw:type="curve" svg:x1="16.977cm" svg:y1="21.911cm" svg:x2="12.348cm" svg:y2="21.911cm" draw:start-shape="id34" draw:start-glue-point="3" draw:end-shape="id36" draw:end-glue-point="1" svg:d="M16977 21911h-4629" svg:viewBox="0 0 4630 1">
          <text:p/>
        </draw:connector>
        <draw:connector draw:style-name="gr63" draw:text-style-name="P24" draw:layer="layout" draw:type="curve" svg:x1="13.373cm" svg:y1="14.659cm" svg:x2="12.215cm" svg:y2="14.665cm" draw:start-shape="id37" draw:start-glue-point="3" draw:end-shape="id38" draw:end-glue-point="1" svg:d="M13373 14659c-879 0-300 6-1158 6" svg:viewBox="0 0 1159 7">
          <text:p/>
        </draw:connector>
        <draw:connector draw:style-name="gr64" draw:text-style-name="P24" draw:layer="layout" draw:type="curve" svg:x1="10.702cm" svg:y1="25.136cm" svg:x2="3.595cm" svg:y2="16.046cm" draw:start-shape="id39" draw:start-glue-point="3" draw:end-shape="id40" draw:end-glue-point="2" svg:d="M10702 25136c-4738 0-7107-3030-7107-9090" svg:viewBox="0 0 7108 9091">
          <text:p/>
        </draw:connector>
        <draw:connector draw:style-name="gr63" draw:text-style-name="P24" draw:layer="layout" draw:type="curve" svg:x1="13.374cm" svg:y1="18.342cm" svg:x2="12.215cm" svg:y2="18.321cm" draw:start-shape="id41" draw:start-glue-point="3" draw:end-shape="id42" draw:end-glue-point="1" svg:d="M13374 18342c-859 0-280-21-1159-21" svg:viewBox="0 0 1160 22">
          <text:p/>
        </draw:connector>
        <draw:connector draw:style-name="gr21" draw:text-style-name="P24" draw:layer="layout" draw:type="curve" svg:x1="11.751cm" svg:y1="15.079cm" svg:x2="11.751cm" svg:y2="17.908cm" draw:start-shape="id38" draw:start-glue-point="2" draw:end-shape="id42" draw:end-glue-point="0" svg:d="M11751 15079v2829" svg:viewBox="0 0 1 2830">
          <text:p/>
        </draw:connector>
        <draw:custom-shape draw:style-name="gr65" draw:text-style-name="P25" xml:id="id43" draw:id="id43" draw:layer="layout" svg:width="1.692cm" svg:height="1.41cm" svg:x="10.878cm" svg:y="10.409cm">
          <text:p/>
          <draw:enhanced-geometry svg:viewBox="0 0 21600 21600" draw:path-stretchpoint-x="10800" draw:path-stretchpoint-y="10800" draw:text-areas="?f3 ?f4 ?f5 ?f6" draw:type="round-rectangle" draw:modifiers="3838.42622950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24" draw:layer="layout" draw:type="curve" svg:x1="11.731cm" svg:y1="21.388cm" svg:x2="11.751cm" svg:y2="18.734cm" draw:start-shape="id36" draw:start-glue-point="0" draw:end-shape="id42" draw:end-glue-point="2" svg:d="M11731 21388c0-1980 20-653 20-2654" svg:viewBox="0 0 21 2655">
          <text:p/>
        </draw:connector>
        <draw:frame draw:style-name="gr66" draw:text-style-name="P32" draw:layer="layout" svg:width="1.102cm" svg:height="0.402cm" svg:x="11.159cm" svg:y="9.693cm">
          <draw:text-box>
            <text:p><text:span text:style-name="T8">n</text:span><text:span text:style-name="T8">g</text:span><text:span text:style-name="T8">i</text:span><text:span text:style-name="T8">n</text:span><text:span text:style-name="T8">x</text:span></text:p>
          </draw:text-box>
        </draw:frame>
        <draw:g xml:id="id44" draw:id="id44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0" draw:text-style-name="P8" draw:layer="layout" svg:width="1.5cm" svg:height="0.858cm" svg:x="2.714cm" svg:y="11.06cm" svg:viewBox="0 0 1501 859" svg:d="M1501 591c0 83-27 148-79 196-51 47-120 72-206 72h-932c-85 0-154-25-206-72-52-48-78-113-78-196 0-36 1-72 3-107 4-34 8-71 15-112 8-41 18-77 29-112 11-34 26-69 46-101 19-32 40-60 66-83 24-23 55-42 91-56 35-14 75-20 119-20 6 0 21 8 44 23s50 31 80 49c29 18 68 34 115 50 47 13 95 22 142 22 48 0 95-9 142-22 47-16 86-32 116-50 29-18 55-34 79-49 23-15 39-23 45-23 44 0 82 6 119 20 36 14 66 33 91 56 24 23 47 51 67 83 19 32 33 67 44 101 12 35 21 71 29 112s12 78 15 112c3 35 4 71 4 107z">
            <text:p/>
          </draw:path>
          <draw:path draw:style-name="gr30" draw:text-style-name="P8" draw:layer="layout" svg:width="0.817cm" svg:height="0.792cm" svg:x="3.054cm" svg:y="10.334cm" svg:viewBox="0 0 818 793" svg:d="M818 396c0 109-40 203-120 280-80 78-175 117-288 117-114 0-210-39-290-117-80-77-120-171-120-280 0-110 40-202 120-280 80-77 176-116 290-116 113 0 208 39 288 116 80 78 120 170 120 280z">
            <text:p/>
          </draw:path>
        </draw:g>
        <draw:polygon draw:style-name="gr40" draw:text-style-name="P43" xml:id="id40" draw:id="id40" draw:layer="layout" svg:width="4.095cm" svg:height="2.321cm" svg:x="1.547cm" svg:y="13.724cm" svg:viewBox="0 0 4096 2322" draw:points="0,0 4096,0 4096,2322 0,2322">
          <text:p text:style-name="P2"><text:span text:style-name="T13">PMM Client</text:span></text:p>
        </draw:polygon>
        <draw:frame draw:style-name="gr41" draw:text-style-name="P33" draw:layer="layout" svg:width="1.887cm" svg:height="0.402cm" svg:x="3.087cm" svg:y="12.06cm">
          <draw:text-box>
            <text:p text:style-name="P2"><text:span text:style-name="T8">U</text:span><text:span text:style-name="T8">s</text:span><text:span text:style-name="T8">e</text:span><text:span text:style-name="T8">r</text:span></text:p>
          </draw:text-box>
        </draw:frame>
        <draw:frame draw:style-name="gr67" draw:text-style-name="P16" draw:layer="layout" svg:width="1.816cm" svg:height="0.803cm" svg:x="9.07cm" svg:y="21.675cm">
          <draw:text-box>
            <text:p><text:span text:style-name="T5">Q</text:span><text:span text:style-name="T5">A</text:span><text:span text:style-name="T5">N</text:span><text:span text:style-name="T5"> </text:span><text:span text:style-name="T5">A</text:span><text:span text:style-name="T5">P</text:span><text:span text:style-name="T5">P</text:span></text:p>
          </draw:text-box>
        </draw:frame>
        <draw:connector draw:style-name="gr21" draw:text-style-name="P24" draw:layer="layout" draw:type="curve" svg:x1="12.57cm" svg:y1="11.114cm" svg:x2="17.594cm" svg:y2="21.388cm" draw:start-shape="id43" draw:start-glue-point="1" draw:end-shape="id34" draw:end-glue-point="0" svg:d="M12570 11114c3350 0 5024 3424 5024 10274" svg:viewBox="0 0 5025 10275">
          <text:p/>
        </draw:connector>
        <draw:connector draw:style-name="gr21" draw:text-style-name="P24" draw:layer="layout" draw:type="curve" svg:x1="11.724cm" svg:y1="11.819cm" svg:x2="11.751cm" svg:y2="14.252cm" draw:start-shape="id43" draw:start-glue-point="2" draw:end-shape="id38" draw:end-glue-point="0" svg:d="M11724 11819c0 1816 27 600 27 2433" svg:viewBox="0 0 28 2434">
          <text:p/>
        </draw:connector>
        <draw:connector draw:style-name="gr21" draw:text-style-name="P24" draw:layer="layout" draw:type="curve" svg:x1="4.215cm" svg:y1="11.126cm" svg:x2="10.878cm" svg:y2="11.114cm" draw:start-shape="id44" draw:start-glue-point="1" draw:end-shape="id43" draw:end-glue-point="3" svg:d="M4215 11126c5007 0 1676-12 6663-12" svg:viewBox="0 0 6664 1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40" svg:d="M0 40l10-40 10 4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0-11-10T15:13:42.249842074</dc:date>
    <meta:editing-duration>PT7H16M12S</meta:editing-duration>
    <meta:editing-cycles>40</meta:editing-cycles>
    <meta:generator>LibreOffice/7.0.3.1$MacOSX_X86_64 LibreOffice_project/d7547858d014d4cf69878db179d326fc3483e082</meta:generator>
    <meta:document-statistic meta:object-count="257"/>
  </office:meta>
</office:document-meta>
</file>